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onk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a <text:s/>[m]</text:p>
          </table:table-cell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 [m]</text:p>
          </table:table-cell>
          <table:table-cell office:value-type="float" office:value="29.998000000000001" table:style-name="ce1">
            <text:p>29.9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 [m]</text:p>
          </table:table-cell>
          <table:table-cell office:value-type="float" office:value="11.999000000000001" table:style-name="ce1">
            <text:p>11.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pp [m]</text:p>
          </table:table-cell>
          <table:table-cell office:value-type="float" office:value="185.35599999999999" table:style-name="ce1">
            <text:p>185.3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wl [m]</text:p>
          </table:table-cell>
          <table:table-cell office:value-type="float" office:value="188.578" table:style-name="ce1">
            <text:p>188.5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 midship aft [m]</text:p>
          </table:table-cell>
          <table:table-cell office:value-type="float" office:value="50.972999999999999" table:style-name="ce1">
            <text:p>50.9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 midship fwd [m]</text:p>
          </table:table-cell>
          <table:table-cell office:value-type="float" office:value="60.241" table:style-name="ce1">
            <text:p>60.2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ge Radius [m]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ADING CONDI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 moulded [m]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aft at app [m]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 fwd at fpp [m]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el [deg]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TERLINE ENTRANCE ANGLE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terline Entrace angle (WEA) [deg]</text:p>
          </table:table-cell>
          <table:table-cell office:value-type="float" office:value="9.7870000000000008" table:style-name="ce1">
            <text:p>9.7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 of WEA [%Bwl]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YZ location of WEA [m]</text:p>
          </table:table-cell>
          <table:table-cell office:value-type="float" office:value="159.87100000000001" table:style-name="ce1">
            <text:p>159.871</text:p>
          </table:table-cell>
          <table:table-cell office:value-type="float" office:value="-4.5" table:style-name="ce1">
            <text:p>-4.5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OLUME RELATED DATA (MOULDE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oyant Volume [m3]</text:p>
          </table:table-cell>
          <table:table-cell office:value-type="float" office:value="30578.69" table:style-name="ce1">
            <text:p>30578.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tal Volume [m3]</text:p>
          </table:table-cell>
          <table:table-cell office:value-type="float" office:value="47782.692000000003" table:style-name="ce1">
            <text:p>47782.6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B [m]</text:p>
          </table:table-cell>
          <table:table-cell office:value-type="float" office:value="73.198999999999998" table:style-name="ce1">
            <text:p>73.199</text:p>
          </table:table-cell>
          <table:table-cell office:value-type="float" office:value="0" table:style-name="ce1">
            <text:p>0</text:p>
          </table:table-cell>
          <table:table-cell office:value-type="float" office:value="4.218" table:style-name="ce1">
            <text:p>4.2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 Total [m]</text:p>
          </table:table-cell>
          <table:table-cell office:value-type="float" office:value="72.872" table:style-name="ce1">
            <text:p>72.872</text:p>
          </table:table-cell>
          <table:table-cell office:value-type="float" office:value="0" table:style-name="ce1">
            <text:p>0</text:p>
          </table:table-cell>
          <table:table-cell office:value-type="float" office:value="6.3029999999999999" table:style-name="ce1">
            <text:p>6.3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b_pp [-]</text:p>
          </table:table-cell>
          <table:table-cell office:value-type="float" office:value="0.6875" table:style-name="ce1">
            <text:p>0.68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b_wl <text:s/>[-]</text:p>
          </table:table-cell>
          <table:table-cell office:value-type="float" office:value="0.67579999999999996" table:style-name="ce1">
            <text:p>0.67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A OF UNDERWATER ARE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ter Plane Area [m2]</text:p>
          </table:table-cell>
          <table:table-cell office:value-type="float" office:value="4234.5709999999999" table:style-name="ce1">
            <text:p>4234.5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F [m]</text:p>
          </table:table-cell>
          <table:table-cell office:value-type="float" office:value="71.933000000000007" table:style-name="ce1">
            <text:p>71.933</text:p>
          </table:table-cell>
          <table:table-cell office:value-type="float" office:value="0" table:style-name="ce1">
            <text:p>0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ertia WPA around COF [m4]</text:p>
          </table:table-cell>
          <table:table-cell office:value-type="float" office:value="253043.69200000001" table:style-name="ce1">
            <text:p>253043.692</text:p>
          </table:table-cell>
          <table:table-cell office:value-type="float" office:value="8723400" table:style-name="ce2">
            <text:p>8.72E+06</text:p>
          </table:table-cell>
          <table:table-cell office:value-type="float" office:value="8976400" table:style-name="ce2">
            <text:p>8.98E+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etted Shell Area [m2]</text:p>
          </table:table-cell>
          <table:table-cell office:value-type="float" office:value="6574.5820000000003" table:style-name="ce1">
            <text:p>6574.5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tted Transom Area [m2]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 [m2]</text:p>
          </table:table-cell>
          <table:table-cell office:value-type="float" office:value="239.524" table:style-name="ce1">
            <text:p>239.5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ORE PEAK TANK (BALLAST WATER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olume water ballast [m3]</text:p>
          </table:table-cell>
          <table:table-cell office:value-type="float" office:value="2664.2869999999998" table:style-name="ce1">
            <text:p>2664.2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V WB [m]</text:p>
          </table:table-cell>
          <table:table-cell office:value-type="float" office:value="160.12100000000001" table:style-name="ce1">
            <text:p>160.121</text:p>
          </table:table-cell>
          <table:table-cell office:value-type="float" office:value="0" table:style-name="ce1">
            <text:p>0</text:p>
          </table:table-cell>
          <table:table-cell office:value-type="float" office:value="6.6660000000000004" table:style-name="ce1">
            <text:p>6.6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ition of tank BHD [m]</text:p>
          </table:table-cell>
          <table:table-cell office:value-type="float" office:value="147.83000000000001" table:style-name="ce1">
            <text:p>147.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eight of WB [% of D]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ea WB plane [m2]</text:p>
          </table:table-cell>
          <table:table-cell office:value-type="float" office:value="279.55799999999999" table:style-name="ce1">
            <text:p>279.5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A WB plane [m]</text:p>
          </table:table-cell>
          <table:table-cell office:value-type="float" office:value="160.75700000000001" table:style-name="ce1">
            <text:p>160.757</text:p>
          </table:table-cell>
          <table:table-cell office:value-type="float" office:value="0" table:style-name="ce1">
            <text:p>0</text:p>
          </table:table-cell>
          <table:table-cell office:value-type="float" office:value="11.999000000000001" table:style-name="ce1">
            <text:p>11.9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ertia WB plane [m4]</text:p>
          </table:table-cell>
          <table:table-cell office:value-type="float" office:value="2408.768" table:style-name="ce1">
            <text:p>2408.768</text:p>
          </table:table-cell>
          <table:table-cell office:value-type="float" office:value="22980.001" table:style-name="ce1">
            <text:p>22980.001</text:p>
          </table:table-cell>
          <table:table-cell office:value-type="float" office:value="25388.769" table:style-name="ce1">
            <text:p>25388.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OYANT CROSS SECTION ARE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rows</text:p>
          </table:table-cell>
          <table:table-cell office:value-type="float" office:value="22" table:style-name="ce1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_in_m</text:p>
          </table:table-cell>
          <table:table-cell office:value-type="string" table:style-name="ce1">
            <text:p><text:s/>crossarea_in_m2</text:p>
          </table:table-cell>
          <table:table-cell table:number-columns-repeated="16382" table:style-name="ce1"/>
        </table:table-row>
        <table:table-row table:style-name="ro1">
          <table:table-cell office:value-type="float" office:value="-3.806" table:style-name="ce1">
            <text:p>-3.806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5.173" table:style-name="ce1">
            <text:p>5.173</text:p>
          </table:table-cell>
          <table:table-cell office:value-type="float" office:value="130.96100000000001" table:style-name="ce1">
            <text:p>130.961</text:p>
          </table:table-cell>
          <table:table-cell table:number-columns-repeated="16382" table:style-name="ce1"/>
        </table:table-row>
        <table:table-row table:style-name="ro1">
          <table:table-cell office:value-type="float" office:value="14.153" table:style-name="ce1">
            <text:p>14.153</text:p>
          </table:table-cell>
          <table:table-cell office:value-type="float" office:value="203.261" table:style-name="ce1">
            <text:p>203.261</text:p>
          </table:table-cell>
          <table:table-cell table:number-columns-repeated="16382" table:style-name="ce1"/>
        </table:table-row>
        <table:table-row table:style-name="ro1">
          <table:table-cell office:value-type="float" office:value="23.132999999999999" table:style-name="ce1">
            <text:p>23.133</text:p>
          </table:table-cell>
          <table:table-cell office:value-type="float" office:value="233.47900000000001" table:style-name="ce1">
            <text:p>233.479</text:p>
          </table:table-cell>
          <table:table-cell table:number-columns-repeated="16382" table:style-name="ce1"/>
        </table:table-row>
        <table:table-row table:style-name="ro1">
          <table:table-cell office:value-type="float" office:value="32.113" table:style-name="ce1">
            <text:p>32.113</text:p>
          </table:table-cell>
          <table:table-cell office:value-type="float" office:value="239.52" table:style-name="ce1">
            <text:p>239.52</text:p>
          </table:table-cell>
          <table:table-cell table:number-columns-repeated="16382" table:style-name="ce1"/>
        </table:table-row>
        <table:table-row table:style-name="ro1">
          <table:table-cell office:value-type="float" office:value="41.093000000000004" table:style-name="ce1">
            <text:p>41.093</text:p>
          </table:table-cell>
          <table:table-cell office:value-type="float" office:value="239.524" table:style-name="ce1">
            <text:p>239.524</text:p>
          </table:table-cell>
          <table:table-cell table:number-columns-repeated="16382"/>
        </table:table-row>
        <table:table-row table:style-name="ro1">
          <table:table-cell office:value-type="float" office:value="50.073" table:style-name="ce1">
            <text:p>50.073</text:p>
          </table:table-cell>
          <table:table-cell office:value-type="float" office:value="239.524" table:style-name="ce1">
            <text:p>239.524</text:p>
          </table:table-cell>
          <table:table-cell table:number-columns-repeated="16382"/>
        </table:table-row>
        <table:table-row table:style-name="ro1">
          <table:table-cell office:value-type="float" office:value="59.052999999999997" table:style-name="ce1">
            <text:p>59.053</text:p>
          </table:table-cell>
          <table:table-cell office:value-type="float" office:value="239.524" table:style-name="ce1">
            <text:p>239.524</text:p>
          </table:table-cell>
          <table:table-cell table:number-columns-repeated="16382"/>
        </table:table-row>
        <table:table-row table:style-name="ro1">
          <table:table-cell office:value-type="float" office:value="68.033000000000001" table:style-name="ce1">
            <text:p>68.033</text:p>
          </table:table-cell>
          <table:table-cell office:value-type="float" office:value="238.82499999999999" table:style-name="ce1">
            <text:p>238.825</text:p>
          </table:table-cell>
          <table:table-cell table:number-columns-repeated="16382"/>
        </table:table-row>
        <table:table-row table:style-name="ro1">
          <table:table-cell office:value-type="float" office:value="77.013000000000005" table:style-name="ce1">
            <text:p>77.013</text:p>
          </table:table-cell>
          <table:table-cell office:value-type="float" office:value="232.87" table:style-name="ce1">
            <text:p>232.87</text:p>
          </table:table-cell>
          <table:table-cell table:number-columns-repeated="16382"/>
        </table:table-row>
        <table:table-row table:style-name="ro1">
          <table:table-cell office:value-type="float" office:value="85.992000000000004" table:style-name="ce1">
            <text:p>85.992</text:p>
          </table:table-cell>
          <table:table-cell office:value-type="float" office:value="222.62299999999999" table:style-name="ce1">
            <text:p>222.623</text:p>
          </table:table-cell>
          <table:table-cell table:number-columns-repeated="16382"/>
        </table:table-row>
        <table:table-row table:style-name="ro1">
          <table:table-cell office:value-type="float" office:value="94.971999999999994" table:style-name="ce1">
            <text:p>94.972</text:p>
          </table:table-cell>
          <table:table-cell office:value-type="float" office:value="208.10499999999999" table:style-name="ce1">
            <text:p>208.105</text:p>
          </table:table-cell>
          <table:table-cell table:number-columns-repeated="16382"/>
        </table:table-row>
        <table:table-row table:style-name="ro1">
          <table:table-cell office:value-type="float" office:value="103.952" table:style-name="ce1">
            <text:p>103.952</text:p>
          </table:table-cell>
          <table:table-cell office:value-type="float" office:value="190.655" table:style-name="ce1">
            <text:p>190.655</text:p>
          </table:table-cell>
          <table:table-cell table:number-columns-repeated="16382"/>
        </table:table-row>
        <table:table-row table:style-name="ro1">
          <table:table-cell office:value-type="float" office:value="112.932" table:style-name="ce1">
            <text:p>112.932</text:p>
          </table:table-cell>
          <table:table-cell office:value-type="float" office:value="171.393" table:style-name="ce1">
            <text:p>171.393</text:p>
          </table:table-cell>
          <table:table-cell table:number-columns-repeated="16382"/>
        </table:table-row>
        <table:table-row table:style-name="ro1">
          <table:table-cell office:value-type="float" office:value="121.91200000000001" table:style-name="ce1">
            <text:p>121.912</text:p>
          </table:table-cell>
          <table:table-cell office:value-type="float" office:value="151.01" table:style-name="ce1">
            <text:p>151.01</text:p>
          </table:table-cell>
          <table:table-cell table:number-columns-repeated="16382"/>
        </table:table-row>
        <table:table-row table:style-name="ro1">
          <table:table-cell office:value-type="float" office:value="130.892" table:style-name="ce1">
            <text:p>130.892</text:p>
          </table:table-cell>
          <table:table-cell office:value-type="float" office:value="129.91300000000001" table:style-name="ce1">
            <text:p>129.913</text:p>
          </table:table-cell>
          <table:table-cell table:number-columns-repeated="16382"/>
        </table:table-row>
        <table:table-row table:style-name="ro1">
          <table:table-cell office:value-type="float" office:value="139.87200000000001" table:style-name="ce1">
            <text:p>139.872</text:p>
          </table:table-cell>
          <table:table-cell office:value-type="float" office:value="108.4" table:style-name="ce1">
            <text:p>108.4</text:p>
          </table:table-cell>
          <table:table-cell table:number-columns-repeated="16382"/>
        </table:table-row>
        <table:table-row table:style-name="ro1">
          <table:table-cell office:value-type="float" office:value="148.852" table:style-name="ce1">
            <text:p>148.852</text:p>
          </table:table-cell>
          <table:table-cell office:value-type="float" office:value="86.63" table:style-name="ce1">
            <text:p>86.63</text:p>
          </table:table-cell>
          <table:table-cell table:number-columns-repeated="16382"/>
        </table:table-row>
        <table:table-row table:style-name="ro1">
          <table:table-cell office:value-type="float" office:value="157.83099999999999" table:style-name="ce1">
            <text:p>157.831</text:p>
          </table:table-cell>
          <table:table-cell office:value-type="float" office:value="64.656999999999996" table:style-name="ce1">
            <text:p>64.657</text:p>
          </table:table-cell>
          <table:table-cell table:number-columns-repeated="16382"/>
        </table:table-row>
        <table:table-row table:style-name="ro1">
          <table:table-cell office:value-type="float" office:value="166.81100000000001" table:style-name="ce1">
            <text:p>166.811</text:p>
          </table:table-cell>
          <table:table-cell office:value-type="float" office:value="42.47" table:style-name="ce1">
            <text:p>42.47</text:p>
          </table:table-cell>
          <table:table-cell table:number-columns-repeated="16382"/>
        </table:table-row>
        <table:table-row table:style-name="ro1">
          <table:table-cell office:value-type="float" office:value="175.791" table:style-name="ce1">
            <text:p>175.791</text:p>
          </table:table-cell>
          <table:table-cell office:value-type="float" office:value="19.963000000000001" table:style-name="ce1">
            <text:p>19.963</text:p>
          </table:table-cell>
          <table:table-cell table:number-columns-repeated="16382"/>
        </table:table-row>
        <table:table-row table:style-name="ro1">
          <table:table-cell office:value-type="float" office:value="184.77099999999999" table:style-name="ce1">
            <text:p>184.77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CROSS SECTION ARE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rows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_in_m</text:p>
          </table:table-cell>
          <table:table-cell office:value-type="string" table:style-name="ce1">
            <text:p><text:s/>crossarea_in_m2</text:p>
          </table:table-cell>
          <table:table-cell table:number-columns-repeated="16382"/>
        </table:table-row>
        <table:table-row table:style-name="ro1">
          <table:table-cell office:value-type="float" office:value="-4.17" table:style-name="ce1">
            <text:p>-4.17</text:p>
          </table:table-cell>
          <table:table-cell office:value-type="float" office:value="71.893000000000001" table:style-name="ce1">
            <text:p>71.893</text:p>
          </table:table-cell>
          <table:table-cell table:number-columns-repeated="16382"/>
        </table:table-row>
        <table:table-row table:style-name="ro1">
          <table:table-cell office:value-type="float" office:value="4.8780000000000001" table:style-name="ce1">
            <text:p>4.878</text:p>
          </table:table-cell>
          <table:table-cell office:value-type="float" office:value="237.578" table:style-name="ce1">
            <text:p>237.578</text:p>
          </table:table-cell>
          <table:table-cell table:number-columns-repeated="16382"/>
        </table:table-row>
        <table:table-row table:style-name="ro1">
          <table:table-cell office:value-type="float" office:value="13.926" table:style-name="ce1">
            <text:p>13.926</text:p>
          </table:table-cell>
          <table:table-cell office:value-type="float" office:value="318.81900000000002" table:style-name="ce1">
            <text:p>318.819</text:p>
          </table:table-cell>
          <table:table-cell table:number-columns-repeated="16382"/>
        </table:table-row>
        <table:table-row table:style-name="ro1">
          <table:table-cell office:value-type="float" office:value="22.972999999999999" table:style-name="ce1">
            <text:p>22.973</text:p>
          </table:table-cell>
          <table:table-cell office:value-type="float" office:value="352.661" table:style-name="ce1">
            <text:p>352.661</text:p>
          </table:table-cell>
          <table:table-cell table:number-columns-repeated="16382"/>
        </table:table-row>
        <table:table-row table:style-name="ro1">
          <table:table-cell office:value-type="float" office:value="32.021000000000001" table:style-name="ce1">
            <text:p>32.021</text:p>
          </table:table-cell>
          <table:table-cell office:value-type="float" office:value="359.51" table:style-name="ce1">
            <text:p>359.51</text:p>
          </table:table-cell>
          <table:table-cell table:number-columns-repeated="16382"/>
        </table:table-row>
        <table:table-row table:style-name="ro1">
          <table:table-cell office:value-type="float" office:value="41.069000000000003" table:style-name="ce1">
            <text:p>41.069</text:p>
          </table:table-cell>
          <table:table-cell office:value-type="float" office:value="359.51600000000002" table:style-name="ce1">
            <text:p>359.516</text:p>
          </table:table-cell>
          <table:table-cell table:number-columns-repeated="16382"/>
        </table:table-row>
        <table:table-row table:style-name="ro1">
          <table:table-cell office:value-type="float" office:value="50.116" table:style-name="ce1">
            <text:p>50.116</text:p>
          </table:table-cell>
          <table:table-cell office:value-type="float" office:value="359.51600000000002" table:style-name="ce1">
            <text:p>359.516</text:p>
          </table:table-cell>
          <table:table-cell table:number-columns-repeated="16382"/>
        </table:table-row>
        <table:table-row table:style-name="ro1">
          <table:table-cell office:value-type="float" office:value="59.164000000000001" table:style-name="ce1">
            <text:p>59.164</text:p>
          </table:table-cell>
          <table:table-cell office:value-type="float" office:value="359.51600000000002" table:style-name="ce1">
            <text:p>359.516</text:p>
          </table:table-cell>
          <table:table-cell table:number-columns-repeated="16382"/>
        </table:table-row>
        <table:table-row table:style-name="ro1">
          <table:table-cell office:value-type="float" office:value="68.210999999999999" table:style-name="ce1">
            <text:p>68.211</text:p>
          </table:table-cell>
          <table:table-cell office:value-type="float" office:value="358.58499999999998" table:style-name="ce1">
            <text:p>358.585</text:p>
          </table:table-cell>
          <table:table-cell table:number-columns-repeated="16382"/>
        </table:table-row>
        <table:table-row table:style-name="ro1">
          <table:table-cell office:value-type="float" office:value="77.259" table:style-name="ce1">
            <text:p>77.259</text:p>
          </table:table-cell>
          <table:table-cell office:value-type="float" office:value="351.28199999999998" table:style-name="ce1">
            <text:p>351.282</text:p>
          </table:table-cell>
          <table:table-cell table:number-columns-repeated="16382"/>
        </table:table-row>
        <table:table-row table:style-name="ro1">
          <table:table-cell office:value-type="float" office:value="86.307000000000002" table:style-name="ce1">
            <text:p>86.307</text:p>
          </table:table-cell>
          <table:table-cell office:value-type="float" office:value="338.50400000000002" table:style-name="ce1">
            <text:p>338.504</text:p>
          </table:table-cell>
          <table:table-cell table:number-columns-repeated="16382"/>
        </table:table-row>
        <table:table-row table:style-name="ro1">
          <table:table-cell office:value-type="float" office:value="95.353999999999999" table:style-name="ce1">
            <text:p>95.354</text:p>
          </table:table-cell>
          <table:table-cell office:value-type="float" office:value="319.17200000000003" table:style-name="ce1">
            <text:p>319.172</text:p>
          </table:table-cell>
          <table:table-cell table:number-columns-repeated="16382"/>
        </table:table-row>
        <table:table-row table:style-name="ro1">
          <table:table-cell office:value-type="float" office:value="104.402" table:style-name="ce1">
            <text:p>104.402</text:p>
          </table:table-cell>
          <table:table-cell office:value-type="float" office:value="294.81400000000002" table:style-name="ce1">
            <text:p>294.814</text:p>
          </table:table-cell>
          <table:table-cell table:number-columns-repeated="16382"/>
        </table:table-row>
        <table:table-row table:style-name="ro1">
          <table:table-cell office:value-type="float" office:value="113.449" table:style-name="ce1">
            <text:p>113.449</text:p>
          </table:table-cell>
          <table:table-cell office:value-type="float" office:value="266.93599999999998" table:style-name="ce1">
            <text:p>266.936</text:p>
          </table:table-cell>
          <table:table-cell table:number-columns-repeated="16382"/>
        </table:table-row>
        <table:table-row table:style-name="ro1">
          <table:table-cell office:value-type="float" office:value="122.497" table:style-name="ce1">
            <text:p>122.497</text:p>
          </table:table-cell>
          <table:table-cell office:value-type="float" office:value="236.55600000000001" table:style-name="ce1">
            <text:p>236.556</text:p>
          </table:table-cell>
          <table:table-cell table:number-columns-repeated="16382"/>
        </table:table-row>
        <table:table-row table:style-name="ro1">
          <table:table-cell office:value-type="float" office:value="131.54499999999999" table:style-name="ce1">
            <text:p>131.545</text:p>
          </table:table-cell>
          <table:table-cell office:value-type="float" office:value="204.364" table:style-name="ce1">
            <text:p>204.364</text:p>
          </table:table-cell>
          <table:table-cell table:number-columns-repeated="16382"/>
        </table:table-row>
        <table:table-row table:style-name="ro1">
          <table:table-cell office:value-type="float" office:value="140.59200000000001" table:style-name="ce1">
            <text:p>140.592</text:p>
          </table:table-cell>
          <table:table-cell office:value-type="float" office:value="171.01400000000001" table:style-name="ce1">
            <text:p>171.014</text:p>
          </table:table-cell>
          <table:table-cell table:number-columns-repeated="16382"/>
        </table:table-row>
        <table:table-row table:style-name="ro1">
          <table:table-cell office:value-type="float" office:value="149.63999999999999" table:style-name="ce1">
            <text:p>149.64</text:p>
          </table:table-cell>
          <table:table-cell office:value-type="float" office:value="136.89500000000001" table:style-name="ce1">
            <text:p>136.895</text:p>
          </table:table-cell>
          <table:table-cell table:number-columns-repeated="16382"/>
        </table:table-row>
        <table:table-row table:style-name="ro1">
          <table:table-cell office:value-type="float" office:value="158.68799999999999" table:style-name="ce1">
            <text:p>158.688</text:p>
          </table:table-cell>
          <table:table-cell office:value-type="float" office:value="102.175" table:style-name="ce1">
            <text:p>102.175</text:p>
          </table:table-cell>
          <table:table-cell table:number-columns-repeated="16382"/>
        </table:table-row>
        <table:table-row table:style-name="ro1">
          <table:table-cell office:value-type="float" office:value="167.73500000000001" table:style-name="ce1">
            <text:p>167.735</text:p>
          </table:table-cell>
          <table:table-cell office:value-type="float" office:value="66.888000000000005" table:style-name="ce1">
            <text:p>66.888</text:p>
          </table:table-cell>
          <table:table-cell table:number-columns-repeated="16382"/>
        </table:table-row>
        <table:table-row table:style-name="ro1">
          <table:table-cell office:value-type="float" office:value="176.78299999999999" table:style-name="ce1">
            <text:p>176.783</text:p>
          </table:table-cell>
          <table:table-cell office:value-type="float" office:value="30.882999999999999" table:style-name="ce1">
            <text:p>30.883</text:p>
          </table:table-cell>
          <table:table-cell table:number-columns-repeated="16382"/>
        </table:table-row>
        <table:table-row table:style-name="ro1">
          <table:table-cell office:value-type="float" office:value="185.83" table:style-name="ce1">
            <text:p>185.8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LLAST TANK FILLING CROSS SECTION ARE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rows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_in_m</text:p>
          </table:table-cell>
          <table:table-cell office:value-type="string" table:style-name="ce1">
            <text:p><text:s/>crossarea_in_m2</text:p>
          </table:table-cell>
          <table:table-cell table:number-columns-repeated="16382"/>
        </table:table-row>
        <table:table-row table:style-name="ro1">
          <table:table-cell office:value-type="float" office:value="147.83000000000001" table:style-name="ce1">
            <text:p>147.83</text:p>
          </table:table-cell>
          <table:table-cell office:value-type="float" office:value="143.77000000000001" table:style-name="ce1">
            <text:p>143.77</text:p>
          </table:table-cell>
          <table:table-cell table:number-columns-repeated="16382"/>
        </table:table-row>
        <table:table-row table:style-name="ro1">
          <table:table-cell office:value-type="float" office:value="157.33000000000001" table:style-name="ce1">
            <text:p>157.33</text:p>
          </table:table-cell>
          <table:table-cell office:value-type="float" office:value="107.419" table:style-name="ce1">
            <text:p>107.419</text:p>
          </table:table-cell>
          <table:table-cell table:number-columns-repeated="16382"/>
        </table:table-row>
        <table:table-row table:style-name="ro1">
          <table:table-cell office:value-type="float" office:value="166.83" table:style-name="ce1">
            <text:p>166.83</text:p>
          </table:table-cell>
          <table:table-cell office:value-type="float" office:value="70.444000000000003" table:style-name="ce1">
            <text:p>70.444</text:p>
          </table:table-cell>
          <table:table-cell table:number-columns-repeated="16382"/>
        </table:table-row>
        <table:table-row table:style-name="ro1">
          <table:table-cell office:value-type="float" office:value="176.33" table:style-name="ce1">
            <text:p>176.33</text:p>
          </table:table-cell>
          <table:table-cell office:value-type="float" office:value="32.707999999999998" table:style-name="ce1">
            <text:p>32.708</text:p>
          </table:table-cell>
          <table:table-cell table:number-columns-repeated="16382" table:style-name="ce1"/>
        </table:table-row>
        <table:table-row table:style-name="ro1">
          <table:table-cell office:value-type="float" office:value="185.83" table:style-name="ce1">
            <text:p>185.83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A OF SHELL PLATING WRT LONGITUDINAL BENDING (INERTIA AROUND CENTROID)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an shell thickness [mm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umber of rows</text:p>
          </table:table-cell>
          <table:table-cell office:value-type="float" office:value="22" table:style-name="ce1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X [m]</text:p>
          </table:table-cell>
          <table:table-cell office:value-type="string" table:style-name="ce1">
            <text:p>OUTLINE LENGTH [m]</text:p>
          </table:table-cell>
          <table:table-cell office:value-type="string" table:style-name="ce1">
            <text:p>CROSS SECTION AREA OF SHELL PLATING [m2]</text:p>
          </table:table-cell>
          <table:table-cell office:value-type="string" table:style-name="ce1">
            <text:p>CENTROID_X[m]</text:p>
          </table:table-cell>
          <table:table-cell office:value-type="string" table:style-name="ce1">
            <text:p>CENTROID_Y[m]</text:p>
          </table:table-cell>
          <table:table-cell office:value-type="string" table:style-name="ce1">
            <text:p>CENTROID_Z[m]</text:p>
          </table:table-cell>
          <table:table-cell office:value-type="string" table:style-name="ce1">
            <text:p>INERTIA_X[m4]</text:p>
          </table:table-cell>
          <table:table-cell office:value-type="string" table:style-name="ce1">
            <text:p>INERTIA_Y[m4]</text:p>
          </table:table-cell>
          <table:table-cell office:value-type="string" table:style-name="ce1">
            <text:p>INERTIA_Z[m4]</text:p>
          </table:table-cell>
          <table:table-cell office:value-type="string" table:style-name="ce1">
            <text:p>Z_Keel[m]</text:p>
          </table:table-cell>
          <table:table-cell office:value-type="string" table:style-name="ce1">
            <text:p>Z_DECK[m]</text:p>
          </table:table-cell>
          <table:table-cell table:number-columns-repeated="16373"/>
        </table:table-row>
        <table:table-row table:style-name="ro1">
          <table:table-cell office:value-type="float" office:value="-4.17" table:style-name="ce1">
            <text:p>-4.17</text:p>
          </table:table-cell>
          <table:table-cell office:value-type="float" office:value="49.283999999999999" table:style-name="ce1">
            <text:p>49.28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-4.17" table:style-name="ce1">
            <text:p>-4.17</text:p>
          </table:table-cell>
          <table:table-cell office:value-type="float" office:value="0" table:style-name="ce1">
            <text:p>0</text:p>
          </table:table-cell>
          <table:table-cell office:value-type="float" office:value="10.468999999999999" table:style-name="ce1">
            <text:p>10.469</text:p>
          </table:table-cell>
          <table:table-cell office:value-type="float" office:value="2.5449999999999999" table:style-name="ce1">
            <text:p>2.545</text:p>
          </table:table-cell>
          <table:table-cell office:value-type="float" office:value="0.129" table:style-name="ce1">
            <text:p>0.129</text:p>
          </table:table-cell>
          <table:table-cell office:value-type="float" office:value="2.4159999999999999" table:style-name="ce1">
            <text:p>2.416</text:p>
          </table:table-cell>
          <table:table-cell office:value-type="float" office:value="8.3160000000000007" table:style-name="ce1">
            <text:p>8.316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4.8780000000000001" table:style-name="ce1">
            <text:p>4.878</text:p>
          </table:table-cell>
          <table:table-cell office:value-type="float" office:value="69.950999999999993" table:style-name="ce1">
            <text:p>69.95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8780000000000001" table:style-name="ce1">
            <text:p>4.878</text:p>
          </table:table-cell>
          <table:table-cell office:value-type="float" office:value="-1E-3" table:style-name="ce1">
            <text:p>-0.001</text:p>
          </table:table-cell>
          <table:table-cell office:value-type="float" office:value="7.79" table:style-name="ce1">
            <text:p>7.79</text:p>
          </table:table-cell>
          <table:table-cell office:value-type="float" office:value="7.367" table:style-name="ce1">
            <text:p>7.367</text:p>
          </table:table-cell>
          <table:table-cell office:value-type="float" office:value="1.1120000000000001" table:style-name="ce1">
            <text:p>1.112</text:p>
          </table:table-cell>
          <table:table-cell office:value-type="float" office:value="6.2560000000000002" table:style-name="ce1">
            <text:p>6.256</text:p>
          </table:table-cell>
          <table:table-cell office:value-type="float" office:value="3.2010000000000001" table:style-name="ce1">
            <text:p>3.2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3.926" table:style-name="ce1">
            <text:p>13.926</text:p>
          </table:table-cell>
          <table:table-cell office:value-type="float" office:value="78.825000000000003" table:style-name="ce1">
            <text:p>78.825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13.926" table:style-name="ce1">
            <text:p>13.926</text:p>
          </table:table-cell>
          <table:table-cell office:value-type="float" office:value="1.2999999999999999E-2" table:style-name="ce1">
            <text:p>0.013</text:p>
          </table:table-cell>
          <table:table-cell office:value-type="float" office:value="6.6269999999999998" table:style-name="ce1">
            <text:p>6.627</text:p>
          </table:table-cell>
          <table:table-cell office:value-type="float" office:value="10.426" table:style-name="ce1">
            <text:p>10.426</text:p>
          </table:table-cell>
          <table:table-cell office:value-type="float" office:value="1.927" table:style-name="ce1">
            <text:p>1.927</text:p>
          </table:table-cell>
          <table:table-cell office:value-type="float" office:value="8.4990000000000006" table:style-name="ce1">
            <text:p>8.499</text:p>
          </table:table-cell>
          <table:table-cell office:value-type="float" office:value="1.028" table:style-name="ce1">
            <text:p>1.028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22.972999999999999" table:style-name="ce1">
            <text:p>22.973</text:p>
          </table:table-cell>
          <table:table-cell office:value-type="float" office:value="82.412000000000006" table:style-name="ce1">
            <text:p>82.412</text:p>
          </table:table-cell>
          <table:table-cell office:value-type="float" office:value="8.2000000000000003E-2" table:style-name="ce1">
            <text:p>0.082</text:p>
          </table:table-cell>
          <table:table-cell office:value-type="float" office:value="22.972999999999999" table:style-name="ce1">
            <text:p>22.973</text:p>
          </table:table-cell>
          <table:table-cell office:value-type="float" office:value="0" table:style-name="ce1">
            <text:p>0</text:p>
          </table:table-cell>
          <table:table-cell office:value-type="float" office:value="6.1580000000000004" table:style-name="ce1">
            <text:p>6.158</text:p>
          </table:table-cell>
          <table:table-cell office:value-type="float" office:value="11.818" table:style-name="ce1">
            <text:p>11.818</text:p>
          </table:table-cell>
          <table:table-cell office:value-type="float" office:value="2.3290000000000002" table:style-name="ce1">
            <text:p>2.329</text:p>
          </table:table-cell>
          <table:table-cell office:value-type="float" office:value="9.49" table:style-name="ce1">
            <text:p>9.49</text:p>
          </table:table-cell>
          <table:table-cell office:value-type="float" office:value="0.17" table:style-name="ce1">
            <text:p>0.17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32.021000000000001" table:style-name="ce1">
            <text:p>32.021</text:p>
          </table:table-cell>
          <table:table-cell office:value-type="float" office:value="83.134" table:style-name="ce1">
            <text:p>83.134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32.021000000000001" table:style-name="ce1">
            <text:p>32.021</text:p>
          </table:table-cell>
          <table:table-cell office:value-type="float" office:value="0" table:style-name="ce1">
            <text:p>0</text:p>
          </table:table-cell>
          <table:table-cell office:value-type="float" office:value="6.0640000000000001" table:style-name="ce1">
            <text:p>6.064</text:p>
          </table:table-cell>
          <table:table-cell office:value-type="float" office:value="12.115" table:style-name="ce1">
            <text:p>12.115</text:p>
          </table:table-cell>
          <table:table-cell office:value-type="float" office:value="2.415" table:style-name="ce1">
            <text:p>2.41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41.069000000000003" table:style-name="ce1">
            <text:p>41.069</text:p>
          </table:table-cell>
          <table:table-cell office:value-type="float" office:value="83.135000000000005" table:style-name="ce1">
            <text:p>83.135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41.069000000000003" table:style-name="ce1">
            <text:p>41.069</text:p>
          </table:table-cell>
          <table:table-cell office:value-type="float" office:value="0" table:style-name="ce1">
            <text:p>0</text:p>
          </table:table-cell>
          <table:table-cell office:value-type="float" office:value="6.0640000000000001" table:style-name="ce1">
            <text:p>6.064</text:p>
          </table:table-cell>
          <table:table-cell office:value-type="float" office:value="12.115" table:style-name="ce1">
            <text:p>12.115</text:p>
          </table:table-cell>
          <table:table-cell office:value-type="float" office:value="2.415" table:style-name="ce1">
            <text:p>2.41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50.116" table:style-name="ce1">
            <text:p>50.116</text:p>
          </table:table-cell>
          <table:table-cell office:value-type="float" office:value="83.135000000000005" table:style-name="ce1">
            <text:p>83.135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50.116" table:style-name="ce1">
            <text:p>50.116</text:p>
          </table:table-cell>
          <table:table-cell office:value-type="float" office:value="0" table:style-name="ce1">
            <text:p>0</text:p>
          </table:table-cell>
          <table:table-cell office:value-type="float" office:value="6.0640000000000001" table:style-name="ce1">
            <text:p>6.064</text:p>
          </table:table-cell>
          <table:table-cell office:value-type="float" office:value="12.115" table:style-name="ce1">
            <text:p>12.115</text:p>
          </table:table-cell>
          <table:table-cell office:value-type="float" office:value="2.415" table:style-name="ce1">
            <text:p>2.41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59.164000000000001" table:style-name="ce1">
            <text:p>59.164</text:p>
          </table:table-cell>
          <table:table-cell office:value-type="float" office:value="83.135000000000005" table:style-name="ce1">
            <text:p>83.135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59.164000000000001" table:style-name="ce1">
            <text:p>59.164</text:p>
          </table:table-cell>
          <table:table-cell office:value-type="float" office:value="0" table:style-name="ce1">
            <text:p>0</text:p>
          </table:table-cell>
          <table:table-cell office:value-type="float" office:value="6.0640000000000001" table:style-name="ce1">
            <text:p>6.064</text:p>
          </table:table-cell>
          <table:table-cell office:value-type="float" office:value="12.115" table:style-name="ce1">
            <text:p>12.115</text:p>
          </table:table-cell>
          <table:table-cell office:value-type="float" office:value="2.415" table:style-name="ce1">
            <text:p>2.41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68.210999999999999" table:style-name="ce1">
            <text:p>68.211</text:p>
          </table:table-cell>
          <table:table-cell office:value-type="float" office:value="82.872" table:style-name="ce1">
            <text:p>82.872</text:p>
          </table:table-cell>
          <table:table-cell office:value-type="float" office:value="8.3000000000000004E-2" table:style-name="ce1">
            <text:p>0.083</text:p>
          </table:table-cell>
          <table:table-cell office:value-type="float" office:value="68.210999999999999" table:style-name="ce1">
            <text:p>68.211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6.0810000000000004" table:style-name="ce1">
            <text:p>6.081</text:p>
          </table:table-cell>
          <table:table-cell office:value-type="float" office:value="12.031000000000001" table:style-name="ce1">
            <text:p>12.031</text:p>
          </table:table-cell>
          <table:table-cell office:value-type="float" office:value="2.4049999999999998" table:style-name="ce1">
            <text:p>2.405</text:p>
          </table:table-cell>
          <table:table-cell office:value-type="float" office:value="9.6259999999999994" table:style-name="ce1">
            <text:p>9.626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77.259" table:style-name="ce1">
            <text:p>77.259</text:p>
          </table:table-cell>
          <table:table-cell office:value-type="float" office:value="81.073999999999998" table:style-name="ce1">
            <text:p>81.074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77.259" table:style-name="ce1">
            <text:p>77.259</text:p>
          </table:table-cell>
          <table:table-cell office:value-type="float" office:value="2E-3" table:style-name="ce1">
            <text:p>0.002</text:p>
          </table:table-cell>
          <table:table-cell office:value-type="float" office:value="6.1859999999999999" table:style-name="ce1">
            <text:p>6.186</text:p>
          </table:table-cell>
          <table:table-cell office:value-type="float" office:value="11.385999999999999" table:style-name="ce1">
            <text:p>11.386</text:p>
          </table:table-cell>
          <table:table-cell office:value-type="float" office:value="2.3319999999999999" table:style-name="ce1">
            <text:p>2.332</text:p>
          </table:table-cell>
          <table:table-cell office:value-type="float" office:value="9.0549999999999997" table:style-name="ce1">
            <text:p>9.055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86.307000000000002" table:style-name="ce1">
            <text:p>86.307</text:p>
          </table:table-cell>
          <table:table-cell office:value-type="float" office:value="78.600999999999999" table:style-name="ce1">
            <text:p>78.601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6.307000000000002" table:style-name="ce1">
            <text:p>86.307</text:p>
          </table:table-cell>
          <table:table-cell office:value-type="float" office:value="1E-3" table:style-name="ce1">
            <text:p>0.001</text:p>
          </table:table-cell>
          <table:table-cell office:value-type="float" office:value="6.327" table:style-name="ce1">
            <text:p>6.327</text:p>
          </table:table-cell>
          <table:table-cell office:value-type="float" office:value="10.494" table:style-name="ce1">
            <text:p>10.494</text:p>
          </table:table-cell>
          <table:table-cell office:value-type="float" office:value="2.2229999999999999" table:style-name="ce1">
            <text:p>2.223</text:p>
          </table:table-cell>
          <table:table-cell office:value-type="float" office:value="8.2710000000000008" table:style-name="ce1">
            <text:p>8.271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95.353999999999999" table:style-name="ce1">
            <text:p>95.354</text:p>
          </table:table-cell>
          <table:table-cell office:value-type="float" office:value="75.361999999999995" table:style-name="ce1">
            <text:p>75.362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95.353999999999999" table:style-name="ce1">
            <text:p>95.354</text:p>
          </table:table-cell>
          <table:table-cell office:value-type="float" office:value="-1E-3" table:style-name="ce1">
            <text:p>-0.001</text:p>
          </table:table-cell>
          <table:table-cell office:value-type="float" office:value="6.4580000000000002" table:style-name="ce1">
            <text:p>6.458</text:p>
          </table:table-cell>
          <table:table-cell office:value-type="float" office:value="9.3209999999999997" table:style-name="ce1">
            <text:p>9.321</text:p>
          </table:table-cell>
          <table:table-cell office:value-type="float" office:value="2.0830000000000002" table:style-name="ce1">
            <text:p>2.083</text:p>
          </table:table-cell>
          <table:table-cell office:value-type="float" office:value="7.2380000000000004" table:style-name="ce1">
            <text:p>7.238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04.402" table:style-name="ce1">
            <text:p>104.402</text:p>
          </table:table-cell>
          <table:table-cell office:value-type="float" office:value="71.427000000000007" table:style-name="ce1">
            <text:p>71.427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104.402" table:style-name="ce1">
            <text:p>104.402</text:p>
          </table:table-cell>
          <table:table-cell office:value-type="float" office:value="-1E-3" table:style-name="ce1">
            <text:p>-0.001</text:p>
          </table:table-cell>
          <table:table-cell office:value-type="float" office:value="6.5720000000000001" table:style-name="ce1">
            <text:p>6.572</text:p>
          </table:table-cell>
          <table:table-cell office:value-type="float" office:value="7.9820000000000002" table:style-name="ce1">
            <text:p>7.982</text:p>
          </table:table-cell>
          <table:table-cell office:value-type="float" office:value="1.9219999999999999" table:style-name="ce1">
            <text:p>1.922</text:p>
          </table:table-cell>
          <table:table-cell office:value-type="float" office:value="6.06" table:style-name="ce1">
            <text:p>6.06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13.449" table:style-name="ce1">
            <text:p>113.449</text:p>
          </table:table-cell>
          <table:table-cell office:value-type="float" office:value="66.921000000000006" table:style-name="ce1">
            <text:p>66.921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113.449" table:style-name="ce1">
            <text:p>113.449</text:p>
          </table:table-cell>
          <table:table-cell office:value-type="float" office:value="0" table:style-name="ce1">
            <text:p>0</text:p>
          </table:table-cell>
          <table:table-cell office:value-type="float" office:value="6.6680000000000001" table:style-name="ce1">
            <text:p>6.668</text:p>
          </table:table-cell>
          <table:table-cell office:value-type="float" office:value="6.59" table:style-name="ce1">
            <text:p>6.59</text:p>
          </table:table-cell>
          <table:table-cell office:value-type="float" office:value="1.746" table:style-name="ce1">
            <text:p>1.746</text:p>
          </table:table-cell>
          <table:table-cell office:value-type="float" office:value="4.8440000000000003" table:style-name="ce1">
            <text:p>4.844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22.497" table:style-name="ce1">
            <text:p>122.497</text:p>
          </table:table-cell>
          <table:table-cell office:value-type="float" office:value="61.948" table:style-name="ce1">
            <text:p>61.948</text:p>
          </table:table-cell>
          <table:table-cell office:value-type="float" office:value="6.2E-2" table:style-name="ce1">
            <text:p>0.062</text:p>
          </table:table-cell>
          <table:table-cell office:value-type="float" office:value="122.497" table:style-name="ce1">
            <text:p>122.497</text:p>
          </table:table-cell>
          <table:table-cell office:value-type="float" office:value="1E-3" table:style-name="ce1">
            <text:p>0.001</text:p>
          </table:table-cell>
          <table:table-cell office:value-type="float" office:value="6.7430000000000003" table:style-name="ce1">
            <text:p>6.743</text:p>
          </table:table-cell>
          <table:table-cell office:value-type="float" office:value="5.2460000000000004" table:style-name="ce1">
            <text:p>5.246</text:p>
          </table:table-cell>
          <table:table-cell office:value-type="float" office:value="1.5629999999999999" table:style-name="ce1">
            <text:p>1.563</text:p>
          </table:table-cell>
          <table:table-cell office:value-type="float" office:value="3.6829999999999998" table:style-name="ce1">
            <text:p>3.683</text:p>
          </table:table-cell>
          <table:table-cell office:value-type="float" office:value="-1E-3" table:style-name="ce1">
            <text:p>-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31.54499999999999" table:style-name="ce1">
            <text:p>131.545</text:p>
          </table:table-cell>
          <table:table-cell office:value-type="float" office:value="56.606999999999999" table:style-name="ce1">
            <text:p>56.607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131.54499999999999" table:style-name="ce1">
            <text:p>131.545</text:p>
          </table:table-cell>
          <table:table-cell office:value-type="float" office:value="2E-3" table:style-name="ce1">
            <text:p>0.002</text:p>
          </table:table-cell>
          <table:table-cell office:value-type="float" office:value="6.8019999999999996" table:style-name="ce1">
            <text:p>6.802</text:p>
          </table:table-cell>
          <table:table-cell office:value-type="float" office:value="4.0129999999999999" table:style-name="ce1">
            <text:p>4.013</text:p>
          </table:table-cell>
          <table:table-cell office:value-type="float" office:value="1.373" table:style-name="ce1">
            <text:p>1.373</text:p>
          </table:table-cell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40.59200000000001" table:style-name="ce1">
            <text:p>140.592</text:p>
          </table:table-cell>
          <table:table-cell office:value-type="float" office:value="51.03" table:style-name="ce1">
            <text:p>51.03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140.59200000000001" table:style-name="ce1">
            <text:p>140.592</text:p>
          </table:table-cell>
          <table:table-cell office:value-type="float" office:value="0" table:style-name="ce1">
            <text:p>0</text:p>
          </table:table-cell>
          <table:table-cell office:value-type="float" office:value="6.8479999999999999" table:style-name="ce1">
            <text:p>6.848</text:p>
          </table:table-cell>
          <table:table-cell office:value-type="float" office:value="2.9430000000000001" table:style-name="ce1">
            <text:p>2.943</text:p>
          </table:table-cell>
          <table:table-cell office:value-type="float" office:value="1.179" table:style-name="ce1">
            <text:p>1.179</text:p>
          </table:table-cell>
          <table:table-cell office:value-type="float" office:value="1.764" table:style-name="ce1">
            <text:p>1.76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49.63999999999999" table:style-name="ce1">
            <text:p>149.64</text:p>
          </table:table-cell>
          <table:table-cell office:value-type="float" office:value="45.317999999999998" table:style-name="ce1">
            <text:p>45.318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149.63999999999999" table:style-name="ce1">
            <text:p>149.64</text:p>
          </table:table-cell>
          <table:table-cell office:value-type="float" office:value="0" table:style-name="ce1">
            <text:p>0</text:p>
          </table:table-cell>
          <table:table-cell office:value-type="float" office:value="6.8719999999999999" table:style-name="ce1">
            <text:p>6.872</text:p>
          </table:table-cell>
          <table:table-cell office:value-type="float" office:value="2.0579999999999998" table:style-name="ce1">
            <text:p>2.058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1.0720000000000001" table:style-name="ce1">
            <text:p>1.072</text:p>
          </table:table-cell>
          <table:table-cell office:value-type="float" office:value="1E-3" table:style-name="ce1">
            <text:p>0.001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58.68799999999999" table:style-name="ce1">
            <text:p>158.688</text:p>
          </table:table-cell>
          <table:table-cell office:value-type="float" office:value="39.545000000000002" table:style-name="ce1">
            <text:p>39.545</text:p>
          </table:table-cell>
          <table:table-cell office:value-type="float" office:value="0.04" table:style-name="ce1">
            <text:p>0.04</text:p>
          </table:table-cell>
          <table:table-cell office:value-type="float" office:value="158.68799999999999" table:style-name="ce1">
            <text:p>158.688</text:p>
          </table:table-cell>
          <table:table-cell office:value-type="float" office:value="0" table:style-name="ce1">
            <text:p>0</text:p>
          </table:table-cell>
          <table:table-cell office:value-type="float" office:value="6.8789999999999996" table:style-name="ce1">
            <text:p>6.879</text:p>
          </table:table-cell>
          <table:table-cell office:value-type="float" office:value="1.3580000000000001" table:style-name="ce1">
            <text:p>1.358</text:p>
          </table:table-cell>
          <table:table-cell office:value-type="float" office:value="0.79300000000000004" table:style-name="ce1">
            <text:p>0.793</text:p>
          </table:table-cell>
          <table:table-cell office:value-type="float" office:value="0.56599999999999995" table:style-name="ce1">
            <text:p>0.566</text:p>
          </table:table-cell>
          <table:table-cell office:value-type="float" office:value="2E-3" table:style-name="ce1">
            <text:p>0.002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67.73500000000001" table:style-name="ce1">
            <text:p>167.735</text:p>
          </table:table-cell>
          <table:table-cell office:value-type="float" office:value="33.790999999999997" table:style-name="ce1">
            <text:p>33.791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167.73500000000001" table:style-name="ce1">
            <text:p>167.735</text:p>
          </table:table-cell>
          <table:table-cell office:value-type="float" office:value="0" table:style-name="ce1">
            <text:p>0</text:p>
          </table:table-cell>
          <table:table-cell office:value-type="float" office:value="6.8419999999999996" table:style-name="ce1">
            <text:p>6.842</text:p>
          </table:table-cell>
          <table:table-cell office:value-type="float" office:value="0.83299999999999996" table:style-name="ce1">
            <text:p>0.833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23" table:style-name="ce1">
            <text:p>0.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76.78299999999999" table:style-name="ce1">
            <text:p>176.783</text:p>
          </table:table-cell>
          <table:table-cell office:value-type="float" office:value="28.213999999999999" table:style-name="ce1">
            <text:p>28.214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176.78299999999999" table:style-name="ce1">
            <text:p>176.783</text:p>
          </table:table-cell>
          <table:table-cell office:value-type="float" office:value="0" table:style-name="ce1">
            <text:p>0</text:p>
          </table:table-cell>
          <table:table-cell office:value-type="float" office:value="6.702" table:style-name="ce1">
            <text:p>6.702</text:p>
          </table:table-cell>
          <table:table-cell office:value-type="float" office:value="0.46899999999999997" table:style-name="ce1">
            <text:p>0.469</text:p>
          </table:table-cell>
          <table:table-cell office:value-type="float" office:value="0.42" table:style-name="ce1">
            <text:p>0.4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1.9E-2" table:style-name="ce1">
            <text:p>0.019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float" office:value="185.83" table:style-name="ce1">
            <text:p>185.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.83" table:style-name="ce1">
            <text:p>185.83</text:p>
          </table:table-cell>
          <table:table-cell office:value-type="float" office:value="0" table:style-name="ce1">
            <text:p>0</text:p>
          </table:table-cell>
          <table:table-cell office:value-type="float" office:value="11.997" table:style-name="ce1">
            <text:p>11.9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NPUT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oa [m]</text:p>
          </table:table-cell>
          <table:table-cell office:value-type="float" office:value="190" table:style-name="ce1">
            <text:p>1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oa [m]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oa [m]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moulded [m]</text:p>
          </table:table-cell>
          <table:table-cell office:value-type="float" office:value="7.9989999999999997" table:style-name="ce1">
            <text:p>7.9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pp/L0.85H [-]</text:p>
          </table:table-cell>
          <table:table-cell office:value-type="float" office:value="0.97799999999999998" table:style-name="ce1">
            <text:p>0.9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 Length aft Shoulder [%]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ship Length [m]</text:p>
          </table:table-cell>
          <table:table-cell office:value-type="float" office:value="9267.8179999999993" table:style-name="ce1">
            <text:p>9267.8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 of midship [% of Lpp]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lge Radius [m]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% Length fwd shoulder [%]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cation of bow intermediate curve [%]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w tangency shear angle [deg]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el [deg]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m [deg]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n shell thickness [mm]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ordinates [-]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waterlines [-]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mber of buttocks [-]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ance angle factor [% of Bwl]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 division method [-]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lip loft surface [-]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ARNING: an endpoint of a curve is inside the rectangle B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SISTANCE ESTIMATION BY METHOD HOLTROP &amp; MENNEN 1982 &amp; 198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SIGN SPEE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 [kn]</text:p>
          </table:table-cell>
          <table:table-cell office:value-type="string" table:style-name="ce1">
            <text:p><text:s/>V [m/s]</text:p>
          </table:table-cell>
          <table:table-cell office:value-type="string" table:style-name="ce1">
            <text:p><text:s/>Fn</text:p>
          </table:table-cell>
          <table:table-cell office:value-type="string" table:style-name="ce1">
            <text:p><text:s text:c="2"/>Rtot [N]</text:p>
          </table:table-cell>
          <table:table-cell office:value-type="string" table:style-name="ce1">
            <text:p><text:s/>R_visc [N]</text:p>
          </table:table-cell>
          <table:table-cell office:value-type="string" table:style-name="ce1">
            <text:p><text:s/>R_app [N]</text:p>
          </table:table-cell>
          <table:table-cell office:value-type="string" table:style-name="ce1">
            <text:p><text:s/>R_w [N]</text:p>
          </table:table-cell>
          <table:table-cell office:value-type="string" table:style-name="ce1">
            <text:p><text:s/>R_TR [N]</text:p>
          </table:table-cell>
          <table:table-cell office:value-type="string" table:style-name="ce1">
            <text:p><text:s/>R_b [N]</text:p>
          </table:table-cell>
          <table:table-cell office:value-type="string" table:style-name="ce1">
            <text:p><text:s/>R_A [N]</text:p>
          </table:table-cell>
          <table:table-cell office:value-type="string" table:style-name="ce1">
            <text:p><text:s/>R_BTO [N]</text:p>
          </table:table-cell>
          <table:table-cell office:value-type="string" table:style-name="ce1">
            <text:p><text:s/>w[-]</text:p>
          </table:table-cell>
          <table:table-cell office:value-type="string" table:style-name="ce1">
            <text:p><text:s/>t[-]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.7744444444444394" table:style-name="ce1">
            <text:p>9.774444444</text:p>
          </table:table-cell>
          <table:table-cell office:value-type="float" office:value="0.22725456626005899" table:style-name="ce1">
            <text:p>0.227254566</text:p>
          </table:table-cell>
          <table:table-cell office:value-type="float" office:value="875653.43112605799" table:style-name="ce1">
            <text:p>875653.4311</text:p>
          </table:table-cell>
          <table:table-cell office:value-type="float" office:value="567260.73309457803" table:style-name="ce1">
            <text:p>567260.7331</text:p>
          </table:table-cell>
          <table:table-cell office:value-type="float" office:value="0" table:style-name="ce1">
            <text:p>0</text:p>
          </table:table-cell>
          <table:table-cell office:value-type="float" office:value="188030.284747331" table:style-name="ce1">
            <text:p>188030.2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362.413284147" table:style-name="ce1">
            <text:p>120362.4133</text:p>
          </table:table-cell>
          <table:table-cell office:value-type="float" office:value="0" table:style-name="ce1">
            <text:p>0</text:p>
          </table:table-cell>
          <table:table-cell office:value-type="float" office:value="0.44225964163057002" table:style-name="ce1">
            <text:p>0.44225964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SISTANCE TABLE BY METHOD HOLTROP &amp; MENNEN 1982 &amp; 198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rows</text:p>
          </table:table-cell>
          <table:table-cell office:value-type="float" office:value="191" table:style-name="ce1">
            <text:p>1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 [kn]</text:p>
          </table:table-cell>
          <table:table-cell office:value-type="string" table:style-name="ce1">
            <text:p><text:s/>V [m/s]</text:p>
          </table:table-cell>
          <table:table-cell office:value-type="string" table:style-name="ce1">
            <text:p><text:s/>Fn</text:p>
          </table:table-cell>
          <table:table-cell office:value-type="string" table:style-name="ce1">
            <text:p><text:s text:c="2"/>Rtot [N]</text:p>
          </table:table-cell>
          <table:table-cell office:value-type="string" table:style-name="ce1">
            <text:p><text:s/>R_visc [N]</text:p>
          </table:table-cell>
          <table:table-cell office:value-type="string" table:style-name="ce1">
            <text:p><text:s/>R_app [N]</text:p>
          </table:table-cell>
          <table:table-cell office:value-type="string" table:style-name="ce1">
            <text:p><text:s/>R_w [N]</text:p>
          </table:table-cell>
          <table:table-cell office:value-type="string" table:style-name="ce1">
            <text:p><text:s/>R_TR [N]</text:p>
          </table:table-cell>
          <table:table-cell office:value-type="string" table:style-name="ce1">
            <text:p><text:s/>R_b [N]</text:p>
          </table:table-cell>
          <table:table-cell office:value-type="string" table:style-name="ce1">
            <text:p><text:s/>R_A [N]</text:p>
          </table:table-cell>
          <table:table-cell office:value-type="string" table:style-name="ce1">
            <text:p><text:s/>R_BTO [N]</text:p>
          </table:table-cell>
          <table:table-cell office:value-type="string" table:style-name="ce1">
            <text:p><text:s/>w[-]</text:p>
          </table:table-cell>
          <table:table-cell office:value-type="string" table:style-name="ce1">
            <text:p><text:s/>t[-]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0866666666666598" table:style-name="ce1">
            <text:p>3.086666667</text:p>
          </table:table-cell>
          <table:table-cell office:value-type="float" office:value="7.1764599871597806E-2" table:style-name="ce1">
            <text:p>0.0717646</text:p>
          </table:table-cell>
          <table:table-cell office:value-type="float" office:value="77357.660133044701" table:style-name="ce1">
            <text:p>77357.66013</text:p>
          </table:table-cell>
          <table:table-cell office:value-type="float" office:value="65354.579888282198" table:style-name="ce1">
            <text:p>65354.57989</text:p>
          </table:table-cell>
          <table:table-cell office:value-type="float" office:value="0" table:style-name="ce1">
            <text:p>0</text:p>
          </table:table-cell>
          <table:table-cell office:value-type="float" office:value="0.18030506909962299" table:style-name="ce1">
            <text:p>0.18030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02.8999396934" table:style-name="ce1">
            <text:p>12002.89994</text:p>
          </table:table-cell>
          <table:table-cell office:value-type="float" office:value="0" table:style-name="ce1">
            <text:p>0</text:p>
          </table:table-cell>
          <table:table-cell office:value-type="float" office:value="0.45146623442449302" table:style-name="ce1">
            <text:p>0.45146623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0999999999999899" table:style-name="ce1">
            <text:p>6.1</text:p>
          </table:table-cell>
          <table:table-cell office:value-type="float" office:value="3.13811111111111" table:style-name="ce1">
            <text:p>3.138111111</text:p>
          </table:table-cell>
          <table:table-cell office:value-type="float" office:value="7.2960676536124494E-2" table:style-name="ce1">
            <text:p>0.072960677</text:p>
          </table:table-cell>
          <table:table-cell office:value-type="float" office:value="79813.014858946597" table:style-name="ce1">
            <text:p>79813.01486</text:p>
          </table:table-cell>
          <table:table-cell office:value-type="float" office:value="67406.436613404905" table:style-name="ce1">
            <text:p>67406.43661</text:p>
          </table:table-cell>
          <table:table-cell office:value-type="float" office:value="0" table:style-name="ce1">
            <text:p>0</text:p>
          </table:table-cell>
          <table:table-cell office:value-type="float" office:value="0.247502319650104" table:style-name="ce1">
            <text:p>0.24750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06.330743221901" table:style-name="ce1">
            <text:p>12406.33074</text:p>
          </table:table-cell>
          <table:table-cell office:value-type="float" office:value="0" table:style-name="ce1">
            <text:p>0</text:p>
          </table:table-cell>
          <table:table-cell office:value-type="float" office:value="0.45131505013902601" table:style-name="ce1">
            <text:p>0.4513150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2" table:style-name="ce1">
            <text:p>6.2</text:p>
          </table:table-cell>
          <table:table-cell office:value-type="float" office:value="3.1895555555555499" table:style-name="ce1">
            <text:p>3.189555556</text:p>
          </table:table-cell>
          <table:table-cell office:value-type="float" office:value="7.4156753200651099E-2" table:style-name="ce1">
            <text:p>0.074156753</text:p>
          </table:table-cell>
          <table:table-cell office:value-type="float" office:value="82304.696744946603" table:style-name="ce1">
            <text:p>82304.69674</text:p>
          </table:table-cell>
          <table:table-cell office:value-type="float" office:value="69487.930462121702" table:style-name="ce1">
            <text:p>69487.93046</text:p>
          </table:table-cell>
          <table:table-cell office:value-type="float" office:value="0" table:style-name="ce1">
            <text:p>0</text:p>
          </table:table-cell>
          <table:table-cell office:value-type="float" office:value="0.33645833007590897" table:style-name="ce1">
            <text:p>0.33645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16.4298244948" table:style-name="ce1">
            <text:p>12816.42982</text:p>
          </table:table-cell>
          <table:table-cell office:value-type="float" office:value="0" table:style-name="ce1">
            <text:p>0</text:p>
          </table:table-cell>
          <table:table-cell office:value-type="float" office:value="0.45116693638812699" table:style-name="ce1">
            <text:p>0.45116693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2999999999999901" table:style-name="ce1">
            <text:p>6.3</text:p>
          </table:table-cell>
          <table:table-cell office:value-type="float" office:value="3.2410000000000001" table:style-name="ce1">
            <text:p>3.241</text:p>
          </table:table-cell>
          <table:table-cell office:value-type="float" office:value="7.5352829865177703E-2" table:style-name="ce1">
            <text:p>0.07535283</text:p>
          </table:table-cell>
          <table:table-cell office:value-type="float" office:value="84832.655810814205" table:style-name="ce1">
            <text:p>84832.65581</text:p>
          </table:table-cell>
          <table:table-cell office:value-type="float" office:value="71599.005460225802" table:style-name="ce1">
            <text:p>71599.00546</text:p>
          </table:table-cell>
          <table:table-cell office:value-type="float" office:value="0" table:style-name="ce1">
            <text:p>0</text:p>
          </table:table-cell>
          <table:table-cell office:value-type="float" office:value="0.45316707646658699" table:style-name="ce1">
            <text:p>0.4531670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33.1971835119" table:style-name="ce1">
            <text:p>13233.19718</text:p>
          </table:table-cell>
          <table:table-cell office:value-type="float" office:value="0" table:style-name="ce1">
            <text:p>0</text:p>
          </table:table-cell>
          <table:table-cell office:value-type="float" office:value="0.45102178199364501" table:style-name="ce1">
            <text:p>0.45102178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4" table:style-name="ce1">
            <text:p>6.4</text:p>
          </table:table-cell>
          <table:table-cell office:value-type="float" office:value="3.2924444444444401" table:style-name="ce1">
            <text:p>3.292444444</text:p>
          </table:table-cell>
          <table:table-cell office:value-type="float" office:value="7.6548906529704405E-2" table:style-name="ce1">
            <text:p>0.076548907</text:p>
          </table:table-cell>
          <table:table-cell office:value-type="float" office:value="87396.844485830501" table:style-name="ce1">
            <text:p>87396.84449</text:p>
          </table:table-cell>
          <table:table-cell office:value-type="float" office:value="73739.606682805796" table:style-name="ce1">
            <text:p>73739.60668</text:p>
          </table:table-cell>
          <table:table-cell office:value-type="float" office:value="0" table:style-name="ce1">
            <text:p>0</text:p>
          </table:table-cell>
          <table:table-cell office:value-type="float" office:value="0.60498275129020096" table:style-name="ce1">
            <text:p>0.6049827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56.6328202733" table:style-name="ce1">
            <text:p>13656.63282</text:p>
          </table:table-cell>
          <table:table-cell office:value-type="float" office:value="0" table:style-name="ce1">
            <text:p>0</text:p>
          </table:table-cell>
          <table:table-cell office:value-type="float" office:value="0.45087948150364698" table:style-name="ce1">
            <text:p>0.45087948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5" table:style-name="ce1">
            <text:p>6.5</text:p>
          </table:table-cell>
          <table:table-cell office:value-type="float" office:value="3.34388888888888" table:style-name="ce1">
            <text:p>3.343888889</text:p>
          </table:table-cell>
          <table:table-cell office:value-type="float" office:value="7.7744983194230996E-2" table:style-name="ce1">
            <text:p>0.077744983</text:p>
          </table:table-cell>
          <table:table-cell office:value-type="float" office:value="89997.217813347801" table:style-name="ce1">
            <text:p>89997.21781</text:p>
          </table:table-cell>
          <table:table-cell office:value-type="float" office:value="75909.680218246402" table:style-name="ce1">
            <text:p>75909.68022</text:p>
          </table:table-cell>
          <table:table-cell office:value-type="float" office:value="0" table:style-name="ce1">
            <text:p>0</text:p>
          </table:table-cell>
          <table:table-cell office:value-type="float" office:value="0.80086032237451599" table:style-name="ce1">
            <text:p>0.800860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86.736734779" table:style-name="ce1">
            <text:p>14086.73673</text:p>
          </table:table-cell>
          <table:table-cell office:value-type="float" office:value="0" table:style-name="ce1">
            <text:p>0</text:p>
          </table:table-cell>
          <table:table-cell office:value-type="float" office:value="0.45073993481284502" table:style-name="ce1">
            <text:p>0.45073993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5999999999999899" table:style-name="ce1">
            <text:p>6.6</text:p>
          </table:table-cell>
          <table:table-cell office:value-type="float" office:value="3.3953333333333302" table:style-name="ce1">
            <text:p>3.395333333</text:p>
          </table:table-cell>
          <table:table-cell office:value-type="float" office:value="7.8941059858757601E-2" table:style-name="ce1">
            <text:p>0.07894106</text:p>
          </table:table-cell>
          <table:table-cell office:value-type="float" office:value="92633.733686570806" table:style-name="ce1">
            <text:p>92633.73369</text:p>
          </table:table-cell>
          <table:table-cell office:value-type="float" office:value="78109.173134004799" table:style-name="ce1">
            <text:p>78109.17313</text:p>
          </table:table-cell>
          <table:table-cell office:value-type="float" office:value="0" table:style-name="ce1">
            <text:p>0</text:p>
          </table:table-cell>
          <table:table-cell office:value-type="float" office:value="1.05162553701204" table:style-name="ce1">
            <text:p>1.0516255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23.508927028999" table:style-name="ce1">
            <text:p>14523.50893</text:p>
          </table:table-cell>
          <table:table-cell office:value-type="float" office:value="0" table:style-name="ce1">
            <text:p>0</text:p>
          </table:table-cell>
          <table:table-cell office:value-type="float" office:value="0.45060304681361502" table:style-name="ce1">
            <text:p>0.45060304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7" table:style-name="ce1">
            <text:p>6.7</text:p>
          </table:table-cell>
          <table:table-cell office:value-type="float" office:value="3.4467777777777702" table:style-name="ce1">
            <text:p>3.446777778</text:p>
          </table:table-cell>
          <table:table-cell office:value-type="float" office:value="8.0137136523284302E-2" table:style-name="ce1">
            <text:p>0.080137137</text:p>
          </table:table-cell>
          <table:table-cell office:value-type="float" office:value="95306.353117058898" table:style-name="ce1">
            <text:p>95306.35312</text:p>
          </table:table-cell>
          <table:table-cell office:value-type="float" office:value="80338.033444050598" table:style-name="ce1">
            <text:p>80338.03344</text:p>
          </table:table-cell>
          <table:table-cell office:value-type="float" office:value="0" table:style-name="ce1">
            <text:p>0</text:p>
          </table:table-cell>
          <table:table-cell office:value-type="float" office:value="1.37027598507801" table:style-name="ce1">
            <text:p>1.370275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66.9493970232" table:style-name="ce1">
            <text:p>14966.9494</text:p>
          </table:table-cell>
          <table:table-cell office:value-type="float" office:value="0" table:style-name="ce1">
            <text:p>0</text:p>
          </table:table-cell>
          <table:table-cell office:value-type="float" office:value="0.45046872707472002" table:style-name="ce1">
            <text:p>0.45046872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7999999999999901" table:style-name="ce1">
            <text:p>6.8</text:p>
          </table:table-cell>
          <table:table-cell office:value-type="float" office:value="3.4982222222222199" table:style-name="ce1">
            <text:p>3.498222222</text:p>
          </table:table-cell>
          <table:table-cell office:value-type="float" office:value="8.1333213187810893E-2" table:style-name="ce1">
            <text:p>0.081333213</text:p>
          </table:table-cell>
          <table:table-cell office:value-type="float" office:value="98015.040537312394" table:style-name="ce1">
            <text:p>98015.04054</text:p>
          </table:table-cell>
          <table:table-cell office:value-type="float" office:value="82596.210077862605" table:style-name="ce1">
            <text:p>82596.21008</text:p>
          </table:table-cell>
          <table:table-cell office:value-type="float" office:value="0" table:style-name="ce1">
            <text:p>0</text:p>
          </table:table-cell>
          <table:table-cell office:value-type="float" office:value="1.77231468801592" table:style-name="ce1">
            <text:p>1.772314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17.058144761701" table:style-name="ce1">
            <text:p>15417.05814</text:p>
          </table:table-cell>
          <table:table-cell office:value-type="float" office:value="0" table:style-name="ce1">
            <text:p>0</text:p>
          </table:table-cell>
          <table:table-cell office:value-type="float" office:value="0.450336889545153" table:style-name="ce1">
            <text:p>0.4503368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6.9" table:style-name="ce1">
            <text:p>6.9</text:p>
          </table:table-cell>
          <table:table-cell office:value-type="float" office:value="3.5496666666666599" table:style-name="ce1">
            <text:p>3.549666667</text:p>
          </table:table-cell>
          <table:table-cell office:value-type="float" office:value="8.2529289852337498E-2" table:style-name="ce1">
            <text:p>0.08252929</text:p>
          </table:table-cell>
          <table:table-cell office:value-type="float" office:value="100759.764138643" table:style-name="ce1">
            <text:p>100759.7641</text:p>
          </table:table-cell>
          <table:table-cell office:value-type="float" office:value="84883.652850888495" table:style-name="ce1">
            <text:p>84883.65285</text:p>
          </table:table-cell>
          <table:table-cell office:value-type="float" office:value="0" table:style-name="ce1">
            <text:p>0</text:p>
          </table:table-cell>
          <table:table-cell office:value-type="float" office:value="2.2761175104926799" table:style-name="ce1">
            <text:p>2.276117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73.8351702445" table:style-name="ce1">
            <text:p>15873.83517</text:p>
          </table:table-cell>
          <table:table-cell office:value-type="float" office:value="0" table:style-name="ce1">
            <text:p>0</text:p>
          </table:table-cell>
          <table:table-cell office:value-type="float" office:value="0.450207452280807" table:style-name="ce1">
            <text:p>0.45020745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60111111111111" table:style-name="ce1">
            <text:p>3.601111111</text:p>
          </table:table-cell>
          <table:table-cell office:value-type="float" office:value="8.37253665168642E-2" table:style-name="ce1">
            <text:p>0.083725367</text:p>
          </table:table-cell>
          <table:table-cell office:value-type="float" office:value="103540.49624534701" table:style-name="ce1">
            <text:p>103540.4962</text:p>
          </table:table-cell>
          <table:table-cell office:value-type="float" office:value="87200.312436374996" table:style-name="ce1">
            <text:p>87200.31244</text:p>
          </table:table-cell>
          <table:table-cell office:value-type="float" office:value="0" table:style-name="ce1">
            <text:p>0</text:p>
          </table:table-cell>
          <table:table-cell office:value-type="float" office:value="2.90333550066073" table:style-name="ce1">
            <text:p>2.903335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37.280473471499" table:style-name="ce1">
            <text:p>16337.28047</text:p>
          </table:table-cell>
          <table:table-cell office:value-type="float" office:value="0" table:style-name="ce1">
            <text:p>0</text:p>
          </table:table-cell>
          <table:table-cell office:value-type="float" office:value="0.450080337191896" table:style-name="ce1">
            <text:p>0.45008033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0999999999999899" table:style-name="ce1">
            <text:p>7.1</text:p>
          </table:table-cell>
          <table:table-cell office:value-type="float" office:value="3.65255555555555" table:style-name="ce1">
            <text:p>3.652555556</text:p>
          </table:table-cell>
          <table:table-cell office:value-type="float" office:value="8.4921443181390804E-2" table:style-name="ce1">
            <text:p>0.084921443</text:p>
          </table:table-cell>
          <table:table-cell office:value-type="float" office:value="106357.21372598701" table:style-name="ce1">
            <text:p>106357.2137</text:p>
          </table:table-cell>
          <table:table-cell office:value-type="float" office:value="89546.140338488403" table:style-name="ce1">
            <text:p>89546.14034</text:p>
          </table:table-cell>
          <table:table-cell office:value-type="float" office:value="0" table:style-name="ce1">
            <text:p>0</text:p>
          </table:table-cell>
          <table:table-cell office:value-type="float" office:value="3.6793330558138302" table:style-name="ce1">
            <text:p>3.679333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807.394054442899" table:style-name="ce1">
            <text:p>16807.39405</text:p>
          </table:table-cell>
          <table:table-cell office:value-type="float" office:value="0" table:style-name="ce1">
            <text:p>0</text:p>
          </table:table-cell>
          <table:table-cell office:value-type="float" office:value="0.44995546980928902" table:style-name="ce1">
            <text:p>0.4499554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2" table:style-name="ce1">
            <text:p>7.2</text:p>
          </table:table-cell>
          <table:table-cell office:value-type="float" office:value="3.7040000000000002" table:style-name="ce1">
            <text:p>3.704</text:p>
          </table:table-cell>
          <table:table-cell office:value-type="float" office:value="8.6117519845917395E-2" table:style-name="ce1">
            <text:p>0.08611752</text:p>
          </table:table-cell>
          <table:table-cell office:value-type="float" office:value="109209.898442392" table:style-name="ce1">
            <text:p>109209.8984</text:p>
          </table:table-cell>
          <table:table-cell office:value-type="float" office:value="91921.088866648104" table:style-name="ce1">
            <text:p>91921.08887</text:p>
          </table:table-cell>
          <table:table-cell office:value-type="float" office:value="0" table:style-name="ce1">
            <text:p>0</text:p>
          </table:table-cell>
          <table:table-cell office:value-type="float" office:value="4.6336625855586702" table:style-name="ce1">
            <text:p>4.6336625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84.175913158499" table:style-name="ce1">
            <text:p>17284.17591</text:p>
          </table:table-cell>
          <table:table-cell office:value-type="float" office:value="0" table:style-name="ce1">
            <text:p>0</text:p>
          </table:table-cell>
          <table:table-cell office:value-type="float" office:value="0.44983277906809299" table:style-name="ce1">
            <text:p>0.44983277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2999999999999901" table:style-name="ce1">
            <text:p>7.3</text:p>
          </table:table-cell>
          <table:table-cell office:value-type="float" office:value="3.7554444444444401" table:style-name="ce1">
            <text:p>3.755444444</text:p>
          </table:table-cell>
          <table:table-cell office:value-type="float" office:value="8.7313596510444E-2" table:style-name="ce1">
            <text:p>0.087313597</text:p>
          </table:table-cell>
          <table:table-cell office:value-type="float" office:value="112098.537736728" table:style-name="ce1">
            <text:p>112098.5377</text:p>
          </table:table-cell>
          <table:table-cell office:value-type="float" office:value="94325.111111002305" table:style-name="ce1">
            <text:p>94325.11111</text:p>
          </table:table-cell>
          <table:table-cell office:value-type="float" office:value="0" table:style-name="ce1">
            <text:p>0</text:p>
          </table:table-cell>
          <table:table-cell office:value-type="float" office:value="5.80057610739917" table:style-name="ce1">
            <text:p>5.800576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67.626049618299" table:style-name="ce1">
            <text:p>17767.62605</text:p>
          </table:table-cell>
          <table:table-cell office:value-type="float" office:value="0" table:style-name="ce1">
            <text:p>0</text:p>
          </table:table-cell>
          <table:table-cell office:value-type="float" office:value="0.44971219710698102" table:style-name="ce1">
            <text:p>0.44971219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4" table:style-name="ce1">
            <text:p>7.4</text:p>
          </table:table-cell>
          <table:table-cell office:value-type="float" office:value="3.8068888888888801" table:style-name="ce1">
            <text:p>3.806888889</text:p>
          </table:table-cell>
          <table:table-cell office:value-type="float" office:value="8.8509673174970702E-2" table:style-name="ce1">
            <text:p>0.088509673</text:p>
          </table:table-cell>
          <table:table-cell office:value-type="float" office:value="115023.124956764" table:style-name="ce1">
            <text:p>115023.125</text:p>
          </table:table-cell>
          <table:table-cell office:value-type="float" office:value="96758.160918979003" table:style-name="ce1">
            <text:p>96758.16092</text:p>
          </table:table-cell>
          <table:table-cell office:value-type="float" office:value="0" table:style-name="ce1">
            <text:p>0</text:p>
          </table:table-cell>
          <table:table-cell office:value-type="float" office:value="7.2195739629058799" table:style-name="ce1">
            <text:p>7.219573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57.744463822499" table:style-name="ce1">
            <text:p>18257.74446</text:p>
          </table:table-cell>
          <table:table-cell office:value-type="float" office:value="0" table:style-name="ce1">
            <text:p>0</text:p>
          </table:table-cell>
          <table:table-cell office:value-type="float" office:value="0.44959365908193999" table:style-name="ce1">
            <text:p>0.44959365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5" table:style-name="ce1">
            <text:p>7.5</text:p>
          </table:table-cell>
          <table:table-cell office:value-type="float" office:value="3.8583333333333298" table:style-name="ce1">
            <text:p>3.858333333</text:p>
          </table:table-cell>
          <table:table-cell office:value-type="float" office:value="8.9705749839497306E-2" table:style-name="ce1">
            <text:p>0.08970575</text:p>
          </table:table-cell>
          <table:table-cell office:value-type="float" office:value="117983.660019213" table:style-name="ce1">
            <text:p>117983.66</text:p>
          </table:table-cell>
          <table:table-cell office:value-type="float" office:value="99220.1928728528" table:style-name="ce1">
            <text:p>99220.19287</text:p>
          </table:table-cell>
          <table:table-cell office:value-type="float" office:value="0" table:style-name="ce1">
            <text:p>0</text:p>
          </table:table-cell>
          <table:table-cell office:value-type="float" office:value="8.9359905895308103" table:style-name="ce1">
            <text:p>8.93599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54.531155770899" table:style-name="ce1">
            <text:p>18754.53116</text:p>
          </table:table-cell>
          <table:table-cell office:value-type="float" office:value="0" table:style-name="ce1">
            <text:p>0</text:p>
          </table:table-cell>
          <table:table-cell office:value-type="float" office:value="0.44947710299320498" table:style-name="ce1">
            <text:p>0.44947710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5999999999999899" table:style-name="ce1">
            <text:p>7.6</text:p>
          </table:table-cell>
          <table:table-cell office:value-type="float" office:value="3.9097777777777698" table:style-name="ce1">
            <text:p>3.909777778</text:p>
          </table:table-cell>
          <table:table-cell office:value-type="float" office:value="9.0901826504023897E-2" table:style-name="ce1">
            <text:p>0.090901827</text:p>
          </table:table-cell>
          <table:table-cell office:value-type="float" office:value="120980.150010759" table:style-name="ce1">
            <text:p>120980.15</text:p>
          </table:table-cell>
          <table:table-cell office:value-type="float" office:value="101711.16226826901" table:style-name="ce1">
            <text:p>101711.1623</text:p>
          </table:table-cell>
          <table:table-cell office:value-type="float" office:value="0" table:style-name="ce1">
            <text:p>0</text:p>
          </table:table-cell>
          <table:table-cell office:value-type="float" office:value="11.0016170267199" table:style-name="ce1">
            <text:p>11.001617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57.986125463602" table:style-name="ce1">
            <text:p>19257.98613</text:p>
          </table:table-cell>
          <table:table-cell office:value-type="float" office:value="0" table:style-name="ce1">
            <text:p>0</text:p>
          </table:table-cell>
          <table:table-cell office:value-type="float" office:value="0.44936246952428699" table:style-name="ce1">
            <text:p>0.4493624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7" table:style-name="ce1">
            <text:p>7.7</text:p>
          </table:table-cell>
          <table:table-cell office:value-type="float" office:value="3.96122222222222" table:style-name="ce1">
            <text:p>3.961222222</text:p>
          </table:table-cell>
          <table:table-cell office:value-type="float" office:value="9.2097903168550599E-2" table:style-name="ce1">
            <text:p>0.092097903</text:p>
          </table:table-cell>
          <table:table-cell office:value-type="float" office:value="124012.60982615199" table:style-name="ce1">
            <text:p>124012.6098</text:p>
          </table:table-cell>
          <table:table-cell office:value-type="float" office:value="104231.025093673" table:style-name="ce1">
            <text:p>104231.0251</text:p>
          </table:table-cell>
          <table:table-cell office:value-type="float" office:value="0" table:style-name="ce1">
            <text:p>0</text:p>
          </table:table-cell>
          <table:table-cell office:value-type="float" office:value="13.475359578297599" table:style-name="ce1">
            <text:p>13.47535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768.109372900599" table:style-name="ce1">
            <text:p>19768.10937</text:p>
          </table:table-cell>
          <table:table-cell office:value-type="float" office:value="0" table:style-name="ce1">
            <text:p>0</text:p>
          </table:table-cell>
          <table:table-cell office:value-type="float" office:value="0.449249701892107" table:style-name="ce1">
            <text:p>0.44924970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7999999999999901" table:style-name="ce1">
            <text:p>7.8</text:p>
          </table:table-cell>
          <table:table-cell office:value-type="float" office:value="4.0126666666666599" table:style-name="ce1">
            <text:p>4.012666667</text:p>
          </table:table-cell>
          <table:table-cell office:value-type="float" office:value="9.3293979833077204E-2" table:style-name="ce1">
            <text:p>0.09329398</text:p>
          </table:table-cell>
          <table:table-cell office:value-type="float" office:value="127081.062842475" table:style-name="ce1">
            <text:p>127081.0628</text:p>
          </table:table-cell>
          <table:table-cell office:value-type="float" office:value="106779.738010594" table:style-name="ce1">
            <text:p>106779.738</text:p>
          </table:table-cell>
          <table:table-cell office:value-type="float" office:value="0" table:style-name="ce1">
            <text:p>0</text:p>
          </table:table-cell>
          <table:table-cell office:value-type="float" office:value="16.423933799058201" table:style-name="ce1">
            <text:p>16.42393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84.9008980818" table:style-name="ce1">
            <text:p>20284.9009</text:p>
          </table:table-cell>
          <table:table-cell office:value-type="float" office:value="0" table:style-name="ce1">
            <text:p>0</text:p>
          </table:table-cell>
          <table:table-cell office:value-type="float" office:value="0.44913874570733497" table:style-name="ce1">
            <text:p>0.44913874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7.9" table:style-name="ce1">
            <text:p>7.9</text:p>
          </table:table-cell>
          <table:table-cell office:value-type="float" office:value="4.0641111111111101" table:style-name="ce1">
            <text:p>4.064111111</text:p>
          </table:table-cell>
          <table:table-cell office:value-type="float" office:value="9.4490056497603794E-2" table:style-name="ce1">
            <text:p>0.094490056</text:p>
          </table:table-cell>
          <table:table-cell office:value-type="float" office:value="130185.541628472" table:style-name="ce1">
            <text:p>130185.5416</text:p>
          </table:table-cell>
          <table:table-cell office:value-type="float" office:value="109357.25833474001" table:style-name="ce1">
            <text:p>109357.2583</text:p>
          </table:table-cell>
          <table:table-cell office:value-type="float" office:value="0" table:style-name="ce1">
            <text:p>0</text:p>
          </table:table-cell>
          <table:table-cell office:value-type="float" office:value="19.9225927248423" table:style-name="ce1">
            <text:p>19.922592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8.360701007299" table:style-name="ce1">
            <text:p>20808.3607</text:p>
          </table:table-cell>
          <table:table-cell office:value-type="float" office:value="0" table:style-name="ce1">
            <text:p>0</text:p>
          </table:table-cell>
          <table:table-cell office:value-type="float" office:value="0.449029548844113" table:style-name="ce1">
            <text:p>0.44902954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1155555555555496" table:style-name="ce1">
            <text:p>4.115555556</text:p>
          </table:table-cell>
          <table:table-cell office:value-type="float" office:value="9.5686133162130496E-2" table:style-name="ce1">
            <text:p>0.095686133</text:p>
          </table:table-cell>
          <table:table-cell office:value-type="float" office:value="133326.08868755601" table:style-name="ce1">
            <text:p>133326.0887</text:p>
          </table:table-cell>
          <table:table-cell office:value-type="float" office:value="111963.544017854" table:style-name="ce1">
            <text:p>111963.544</text:p>
          </table:table-cell>
          <table:table-cell office:value-type="float" office:value="0" table:style-name="ce1">
            <text:p>0</text:p>
          </table:table-cell>
          <table:table-cell office:value-type="float" office:value="24.055888024660099" table:style-name="ce1">
            <text:p>24.055888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338.488781677101" table:style-name="ce1">
            <text:p>21338.48878</text:p>
          </table:table-cell>
          <table:table-cell office:value-type="float" office:value="0" table:style-name="ce1">
            <text:p>0</text:p>
          </table:table-cell>
          <table:table-cell office:value-type="float" office:value="0.44892206131842499" table:style-name="ce1">
            <text:p>0.44892206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0999999999999908" table:style-name="ce1">
            <text:p>8.1</text:p>
          </table:table-cell>
          <table:table-cell office:value-type="float" office:value="4.16699999999999" table:style-name="ce1">
            <text:p>4.167</text:p>
          </table:table-cell>
          <table:table-cell office:value-type="float" office:value="9.6882209826657101E-2" table:style-name="ce1">
            <text:p>0.09688221</text:p>
          </table:table-cell>
          <table:table-cell office:value-type="float" office:value="136502.75723291899" table:style-name="ce1">
            <text:p>136502.7572</text:p>
          </table:table-cell>
          <table:table-cell office:value-type="float" office:value="114598.553630305" table:style-name="ce1">
            <text:p>114598.5536</text:p>
          </table:table-cell>
          <table:table-cell office:value-type="float" office:value="0" table:style-name="ce1">
            <text:p>0</text:p>
          </table:table-cell>
          <table:table-cell office:value-type="float" office:value="28.918462522969602" table:style-name="ce1">
            <text:p>28.91846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875.2851400912" table:style-name="ce1">
            <text:p>21875.28514</text:p>
          </table:table-cell>
          <table:table-cell office:value-type="float" office:value="0" table:style-name="ce1">
            <text:p>0</text:p>
          </table:table-cell>
          <table:table-cell office:value-type="float" office:value="0.44881623517443597" table:style-name="ce1">
            <text:p>0.44881623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1999999999999904" table:style-name="ce1">
            <text:p>8.2</text:p>
          </table:table-cell>
          <table:table-cell office:value-type="float" office:value="4.2184444444444402" table:style-name="ce1">
            <text:p>4.218444444</text:p>
          </table:table-cell>
          <table:table-cell office:value-type="float" office:value="9.8078286491183705E-2" table:style-name="ce1">
            <text:p>0.098078286</text:p>
          </table:table-cell>
          <table:table-cell office:value-type="float" office:value="139715.61199292599" table:style-name="ce1">
            <text:p>139715.612</text:p>
          </table:table-cell>
          <table:table-cell office:value-type="float" office:value="117262.246344354" table:style-name="ce1">
            <text:p>117262.2463</text:p>
          </table:table-cell>
          <table:table-cell office:value-type="float" office:value="0" table:style-name="ce1">
            <text:p>0</text:p>
          </table:table-cell>
          <table:table-cell office:value-type="float" office:value="34.615872322126897" table:style-name="ce1">
            <text:p>34.61587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418.7497762495" table:style-name="ce1">
            <text:p>22418.74978</text:p>
          </table:table-cell>
          <table:table-cell office:value-type="float" office:value="0" table:style-name="ce1">
            <text:p>0</text:p>
          </table:table-cell>
          <table:table-cell office:value-type="float" office:value="0.44871202437819302" table:style-name="ce1">
            <text:p>0.44871202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3000000000000007" table:style-name="ce1">
            <text:p>8.3</text:p>
          </table:table-cell>
          <table:table-cell office:value-type="float" office:value="4.2698888888888797" table:style-name="ce1">
            <text:p>4.269888889</text:p>
          </table:table-cell>
          <table:table-cell office:value-type="float" office:value="9.9274363155710393E-2" table:style-name="ce1">
            <text:p>0.099274363</text:p>
          </table:table-cell>
          <table:table-cell office:value-type="float" office:value="142964.730044792" table:style-name="ce1">
            <text:p>142964.73</text:p>
          </table:table-cell>
          <table:table-cell office:value-type="float" office:value="119954.581918089" table:style-name="ce1">
            <text:p>119954.5819</text:p>
          </table:table-cell>
          <table:table-cell office:value-type="float" office:value="0" table:style-name="ce1">
            <text:p>0</text:p>
          </table:table-cell>
          <table:table-cell office:value-type="float" office:value="41.265436551117297" table:style-name="ce1">
            <text:p>41.26543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968.882690152099" table:style-name="ce1">
            <text:p>22968.88269</text:p>
          </table:table-cell>
          <table:table-cell office:value-type="float" office:value="0" table:style-name="ce1">
            <text:p>0</text:p>
          </table:table-cell>
          <table:table-cell office:value-type="float" office:value="0.44860938471812001" table:style-name="ce1">
            <text:p>0.44860938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4.3213333333333299" table:style-name="ce1">
            <text:p>4.321333333</text:p>
          </table:table-cell>
          <table:table-cell office:value-type="float" office:value="0.100470439820237" table:style-name="ce1">
            <text:p>0.10047044</text:p>
          </table:table-cell>
          <table:table-cell office:value-type="float" office:value="146250.20167433799" table:style-name="ce1">
            <text:p>146250.2017</text:p>
          </table:table-cell>
          <table:table-cell office:value-type="float" office:value="122675.52067996" table:style-name="ce1">
            <text:p>122675.5207</text:p>
          </table:table-cell>
          <table:table-cell office:value-type="float" office:value="0" table:style-name="ce1">
            <text:p>0</text:p>
          </table:table-cell>
          <table:table-cell office:value-type="float" office:value="48.997112578516798" table:style-name="ce1">
            <text:p>48.99711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25.683881798999" table:style-name="ce1">
            <text:p>23525.68388</text:p>
          </table:table-cell>
          <table:table-cell office:value-type="float" office:value="0" table:style-name="ce1">
            <text:p>0</text:p>
          </table:table-cell>
          <table:table-cell office:value-type="float" office:value="0.44850827371179702" table:style-name="ce1">
            <text:p>0.44850827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5" table:style-name="ce1">
            <text:p>8.5</text:p>
          </table:table-cell>
          <table:table-cell office:value-type="float" office:value="4.3727777777777703" table:style-name="ce1">
            <text:p>4.372777778</text:p>
          </table:table-cell>
          <table:table-cell office:value-type="float" office:value="0.10166651648476301" table:style-name="ce1">
            <text:p>0.101666516</text:p>
          </table:table-cell>
          <table:table-cell office:value-type="float" office:value="149572.13125947001" table:style-name="ce1">
            <text:p>149572.1313</text:p>
          </table:table-cell>
          <table:table-cell office:value-type="float" office:value="125425.023513924" table:style-name="ce1">
            <text:p>125425.0235</text:p>
          </table:table-cell>
          <table:table-cell office:value-type="float" office:value="0" table:style-name="ce1">
            <text:p>0</text:p>
          </table:table-cell>
          <table:table-cell office:value-type="float" office:value="57.954394356523999" table:style-name="ce1">
            <text:p>57.95439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089.153351190202" table:style-name="ce1">
            <text:p>24089.15335</text:p>
          </table:table-cell>
          <table:table-cell office:value-type="float" office:value="0" table:style-name="ce1">
            <text:p>0</text:p>
          </table:table-cell>
          <table:table-cell office:value-type="float" office:value="0.44840865051856599" table:style-name="ce1">
            <text:p>0.44840865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5999999999999908" table:style-name="ce1">
            <text:p>8.6</text:p>
          </table:table-cell>
          <table:table-cell office:value-type="float" office:value="4.4242222222222196" table:style-name="ce1">
            <text:p>4.424222222</text:p>
          </table:table-cell>
          <table:table-cell office:value-type="float" office:value="0.10286259314929" table:style-name="ce1">
            <text:p>0.102862593</text:p>
          </table:table-cell>
          <table:table-cell office:value-type="float" office:value="152930.63817486499" table:style-name="ce1">
            <text:p>152930.6382</text:p>
          </table:table-cell>
          <table:table-cell office:value-type="float" office:value="128203.051845129" table:style-name="ce1">
            <text:p>128203.0518</text:p>
          </table:table-cell>
          <table:table-cell office:value-type="float" office:value="0" table:style-name="ce1">
            <text:p>0</text:p>
          </table:table-cell>
          <table:table-cell office:value-type="float" office:value="68.295231409866901" table:style-name="ce1">
            <text:p>68.29523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59.291098325601" table:style-name="ce1">
            <text:p>24659.2911</text:p>
          </table:table-cell>
          <table:table-cell office:value-type="float" office:value="0" table:style-name="ce1">
            <text:p>0</text:p>
          </table:table-cell>
          <table:table-cell office:value-type="float" office:value="0.44831047585751899" table:style-name="ce1">
            <text:p>0.44831047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6999999999999904" table:style-name="ce1">
            <text:p>8.7</text:p>
          </table:table-cell>
          <table:table-cell office:value-type="float" office:value="4.47566666666666" table:style-name="ce1">
            <text:p>4.475666667</text:p>
          </table:table-cell>
          <table:table-cell office:value-type="float" office:value="0.10405866981381599" table:style-name="ce1">
            <text:p>0.10405867</text:p>
          </table:table-cell>
          <table:table-cell office:value-type="float" office:value="156325.85771520299" table:style-name="ce1">
            <text:p>156325.8577</text:p>
          </table:table-cell>
          <table:table-cell office:value-type="float" office:value="131009.567626148" table:style-name="ce1">
            <text:p>131009.5676</text:p>
          </table:table-cell>
          <table:table-cell office:value-type="float" office:value="0" table:style-name="ce1">
            <text:p>0</text:p>
          </table:table-cell>
          <table:table-cell office:value-type="float" office:value="80.192965849201897" table:style-name="ce1">
            <text:p>80.192965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236.097123205302" table:style-name="ce1">
            <text:p>25236.09712</text:p>
          </table:table-cell>
          <table:table-cell office:value-type="float" office:value="0" table:style-name="ce1">
            <text:p>0</text:p>
          </table:table-cell>
          <table:table-cell office:value-type="float" office:value="0.44821371193049703" table:style-name="ce1">
            <text:p>0.44821371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8000000000000007" table:style-name="ce1">
            <text:p>8.8</text:p>
          </table:table-cell>
          <table:table-cell office:value-type="float" office:value="4.5271111111111102" table:style-name="ce1">
            <text:p>4.527111111</text:p>
          </table:table-cell>
          <table:table-cell office:value-type="float" office:value="0.105254746478343" table:style-name="ce1">
            <text:p>0.105254746</text:p>
          </table:table-cell>
          <table:table-cell office:value-type="float" office:value="159757.94203420999" table:style-name="ce1">
            <text:p>159757.942</text:p>
          </table:table-cell>
          <table:table-cell office:value-type="float" office:value="133844.53332370601" table:style-name="ce1">
            <text:p>133844.5333</text:p>
          </table:table-cell>
          <table:table-cell office:value-type="float" office:value="0" table:style-name="ce1">
            <text:p>0</text:p>
          </table:table-cell>
          <table:table-cell office:value-type="float" office:value="93.837284673785405" table:style-name="ce1">
            <text:p>93.837284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19.571425829301" table:style-name="ce1">
            <text:p>25819.57143</text:p>
          </table:table-cell>
          <table:table-cell office:value-type="float" office:value="0" table:style-name="ce1">
            <text:p>0</text:p>
          </table:table-cell>
          <table:table-cell office:value-type="float" office:value="0.44811832234972099" table:style-name="ce1">
            <text:p>0.44811832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8.9" table:style-name="ce1">
            <text:p>8.9</text:p>
          </table:table-cell>
          <table:table-cell office:value-type="float" office:value="4.5785555555555497" table:style-name="ce1">
            <text:p>4.578555556</text:p>
          </table:table-cell>
          <table:table-cell office:value-type="float" office:value="0.10645082314286999" table:style-name="ce1">
            <text:p>0.106450823</text:p>
          </table:table-cell>
          <table:table-cell office:value-type="float" office:value="163227.06109662601" table:style-name="ce1">
            <text:p>163227.0611</text:p>
          </table:table-cell>
          <table:table-cell office:value-type="float" office:value="136707.91190589499" table:style-name="ce1">
            <text:p>136707.9119</text:p>
          </table:table-cell>
          <table:table-cell office:value-type="float" office:value="0" table:style-name="ce1">
            <text:p>0</text:p>
          </table:table-cell>
          <table:table-cell office:value-type="float" office:value="109.435184533021" table:style-name="ce1">
            <text:p>109.4351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09.714006197599" table:style-name="ce1">
            <text:p>26409.71401</text:p>
          </table:table-cell>
          <table:table-cell office:value-type="float" office:value="0" table:style-name="ce1">
            <text:p>0</text:p>
          </table:table-cell>
          <table:table-cell office:value-type="float" office:value="0.44802427206974099" table:style-name="ce1">
            <text:p>0.44802427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63" table:style-name="ce1">
            <text:p>4.63</text:p>
          </table:table-cell>
          <table:table-cell office:value-type="float" office:value="0.107646899807396" table:style-name="ce1">
            <text:p>0.1076469</text:p>
          </table:table-cell>
          <table:table-cell office:value-type="float" office:value="166733.40364020001" table:style-name="ce1">
            <text:p>166733.4036</text:p>
          </table:table-cell>
          <table:table-cell office:value-type="float" office:value="139599.66682984901" table:style-name="ce1">
            <text:p>139599.6668</text:p>
          </table:table-cell>
          <table:table-cell office:value-type="float" office:value="0" table:style-name="ce1">
            <text:p>0</text:p>
          </table:table-cell>
          <table:table-cell office:value-type="float" office:value="127.211946040998" table:style-name="ce1">
            <text:p>127.211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06.5248643101" table:style-name="ce1">
            <text:p>27006.52486</text:p>
          </table:table-cell>
          <table:table-cell office:value-type="float" office:value="0" table:style-name="ce1">
            <text:p>0</text:p>
          </table:table-cell>
          <table:table-cell office:value-type="float" office:value="0.44793152732339703" table:style-name="ce1">
            <text:p>0.44793152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0999999999999908" table:style-name="ce1">
            <text:p>9.1</text:p>
          </table:table-cell>
          <table:table-cell office:value-type="float" office:value="4.6814444444444403" table:style-name="ce1">
            <text:p>4.681444444</text:p>
          </table:table-cell>
          <table:table-cell office:value-type="float" office:value="0.10884297647192299" table:style-name="ce1">
            <text:p>0.108842976</text:p>
          </table:table-cell>
          <table:table-cell office:value-type="float" office:value="170277.178144704" table:style-name="ce1">
            <text:p>170277.1781</text:p>
          </table:table-cell>
          <table:table-cell office:value-type="float" office:value="142519.762029854" table:style-name="ce1">
            <text:p>142519.762</text:p>
          </table:table-cell>
          <table:table-cell office:value-type="float" office:value="0" table:style-name="ce1">
            <text:p>0</text:p>
          </table:table-cell>
          <table:table-cell office:value-type="float" office:value="147.41211468220101" table:style-name="ce1">
            <text:p>147.4121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610.0040001669" table:style-name="ce1">
            <text:p>27610.004</text:p>
          </table:table-cell>
          <table:table-cell office:value-type="float" office:value="0" table:style-name="ce1">
            <text:p>0</text:p>
          </table:table-cell>
          <table:table-cell office:value-type="float" office:value="0.44784005556150602" table:style-name="ce1">
            <text:p>0.44784005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1999999999999904" table:style-name="ce1">
            <text:p>9.2</text:p>
          </table:table-cell>
          <table:table-cell office:value-type="float" office:value="4.7328888888888798" table:style-name="ce1">
            <text:p>4.732888889</text:p>
          </table:table-cell>
          <table:table-cell office:value-type="float" office:value="0.11003905313645" table:style-name="ce1">
            <text:p>0.110039053</text:p>
          </table:table-cell>
          <table:table-cell office:value-type="float" office:value="173858.613804958" table:style-name="ce1">
            <text:p>173858.6138</text:p>
          </table:table-cell>
          <table:table-cell office:value-type="float" office:value="145468.16190588" table:style-name="ce1">
            <text:p>145468.1619</text:p>
          </table:table-cell>
          <table:table-cell office:value-type="float" office:value="0" table:style-name="ce1">
            <text:p>0</text:p>
          </table:table-cell>
          <table:table-cell office:value-type="float" office:value="170.30048530986201" table:style-name="ce1">
            <text:p>170.30048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220.151413767999" table:style-name="ce1">
            <text:p>28220.15141</text:p>
          </table:table-cell>
          <table:table-cell office:value-type="float" office:value="0" table:style-name="ce1">
            <text:p>0</text:p>
          </table:table-cell>
          <table:table-cell office:value-type="float" office:value="0.44774982539603198" table:style-name="ce1">
            <text:p>0.44774982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office:value-type="float" office:value="4.78433333333333" table:style-name="ce1">
            <text:p>4.784333333</text:p>
          </table:table-cell>
          <table:table-cell office:value-type="float" office:value="0.111235129800976" table:style-name="ce1">
            <text:p>0.11123513</text:p>
          </table:table-cell>
          <table:table-cell office:value-type="float" office:value="177477.961504837" table:style-name="ce1">
            <text:p>177477.9615</text:p>
          </table:table-cell>
          <table:table-cell office:value-type="float" office:value="148444.831312503" table:style-name="ce1">
            <text:p>148444.8313</text:p>
          </table:table-cell>
          <table:table-cell office:value-type="float" office:value="0" table:style-name="ce1">
            <text:p>0</text:p>
          </table:table-cell>
          <table:table-cell office:value-type="float" office:value="196.16308722043101" table:style-name="ce1">
            <text:p>196.1630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836.967105113399" table:style-name="ce1">
            <text:p>28836.96711</text:p>
          </table:table-cell>
          <table:table-cell office:value-type="float" office:value="0" table:style-name="ce1">
            <text:p>0</text:p>
          </table:table-cell>
          <table:table-cell office:value-type="float" office:value="0.44766080654648799" table:style-name="ce1">
            <text:p>0.44766080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4" table:style-name="ce1">
            <text:p>9.4</text:p>
          </table:table-cell>
          <table:table-cell office:value-type="float" office:value="4.8357777777777704" table:style-name="ce1">
            <text:p>4.835777778</text:p>
          </table:table-cell>
          <table:table-cell office:value-type="float" office:value="0.112431206465503" table:style-name="ce1">
            <text:p>0.112431206</text:p>
          </table:table-cell>
          <table:table-cell office:value-type="float" office:value="181135.49478921099" table:style-name="ce1">
            <text:p>181135.4948</text:p>
          </table:table-cell>
          <table:table-cell office:value-type="float" office:value="151449.73554821999" table:style-name="ce1">
            <text:p>151449.7355</text:p>
          </table:table-cell>
          <table:table-cell office:value-type="float" office:value="0" table:style-name="ce1">
            <text:p>0</text:p>
          </table:table-cell>
          <table:table-cell office:value-type="float" office:value="225.30816678771501" table:style-name="ce1">
            <text:p>225.30816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60.451074203" table:style-name="ce1">
            <text:p>29460.45107</text:p>
          </table:table-cell>
          <table:table-cell office:value-type="float" office:value="0" table:style-name="ce1">
            <text:p>0</text:p>
          </table:table-cell>
          <table:table-cell office:value-type="float" office:value="0.447572969789367" table:style-name="ce1">
            <text:p>0.4475729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5" table:style-name="ce1">
            <text:p>9.5</text:p>
          </table:table-cell>
          <table:table-cell office:value-type="float" office:value="4.8872222222222197" table:style-name="ce1">
            <text:p>4.887222222</text:p>
          </table:table-cell>
          <table:table-cell office:value-type="float" office:value="0.113627283130029" table:style-name="ce1">
            <text:p>0.113627283</text:p>
          </table:table-cell>
          <table:table-cell office:value-type="float" office:value="184831.51083081201" table:style-name="ce1">
            <text:p>184831.5108</text:p>
          </table:table-cell>
          <table:table-cell office:value-type="float" office:value="154482.84034511799" table:style-name="ce1">
            <text:p>154482.8403</text:p>
          </table:table-cell>
          <table:table-cell office:value-type="float" office:value="0" table:style-name="ce1">
            <text:p>0</text:p>
          </table:table-cell>
          <table:table-cell office:value-type="float" office:value="258.06716465760201" table:style-name="ce1">
            <text:p>258.06716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90.603321036899" table:style-name="ce1">
            <text:p>30090.60332</text:p>
          </table:table-cell>
          <table:table-cell office:value-type="float" office:value="0" table:style-name="ce1">
            <text:p>0</text:p>
          </table:table-cell>
          <table:table-cell office:value-type="float" office:value="0.44748628691039499" table:style-name="ce1">
            <text:p>0.44748628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5999999999999908" table:style-name="ce1">
            <text:p>9.6</text:p>
          </table:table-cell>
          <table:table-cell office:value-type="float" office:value="4.9386666666666601" table:style-name="ce1">
            <text:p>4.938666667</text:p>
          </table:table-cell>
          <table:table-cell office:value-type="float" office:value="0.114823359794556" table:style-name="ce1">
            <text:p>0.11482336</text:p>
          </table:table-cell>
          <table:table-cell office:value-type="float" office:value="188566.331389044" table:style-name="ce1">
            <text:p>188566.3314</text:p>
          </table:table-cell>
          <table:table-cell office:value-type="float" office:value="157544.111858891" table:style-name="ce1">
            <text:p>157544.1119</text:p>
          </table:table-cell>
          <table:table-cell office:value-type="float" office:value="0" table:style-name="ce1">
            <text:p>0</text:p>
          </table:table-cell>
          <table:table-cell office:value-type="float" office:value="294.79568453805001" table:style-name="ce1">
            <text:p>294.79568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727.4238456151" table:style-name="ce1">
            <text:p>30727.42385</text:p>
          </table:table-cell>
          <table:table-cell office:value-type="float" office:value="0" table:style-name="ce1">
            <text:p>0</text:p>
          </table:table-cell>
          <table:table-cell office:value-type="float" office:value="0.44740073065941399" table:style-name="ce1">
            <text:p>0.44740073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6999999999999904" table:style-name="ce1">
            <text:p>9.7</text:p>
          </table:table-cell>
          <table:table-cell office:value-type="float" office:value="4.9901111111111103" table:style-name="ce1">
            <text:p>4.990111111</text:p>
          </table:table-cell>
          <table:table-cell office:value-type="float" office:value="0.116019436459083" table:style-name="ce1">
            <text:p>0.116019436</text:p>
          </table:table-cell>
          <table:table-cell office:value-type="float" office:value="192340.30375780101" table:style-name="ce1">
            <text:p>192340.3038</text:p>
          </table:table-cell>
          <table:table-cell office:value-type="float" office:value="160633.51665919501" table:style-name="ce1">
            <text:p>160633.5167</text:p>
          </table:table-cell>
          <table:table-cell office:value-type="float" office:value="0" table:style-name="ce1">
            <text:p>0</text:p>
          </table:table-cell>
          <table:table-cell office:value-type="float" office:value="335.87445066822301" table:style-name="ce1">
            <text:p>335.8744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70.912647937501" table:style-name="ce1">
            <text:p>31370.91265</text:p>
          </table:table-cell>
          <table:table-cell office:value-type="float" office:value="0" table:style-name="ce1">
            <text:p>0</text:p>
          </table:table-cell>
          <table:table-cell office:value-type="float" office:value="0.44731627470773999" table:style-name="ce1">
            <text:p>0.44731627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8000000000000007" table:style-name="ce1">
            <text:p>9.8</text:p>
          </table:table-cell>
          <table:table-cell office:value-type="float" office:value="5.0415555555555498" table:style-name="ce1">
            <text:p>5.041555556</text:p>
          </table:table-cell>
          <table:table-cell office:value-type="float" office:value="0.11721551312360901" table:style-name="ce1">
            <text:p>0.117215513</text:p>
          </table:table-cell>
          <table:table-cell office:value-type="float" office:value="196153.80169943499" table:style-name="ce1">
            <text:p>196153.8017</text:p>
          </table:table-cell>
          <table:table-cell office:value-type="float" office:value="163751.02172031699" table:style-name="ce1">
            <text:p>163751.0217</text:p>
          </table:table-cell>
          <table:table-cell office:value-type="float" office:value="0" table:style-name="ce1">
            <text:p>0</text:p>
          </table:table-cell>
          <table:table-cell office:value-type="float" office:value="381.71025111424802" table:style-name="ce1">
            <text:p>381.71025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21.069728004299" table:style-name="ce1">
            <text:p>32021.06973</text:p>
          </table:table-cell>
          <table:table-cell office:value-type="float" office:value="0" table:style-name="ce1">
            <text:p>0</text:p>
          </table:table-cell>
          <table:table-cell office:value-type="float" office:value="0.44723289360781499" table:style-name="ce1">
            <text:p>0.44723289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9.9" table:style-name="ce1">
            <text:p>9.9</text:p>
          </table:table-cell>
          <table:table-cell office:value-type="float" office:value="5.093" table:style-name="ce1">
            <text:p>5.093</text:p>
          </table:table-cell>
          <table:table-cell office:value-type="float" office:value="0.118411589788136" table:style-name="ce1">
            <text:p>0.11841159</text:p>
          </table:table-cell>
          <table:table-cell office:value-type="float" office:value="200007.226362077" table:style-name="ce1">
            <text:p>200007.2264</text:p>
          </table:table-cell>
          <table:table-cell office:value-type="float" office:value="166896.594412145" table:style-name="ce1">
            <text:p>166896.5944</text:p>
          </table:table-cell>
          <table:table-cell office:value-type="float" office:value="0" table:style-name="ce1">
            <text:p>0</text:p>
          </table:table-cell>
          <table:table-cell office:value-type="float" office:value="432.73686411590597" table:style-name="ce1">
            <text:p>432.73686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77.8950858153" table:style-name="ce1">
            <text:p>32677.89509</text:p>
          </table:table-cell>
          <table:table-cell office:value-type="float" office:value="0" table:style-name="ce1">
            <text:p>0</text:p>
          </table:table-cell>
          <table:table-cell office:value-type="float" office:value="0.44715056275503001" table:style-name="ce1">
            <text:p>0.44715056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1444444444444404" table:style-name="ce1">
            <text:p>5.144444444</text:p>
          </table:table-cell>
          <table:table-cell office:value-type="float" office:value="0.11960766645266301" table:style-name="ce1">
            <text:p>0.119607666</text:p>
          </table:table-cell>
          <table:table-cell office:value-type="float" office:value="203901.00717760701" table:style-name="ce1">
            <text:p>203901.0072</text:p>
          </table:table-cell>
          <table:table-cell office:value-type="float" office:value="170070.20249143901" table:style-name="ce1">
            <text:p>170070.2025</text:p>
          </table:table-cell>
          <table:table-cell office:value-type="float" office:value="0" table:style-name="ce1">
            <text:p>0</text:p>
          </table:table-cell>
          <table:table-cell office:value-type="float" office:value="489.41596479757101" table:style-name="ce1">
            <text:p>489.415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341.388721370502" table:style-name="ce1">
            <text:p>33341.38872</text:p>
          </table:table-cell>
          <table:table-cell office:value-type="float" office:value="0" table:style-name="ce1">
            <text:p>0</text:p>
          </table:table-cell>
          <table:table-cell office:value-type="float" office:value="0.44706925835156403" table:style-name="ce1">
            <text:p>0.44706925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1" table:style-name="ce1">
            <text:p>10.1</text:p>
          </table:table-cell>
          <table:table-cell office:value-type="float" office:value="5.1958888888888799" table:style-name="ce1">
            <text:p>5.195888889</text:p>
          </table:table-cell>
          <table:table-cell office:value-type="float" office:value="0.120803743117189" table:style-name="ce1">
            <text:p>0.120803743</text:p>
          </table:table-cell>
          <table:table-cell office:value-type="float" office:value="207835.60273769501" table:style-name="ce1">
            <text:p>207835.6027</text:p>
          </table:table-cell>
          <table:table-cell office:value-type="float" office:value="173271.81409336801" table:style-name="ce1">
            <text:p>173271.8141</text:p>
          </table:table-cell>
          <table:table-cell office:value-type="float" office:value="0" table:style-name="ce1">
            <text:p>0</text:p>
          </table:table-cell>
          <table:table-cell office:value-type="float" office:value="552.23800965671899" table:style-name="ce1">
            <text:p>552.2380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11.5506346701" table:style-name="ce1">
            <text:p>34011.55063</text:p>
          </table:table-cell>
          <table:table-cell office:value-type="float" office:value="0" table:style-name="ce1">
            <text:p>0</text:p>
          </table:table-cell>
          <table:table-cell office:value-type="float" office:value="0.44698895737212202" table:style-name="ce1">
            <text:p>0.44698895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1999999999999" table:style-name="ce1">
            <text:p>10.2</text:p>
          </table:table-cell>
          <table:table-cell office:value-type="float" office:value="5.2473333333333301" table:style-name="ce1">
            <text:p>5.247333333</text:p>
          </table:table-cell>
          <table:table-cell office:value-type="float" office:value="0.12199981978171601" table:style-name="ce1">
            <text:p>0.12199982</text:p>
          </table:table-cell>
          <table:table-cell office:value-type="float" office:value="211811.50164539399" table:style-name="ce1">
            <text:p>211811.5016</text:p>
          </table:table-cell>
          <table:table-cell office:value-type="float" office:value="176501.39772332701" table:style-name="ce1">
            <text:p>176501.3977</text:p>
          </table:table-cell>
          <table:table-cell office:value-type="float" office:value="0" table:style-name="ce1">
            <text:p>0</text:p>
          </table:table-cell>
          <table:table-cell office:value-type="float" office:value="621.72309635303202" table:style-name="ce1">
            <text:p>621.7230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688.380825713903" table:style-name="ce1">
            <text:p>34688.38083</text:p>
          </table:table-cell>
          <table:table-cell office:value-type="float" office:value="0" table:style-name="ce1">
            <text:p>0</text:p>
          </table:table-cell>
          <table:table-cell office:value-type="float" office:value="0.44690963753145502" table:style-name="ce1">
            <text:p>0.44690963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3" table:style-name="ce1">
            <text:p>10.3</text:p>
          </table:table-cell>
          <table:table-cell office:value-type="float" office:value="5.2987777777777696" table:style-name="ce1">
            <text:p>5.298777778</text:p>
          </table:table-cell>
          <table:table-cell office:value-type="float" office:value="0.123195896446243" table:style-name="ce1">
            <text:p>0.123195896</text:p>
          </table:table-cell>
          <table:table-cell office:value-type="float" office:value="215829.223339944" table:style-name="ce1">
            <text:p>215829.2233</text:p>
          </table:table-cell>
          <table:table-cell office:value-type="float" office:value="179758.922249002" table:style-name="ce1">
            <text:p>179758.9222</text:p>
          </table:table-cell>
          <table:table-cell office:value-type="float" office:value="0" table:style-name="ce1">
            <text:p>0</text:p>
          </table:table-cell>
          <table:table-cell office:value-type="float" office:value="698.42179643960105" table:style-name="ce1">
            <text:p>698.4217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71.879294502003" table:style-name="ce1">
            <text:p>35371.87929</text:p>
          </table:table-cell>
          <table:table-cell office:value-type="float" office:value="0" table:style-name="ce1">
            <text:p>0</text:p>
          </table:table-cell>
          <table:table-cell office:value-type="float" office:value="0.44683127725354199" table:style-name="ce1">
            <text:p>0.44683127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4" table:style-name="ce1">
            <text:p>10.4</text:p>
          </table:table-cell>
          <table:table-cell office:value-type="float" office:value="5.3502222222222198" table:style-name="ce1">
            <text:p>5.350222222</text:p>
          </table:table-cell>
          <table:table-cell office:value-type="float" office:value="0.12439197311076899" table:style-name="ce1">
            <text:p>0.124391973</text:p>
          </table:table-cell>
          <table:table-cell office:value-type="float" office:value="219889.318892524" table:style-name="ce1">
            <text:p>219889.3189</text:p>
          </table:table-cell>
          <table:table-cell office:value-type="float" office:value="183044.35689268599" table:style-name="ce1">
            <text:p>183044.3569</text:p>
          </table:table-cell>
          <table:table-cell office:value-type="float" office:value="0" table:style-name="ce1">
            <text:p>0</text:p>
          </table:table-cell>
          <table:table-cell office:value-type="float" office:value="782.915958803526" table:style-name="ce1">
            <text:p>782.9159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062.046041034402" table:style-name="ce1">
            <text:p>36062.04604</text:p>
          </table:table-cell>
          <table:table-cell office:value-type="float" office:value="0" table:style-name="ce1">
            <text:p>0</text:p>
          </table:table-cell>
          <table:table-cell office:value-type="float" office:value="0.44675385564235598" table:style-name="ce1">
            <text:p>0.44675385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5" table:style-name="ce1">
            <text:p>10.5</text:p>
          </table:table-cell>
          <table:table-cell office:value-type="float" office:value="5.4016666666666602" table:style-name="ce1">
            <text:p>5.401666667</text:p>
          </table:table-cell>
          <table:table-cell office:value-type="float" office:value="0.125588049775296" table:style-name="ce1">
            <text:p>0.12558805</text:p>
          </table:table-cell>
          <table:table-cell office:value-type="float" office:value="223992.37177085099" table:style-name="ce1">
            <text:p>223992.3718</text:p>
          </table:table-cell>
          <table:table-cell office:value-type="float" office:value="186357.67122382499" table:style-name="ce1">
            <text:p>186357.6712</text:p>
          </table:table-cell>
          <table:table-cell office:value-type="float" office:value="0" table:style-name="ce1">
            <text:p>0</text:p>
          </table:table-cell>
          <table:table-cell office:value-type="float" office:value="875.81948171548095" table:style-name="ce1">
            <text:p>875.81948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58.881065310998" table:style-name="ce1">
            <text:p>36758.88107</text:p>
          </table:table-cell>
          <table:table-cell office:value-type="float" office:value="0" table:style-name="ce1">
            <text:p>0</text:p>
          </table:table-cell>
          <table:table-cell office:value-type="float" office:value="0.44667735245408802" table:style-name="ce1">
            <text:p>0.44667735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6" table:style-name="ce1">
            <text:p>10.6</text:p>
          </table:table-cell>
          <table:table-cell office:value-type="float" office:value="5.4531111111111104" table:style-name="ce1">
            <text:p>5.453111111</text:p>
          </table:table-cell>
          <table:table-cell office:value-type="float" office:value="0.12678412643982201" table:style-name="ce1">
            <text:p>0.126784126</text:p>
          </table:table-cell>
          <table:table-cell office:value-type="float" office:value="228138.99857065501" table:style-name="ce1">
            <text:p>228138.9986</text:p>
          </table:table-cell>
          <table:table-cell office:value-type="float" office:value="189698.83515179699" table:style-name="ce1">
            <text:p>189698.8352</text:p>
          </table:table-cell>
          <table:table-cell office:value-type="float" office:value="0" table:style-name="ce1">
            <text:p>0</text:p>
          </table:table-cell>
          <table:table-cell office:value-type="float" office:value="977.77905152518701" table:style-name="ce1">
            <text:p>977.7790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62.384367331899" table:style-name="ce1">
            <text:p>37462.38437</text:p>
          </table:table-cell>
          <table:table-cell office:value-type="float" office:value="0" table:style-name="ce1">
            <text:p>0</text:p>
          </table:table-cell>
          <table:table-cell office:value-type="float" office:value="0.44660174807077302" table:style-name="ce1">
            <text:p>0.44660174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6999999999999" table:style-name="ce1">
            <text:p>10.7</text:p>
          </table:table-cell>
          <table:table-cell office:value-type="float" office:value="5.5045555555555499" table:style-name="ce1">
            <text:p>5.504555556</text:p>
          </table:table-cell>
          <table:table-cell office:value-type="float" office:value="0.12798020310434899" table:style-name="ce1">
            <text:p>0.127980203</text:p>
          </table:table-cell>
          <table:table-cell office:value-type="float" office:value="232329.84971218699" table:style-name="ce1">
            <text:p>232329.8497</text:p>
          </table:table-cell>
          <table:table-cell office:value-type="float" office:value="193067.81891890799" table:style-name="ce1">
            <text:p>193067.8189</text:p>
          </table:table-cell>
          <table:table-cell office:value-type="float" office:value="0" table:style-name="ce1">
            <text:p>0</text:p>
          </table:table-cell>
          <table:table-cell office:value-type="float" office:value="1089.4748461813599" table:style-name="ce1">
            <text:p>1089.4748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172.555947097098" table:style-name="ce1">
            <text:p>38172.55595</text:p>
          </table:table-cell>
          <table:table-cell office:value-type="float" office:value="0" table:style-name="ce1">
            <text:p>0</text:p>
          </table:table-cell>
          <table:table-cell office:value-type="float" office:value="0.446527023475215" table:style-name="ce1">
            <text:p>0.4465270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5.556" table:style-name="ce1">
            <text:p>5.556</text:p>
          </table:table-cell>
          <table:table-cell office:value-type="float" office:value="0.129176279768876" table:style-name="ce1">
            <text:p>0.12917628</text:p>
          </table:table-cell>
          <table:table-cell office:value-type="float" office:value="236565.610100096" table:style-name="ce1">
            <text:p>236565.6101</text:p>
          </table:table-cell>
          <table:table-cell office:value-type="float" office:value="196464.59309359" table:style-name="ce1">
            <text:p>196464.5931</text:p>
          </table:table-cell>
          <table:table-cell office:value-type="float" office:value="0" table:style-name="ce1">
            <text:p>0</text:p>
          </table:table-cell>
          <table:table-cell office:value-type="float" office:value="1211.6212018993799" table:style-name="ce1">
            <text:p>1211.621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889.395804606604" table:style-name="ce1">
            <text:p>38889.3958</text:p>
          </table:table-cell>
          <table:table-cell office:value-type="float" office:value="0" table:style-name="ce1">
            <text:p>0</text:p>
          </table:table-cell>
          <table:table-cell office:value-type="float" office:value="0.44645316022713799" table:style-name="ce1">
            <text:p>0.446453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0.9" table:style-name="ce1">
            <text:p>10.9</text:p>
          </table:table-cell>
          <table:table-cell office:value-type="float" office:value="5.6074444444444396" table:style-name="ce1">
            <text:p>5.607444444</text:p>
          </table:table-cell>
          <table:table-cell office:value-type="float" office:value="0.130372356433402" table:style-name="ce1">
            <text:p>0.130372356</text:p>
          </table:table-cell>
          <table:table-cell office:value-type="float" office:value="240846.99974511701" table:style-name="ce1">
            <text:p>240846.9997</text:p>
          </table:table-cell>
          <table:table-cell office:value-type="float" office:value="199889.12856380999" table:style-name="ce1">
            <text:p>199889.1286</text:p>
          </table:table-cell>
          <table:table-cell office:value-type="float" office:value="0" table:style-name="ce1">
            <text:p>0</text:p>
          </table:table-cell>
          <table:table-cell office:value-type="float" office:value="1344.9672414465099" table:style-name="ce1">
            <text:p>1344.9672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612.903939860298" table:style-name="ce1">
            <text:p>39612.90394</text:p>
          </table:table-cell>
          <table:table-cell office:value-type="float" office:value="0" table:style-name="ce1">
            <text:p>0</text:p>
          </table:table-cell>
          <table:table-cell office:value-type="float" office:value="0.446380140440505" table:style-name="ce1">
            <text:p>0.4463801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.65888888888888" table:style-name="ce1">
            <text:p>5.658888889</text:p>
          </table:table-cell>
          <table:table-cell office:value-type="float" office:value="0.13156843309792901" table:style-name="ce1">
            <text:p>0.131568433</text:p>
          </table:table-cell>
          <table:table-cell office:value-type="float" office:value="245174.77434618399" table:style-name="ce1">
            <text:p>245174.7743</text:p>
          </table:table-cell>
          <table:table-cell office:value-type="float" office:value="203341.39653066301" table:style-name="ce1">
            <text:p>203341.3965</text:p>
          </table:table-cell>
          <table:table-cell office:value-type="float" office:value="0" table:style-name="ce1">
            <text:p>0</text:p>
          </table:table-cell>
          <table:table-cell office:value-type="float" office:value="1490.29746266297" table:style-name="ce1">
            <text:p>1490.297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343.0803528584" table:style-name="ce1">
            <text:p>40343.08035</text:p>
          </table:table-cell>
          <table:table-cell office:value-type="float" office:value="0" table:style-name="ce1">
            <text:p>0</text:p>
          </table:table-cell>
          <table:table-cell office:value-type="float" office:value="0.44630794676191798" table:style-name="ce1">
            <text:p>0.44630794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1" table:style-name="ce1">
            <text:p>11.1</text:p>
          </table:table-cell>
          <table:table-cell office:value-type="float" office:value="5.7103333333333302" table:style-name="ce1">
            <text:p>5.710333333</text:p>
          </table:table-cell>
          <table:table-cell office:value-type="float" office:value="0.13276450976245599" table:style-name="ce1">
            <text:p>0.13276451</text:p>
          </table:table-cell>
          <table:table-cell office:value-type="float" office:value="249549.72583174601" table:style-name="ce1">
            <text:p>249549.7258</text:p>
          </table:table-cell>
          <table:table-cell office:value-type="float" office:value="206821.36850215899" table:style-name="ce1">
            <text:p>206821.3685</text:p>
          </table:table-cell>
          <table:table-cell office:value-type="float" office:value="0" table:style-name="ce1">
            <text:p>0</text:p>
          </table:table-cell>
          <table:table-cell office:value-type="float" office:value="1648.4322859861099" table:style-name="ce1">
            <text:p>1648.432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079.925043600597" table:style-name="ce1">
            <text:p>41079.92504</text:p>
          </table:table-cell>
          <table:table-cell office:value-type="float" office:value="0" table:style-name="ce1">
            <text:p>0</text:p>
          </table:table-cell>
          <table:table-cell office:value-type="float" office:value="0.44623656235005799" table:style-name="ce1">
            <text:p>0.44623656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1999999999999" table:style-name="ce1">
            <text:p>11.2</text:p>
          </table:table-cell>
          <table:table-cell office:value-type="float" office:value="5.7617777777777697" table:style-name="ce1">
            <text:p>5.761777778</text:p>
          </table:table-cell>
          <table:table-cell office:value-type="float" office:value="0.133960586426982" table:style-name="ce1">
            <text:p>0.133960586</text:p>
          </table:table-cell>
          <table:table-cell office:value-type="float" office:value="253972.68285916399" table:style-name="ce1">
            <text:p>253972.6829</text:p>
          </table:table-cell>
          <table:table-cell office:value-type="float" office:value="210329.01628718199" table:style-name="ce1">
            <text:p>210329.0163</text:p>
          </table:table-cell>
          <table:table-cell office:value-type="float" office:value="0" table:style-name="ce1">
            <text:p>0</text:p>
          </table:table-cell>
          <table:table-cell office:value-type="float" office:value="1820.2285598947001" table:style-name="ce1">
            <text:p>1820.22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823.438012087201" table:style-name="ce1">
            <text:p>41823.43801</text:p>
          </table:table-cell>
          <table:table-cell office:value-type="float" office:value="0" table:style-name="ce1">
            <text:p>0</text:p>
          </table:table-cell>
          <table:table-cell office:value-type="float" office:value="0.446165970856089" table:style-name="ce1">
            <text:p>0.44616597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3" table:style-name="ce1">
            <text:p>11.3</text:p>
          </table:table-cell>
          <table:table-cell office:value-type="float" office:value="5.8132222222222198" table:style-name="ce1">
            <text:p>5.813222222</text:p>
          </table:table-cell>
          <table:table-cell office:value-type="float" office:value="0.13515666309150901" table:style-name="ce1">
            <text:p>0.135156663</text:p>
          </table:table-cell>
          <table:table-cell office:value-type="float" office:value="258444.51127128099" table:style-name="ce1">
            <text:p>258444.5113</text:p>
          </table:table-cell>
          <table:table-cell office:value-type="float" office:value="213864.31198962501" table:style-name="ce1">
            <text:p>213864.312</text:p>
          </table:table-cell>
          <table:table-cell office:value-type="float" office:value="0" table:style-name="ce1">
            <text:p>0</text:p>
          </table:table-cell>
          <table:table-cell office:value-type="float" office:value="2006.5800233381799" table:style-name="ce1">
            <text:p>2006.5800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573.619258318096" table:style-name="ce1">
            <text:p>42573.61926</text:p>
          </table:table-cell>
          <table:table-cell office:value-type="float" office:value="0" table:style-name="ce1">
            <text:p>0</text:p>
          </table:table-cell>
          <table:table-cell office:value-type="float" office:value="0.44609615640498501" table:style-name="ce1">
            <text:p>0.44609615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4" table:style-name="ce1">
            <text:p>11.4</text:p>
          </table:table-cell>
          <table:table-cell office:value-type="float" office:value="5.8646666666666603" table:style-name="ce1">
            <text:p>5.864666667</text:p>
          </table:table-cell>
          <table:table-cell office:value-type="float" office:value="0.13635273975603501" table:style-name="ce1">
            <text:p>0.13635274</text:p>
          </table:table-cell>
          <table:table-cell office:value-type="float" office:value="262966.11450933898" table:style-name="ce1">
            <text:p>262966.1145</text:p>
          </table:table-cell>
          <table:table-cell office:value-type="float" office:value="217427.22800268899" table:style-name="ce1">
            <text:p>217427.228</text:p>
          </table:table-cell>
          <table:table-cell office:value-type="float" office:value="0" table:style-name="ce1">
            <text:p>0</text:p>
          </table:table-cell>
          <table:table-cell office:value-type="float" office:value="2208.4177243573499" table:style-name="ce1">
            <text:p>2208.417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330.468782293203" table:style-name="ce1">
            <text:p>43330.46878</text:p>
          </table:table-cell>
          <table:table-cell office:value-type="float" office:value="0" table:style-name="ce1">
            <text:p>0</text:p>
          </table:table-cell>
          <table:table-cell office:value-type="float" office:value="0.44602710357772302" table:style-name="ce1">
            <text:p>0.44602710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5" table:style-name="ce1">
            <text:p>11.5</text:p>
          </table:table-cell>
          <table:table-cell office:value-type="float" office:value="5.9161111111111104" table:style-name="ce1">
            <text:p>5.916111111</text:p>
          </table:table-cell>
          <table:table-cell office:value-type="float" office:value="0.13754881642056199" table:style-name="ce1">
            <text:p>0.137548816</text:p>
          </table:table-cell>
          <table:table-cell office:value-type="float" office:value="267538.43398158997" table:style-name="ce1">
            <text:p>267538.434</text:p>
          </table:table-cell>
          <table:table-cell office:value-type="float" office:value="221017.73700334301" table:style-name="ce1">
            <text:p>221017.737</text:p>
          </table:table-cell>
          <table:table-cell office:value-type="float" office:value="0" table:style-name="ce1">
            <text:p>0</text:p>
          </table:table-cell>
          <table:table-cell office:value-type="float" office:value="2426.7103942342101" table:style-name="ce1">
            <text:p>2426.7103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093.986584012498" table:style-name="ce1">
            <text:p>44093.98658</text:p>
          </table:table-cell>
          <table:table-cell office:value-type="float" office:value="0" table:style-name="ce1">
            <text:p>0</text:p>
          </table:table-cell>
          <table:table-cell office:value-type="float" office:value="0.44595879739429201" table:style-name="ce1">
            <text:p>0.44595879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6" table:style-name="ce1">
            <text:p>11.6</text:p>
          </table:table-cell>
          <table:table-cell office:value-type="float" office:value="5.96755555555555" table:style-name="ce1">
            <text:p>5.967555556</text:p>
          </table:table-cell>
          <table:table-cell office:value-type="float" office:value="0.138744893085089" table:style-name="ce1">
            <text:p>0.138744893</text:p>
          </table:table-cell>
          <table:table-cell office:value-type="float" office:value="272162.449387045" table:style-name="ce1">
            <text:p>272162.4494</text:p>
          </table:table-cell>
          <table:table-cell office:value-type="float" office:value="224635.811946937" table:style-name="ce1">
            <text:p>224635.8119</text:p>
          </table:table-cell>
          <table:table-cell office:value-type="float" office:value="0" table:style-name="ce1">
            <text:p>0</text:p>
          </table:table-cell>
          <table:table-cell office:value-type="float" office:value="2662.4647766309699" table:style-name="ce1">
            <text:p>2662.464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864.172663476202" table:style-name="ce1">
            <text:p>44864.17266</text:p>
          </table:table-cell>
          <table:table-cell office:value-type="float" office:value="0" table:style-name="ce1">
            <text:p>0</text:p>
          </table:table-cell>
          <table:table-cell office:value-type="float" office:value="0.44589122329748399" table:style-name="ce1">
            <text:p>0.4458912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6999999999999" table:style-name="ce1">
            <text:p>11.7</text:p>
          </table:table-cell>
          <table:table-cell office:value-type="float" office:value="6.0190000000000001" table:style-name="ce1">
            <text:p>6.019</text:p>
          </table:table-cell>
          <table:table-cell office:value-type="float" office:value="0.13994096974961501" table:style-name="ce1">
            <text:p>0.13994097</text:p>
          </table:table-cell>
          <table:table-cell office:value-type="float" office:value="276839.17899395799" table:style-name="ce1">
            <text:p>276839.179</text:p>
          </table:table-cell>
          <table:table-cell office:value-type="float" office:value="228281.42606196299" table:style-name="ce1">
            <text:p>228281.4261</text:p>
          </table:table-cell>
          <table:table-cell office:value-type="float" office:value="0" table:style-name="ce1">
            <text:p>0</text:p>
          </table:table-cell>
          <table:table-cell office:value-type="float" office:value="2916.7259113111099" table:style-name="ce1">
            <text:p>2916.7259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641.027020684101" table:style-name="ce1">
            <text:p>45641.02702</text:p>
          </table:table-cell>
          <table:table-cell office:value-type="float" office:value="0" table:style-name="ce1">
            <text:p>0</text:p>
          </table:table-cell>
          <table:table-cell office:value-type="float" office:value="0.44582436713741003" table:style-name="ce1">
            <text:p>0.44582436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8" table:style-name="ce1">
            <text:p>11.8</text:p>
          </table:table-cell>
          <table:table-cell office:value-type="float" office:value="6.0704444444444396" table:style-name="ce1">
            <text:p>6.070444444</text:p>
          </table:table-cell>
          <table:table-cell office:value-type="float" office:value="0.14113704641414199" table:style-name="ce1">
            <text:p>0.141137046</text:p>
          </table:table-cell>
          <table:table-cell office:value-type="float" office:value="281569.67987280397" table:style-name="ce1">
            <text:p>281569.6799</text:p>
          </table:table-cell>
          <table:table-cell office:value-type="float" office:value="231954.55284495701" table:style-name="ce1">
            <text:p>231954.5528</text:p>
          </table:table-cell>
          <table:table-cell office:value-type="float" office:value="0" table:style-name="ce1">
            <text:p>0</text:p>
          </table:table-cell>
          <table:table-cell office:value-type="float" office:value="3190.5773722096501" table:style-name="ce1">
            <text:p>3190.577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424.549655636401" table:style-name="ce1">
            <text:p>46424.54966</text:p>
          </table:table-cell>
          <table:table-cell office:value-type="float" office:value="0" table:style-name="ce1">
            <text:p>0</text:p>
          </table:table-cell>
          <table:table-cell office:value-type="float" office:value="0.44575821515671799" table:style-name="ce1">
            <text:p>0.44575821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1.9" table:style-name="ce1">
            <text:p>11.9</text:p>
          </table:table-cell>
          <table:table-cell office:value-type="float" office:value="6.1218888888888801" table:style-name="ce1">
            <text:p>6.121888889</text:p>
          </table:table-cell>
          <table:table-cell office:value-type="float" office:value="0.14233312307866899" table:style-name="ce1">
            <text:p>0.142333123</text:p>
          </table:table-cell>
          <table:table-cell office:value-type="float" office:value="286355.04808373499" table:style-name="ce1">
            <text:p>286355.0481</text:p>
          </table:table-cell>
          <table:table-cell office:value-type="float" office:value="235655.16605554501" table:style-name="ce1">
            <text:p>235655.1661</text:p>
          </table:table-cell>
          <table:table-cell office:value-type="float" office:value="0" table:style-name="ce1">
            <text:p>0</text:p>
          </table:table-cell>
          <table:table-cell office:value-type="float" office:value="3485.1414598571901" table:style-name="ce1">
            <text:p>3485.14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214.740568332803" table:style-name="ce1">
            <text:p>47214.74057</text:p>
          </table:table-cell>
          <table:table-cell office:value-type="float" office:value="0" table:style-name="ce1">
            <text:p>0</text:p>
          </table:table-cell>
          <table:table-cell office:value-type="float" office:value="0.44569275397646402" table:style-name="ce1">
            <text:p>0.44569275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1733333333333302" table:style-name="ce1">
            <text:p>6.173333333</text:p>
          </table:table-cell>
          <table:table-cell office:value-type="float" office:value="0.143529199743195" table:style-name="ce1">
            <text:p>0.1435292</text:p>
          </table:table-cell>
          <table:table-cell office:value-type="float" office:value="291196.41881881899" table:style-name="ce1">
            <text:p>291196.4188</text:p>
          </table:table-cell>
          <table:table-cell office:value-type="float" office:value="239383.23971161401" table:style-name="ce1">
            <text:p>239383.2397</text:p>
          </table:table-cell>
          <table:table-cell office:value-type="float" office:value="0" table:style-name="ce1">
            <text:p>0</text:p>
          </table:table-cell>
          <table:table-cell office:value-type="float" office:value="3801.5793484310002" table:style-name="ce1">
            <text:p>3801.579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011.599758773598" table:style-name="ce1">
            <text:p>48011.59976</text:p>
          </table:table-cell>
          <table:table-cell office:value-type="float" office:value="0" table:style-name="ce1">
            <text:p>0</text:p>
          </table:table-cell>
          <table:table-cell office:value-type="float" office:value="0.445627970582605" table:style-name="ce1">
            <text:p>0.44562797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1" table:style-name="ce1">
            <text:p>12.1</text:p>
          </table:table-cell>
          <table:table-cell office:value-type="float" office:value="6.2247777777777697" table:style-name="ce1">
            <text:p>6.224777778</text:p>
          </table:table-cell>
          <table:table-cell office:value-type="float" office:value="0.14472527640772201" table:style-name="ce1">
            <text:p>0.144725276</text:p>
          </table:table-cell>
          <table:table-cell office:value-type="float" office:value="296094.96649945498" table:style-name="ce1">
            <text:p>296094.9665</text:p>
          </table:table-cell>
          <table:table-cell office:value-type="float" office:value="243138.74808461699" table:style-name="ce1">
            <text:p>243138.7481</text:p>
          </table:table-cell>
          <table:table-cell office:value-type="float" office:value="0" table:style-name="ce1">
            <text:p>0</text:p>
          </table:table-cell>
          <table:table-cell office:value-type="float" office:value="4141.0911878791903" table:style-name="ce1">
            <text:p>4141.091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815.127226958597" table:style-name="ce1">
            <text:p>48815.12723</text:p>
          </table:table-cell>
          <table:table-cell office:value-type="float" office:value="0" table:style-name="ce1">
            <text:p>0</text:p>
          </table:table-cell>
          <table:table-cell office:value-type="float" office:value="0.44556385231308998" table:style-name="ce1">
            <text:p>0.44556385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1999999999999" table:style-name="ce1">
            <text:p>12.2</text:p>
          </table:table-cell>
          <table:table-cell office:value-type="float" office:value="6.2762222222222199" table:style-name="ce1">
            <text:p>6.276222222</text:p>
          </table:table-cell>
          <table:table-cell office:value-type="float" office:value="0.14592135307224899" table:style-name="ce1">
            <text:p>0.145921353</text:p>
          </table:table-cell>
          <table:table-cell office:value-type="float" office:value="301051.904829329" table:style-name="ce1">
            <text:p>301051.9048</text:p>
          </table:table-cell>
          <table:table-cell office:value-type="float" office:value="246921.665694998" table:style-name="ce1">
            <text:p>246921.6657</text:p>
          </table:table-cell>
          <table:table-cell office:value-type="float" office:value="0" table:style-name="ce1">
            <text:p>0</text:p>
          </table:table-cell>
          <table:table-cell office:value-type="float" office:value="4504.9161614430504" table:style-name="ce1">
            <text:p>4504.916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625.322972887901" table:style-name="ce1">
            <text:p>49625.32297</text:p>
          </table:table-cell>
          <table:table-cell office:value-type="float" office:value="0" table:style-name="ce1">
            <text:p>0</text:p>
          </table:table-cell>
          <table:table-cell office:value-type="float" office:value="0.44550038684549598" table:style-name="ce1">
            <text:p>0.44550038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3" table:style-name="ce1">
            <text:p>12.3</text:p>
          </table:table-cell>
          <table:table-cell office:value-type="float" office:value="6.3276666666666603" table:style-name="ce1">
            <text:p>6.327666667</text:p>
          </table:table-cell>
          <table:table-cell office:value-type="float" office:value="0.147117429736775" table:style-name="ce1">
            <text:p>0.14711743</text:p>
          </table:table-cell>
          <table:table-cell office:value-type="float" office:value="306068.48680264101" table:style-name="ce1">
            <text:p>306068.4868</text:p>
          </table:table-cell>
          <table:table-cell office:value-type="float" office:value="250731.96730774301" table:style-name="ce1">
            <text:p>250731.9673</text:p>
          </table:table-cell>
          <table:table-cell office:value-type="float" office:value="0" table:style-name="ce1">
            <text:p>0</text:p>
          </table:table-cell>
          <table:table-cell office:value-type="float" office:value="4894.33249833631" table:style-name="ce1">
            <text:p>4894.3324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442.186996561497" table:style-name="ce1">
            <text:p>50442.187</text:p>
          </table:table-cell>
          <table:table-cell office:value-type="float" office:value="0" table:style-name="ce1">
            <text:p>0</text:p>
          </table:table-cell>
          <table:table-cell office:value-type="float" office:value="0.44543756218521502" table:style-name="ce1">
            <text:p>0.44543756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4" table:style-name="ce1">
            <text:p>12.4</text:p>
          </table:table-cell>
          <table:table-cell office:value-type="float" office:value="6.3791111111111096" table:style-name="ce1">
            <text:p>6.379111111</text:p>
          </table:table-cell>
          <table:table-cell office:value-type="float" office:value="0.148313506401302" table:style-name="ce1">
            <text:p>0.148313506</text:p>
          </table:table-cell>
          <table:table-cell office:value-type="float" office:value="311146.00466644001" table:style-name="ce1">
            <text:p>311146.0047</text:p>
          </table:table-cell>
          <table:table-cell office:value-type="float" office:value="254569.627928036" table:style-name="ce1">
            <text:p>254569.6279</text:p>
          </table:table-cell>
          <table:table-cell office:value-type="float" office:value="0" table:style-name="ce1">
            <text:p>0</text:p>
          </table:table-cell>
          <table:table-cell office:value-type="float" office:value="5310.6574404244802" table:style-name="ce1">
            <text:p>5310.657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265.719297979398" table:style-name="ce1">
            <text:p>51265.7193</text:p>
          </table:table-cell>
          <table:table-cell office:value-type="float" office:value="0" table:style-name="ce1">
            <text:p>0</text:p>
          </table:table-cell>
          <table:table-cell office:value-type="float" office:value="0.44537536665412802" table:style-name="ce1">
            <text:p>0.44537536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5" table:style-name="ce1">
            <text:p>12.5</text:p>
          </table:table-cell>
          <table:table-cell office:value-type="float" office:value="6.43055555555555" table:style-name="ce1">
            <text:p>6.430555556</text:p>
          </table:table-cell>
          <table:table-cell office:value-type="float" office:value="0.14950958306582801" table:style-name="ce1">
            <text:p>0.149509583</text:p>
          </table:table-cell>
          <table:table-cell office:value-type="float" office:value="316285.78983517399" table:style-name="ce1">
            <text:p>316285.7898</text:p>
          </table:table-cell>
          <table:table-cell office:value-type="float" office:value="258434.62279703599" table:style-name="ce1">
            <text:p>258434.6228</text:p>
          </table:table-cell>
          <table:table-cell office:value-type="float" office:value="0" table:style-name="ce1">
            <text:p>0</text:p>
          </table:table-cell>
          <table:table-cell office:value-type="float" office:value="5755.2471609964296" table:style-name="ce1">
            <text:p>5755.2471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095.919877141503" table:style-name="ce1">
            <text:p>52095.91988</text:p>
          </table:table-cell>
          <table:table-cell office:value-type="float" office:value="0" table:style-name="ce1">
            <text:p>0</text:p>
          </table:table-cell>
          <table:table-cell office:value-type="float" office:value="0.44531378887977002" table:style-name="ce1">
            <text:p>0.44531378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6.4820000000000002" table:style-name="ce1">
            <text:p>6.482</text:p>
          </table:table-cell>
          <table:table-cell office:value-type="float" office:value="0.15070565973035499" table:style-name="ce1">
            <text:p>0.15070566</text:p>
          </table:table-cell>
          <table:table-cell office:value-type="float" office:value="321489.212755855" table:style-name="ce1">
            <text:p>321489.2128</text:p>
          </table:table-cell>
          <table:table-cell office:value-type="float" office:value="262326.92738776002" table:style-name="ce1">
            <text:p>262326.9274</text:p>
          </table:table-cell>
          <table:table-cell office:value-type="float" office:value="0" table:style-name="ce1">
            <text:p>0</text:p>
          </table:table-cell>
          <table:table-cell office:value-type="float" office:value="6229.4966340476203" table:style-name="ce1">
            <text:p>6229.4966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932.788734047899" table:style-name="ce1">
            <text:p>52932.78873</text:p>
          </table:table-cell>
          <table:table-cell office:value-type="float" office:value="0" table:style-name="ce1">
            <text:p>0</text:p>
          </table:table-cell>
          <table:table-cell office:value-type="float" office:value="0.44525281778494102" table:style-name="ce1">
            <text:p>0.44525281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6999999999999" table:style-name="ce1">
            <text:p>12.7</text:p>
          </table:table-cell>
          <table:table-cell office:value-type="float" office:value="6.5334444444444397" table:style-name="ce1">
            <text:p>6.533444444</text:p>
          </table:table-cell>
          <table:table-cell office:value-type="float" office:value="0.151901736394882" table:style-name="ce1">
            <text:p>0.151901736</text:p>
          </table:table-cell>
          <table:table-cell office:value-type="float" office:value="326757.68272461701" table:style-name="ce1">
            <text:p>326757.6827</text:p>
          </table:table-cell>
          <table:table-cell office:value-type="float" office:value="266246.517401063" table:style-name="ce1">
            <text:p>266246.5174</text:p>
          </table:table-cell>
          <table:table-cell office:value-type="float" office:value="0" table:style-name="ce1">
            <text:p>0</text:p>
          </table:table-cell>
          <table:table-cell office:value-type="float" office:value="6734.8394548553697" table:style-name="ce1">
            <text:p>6734.839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776.325868698499" table:style-name="ce1">
            <text:p>53776.32587</text:p>
          </table:table-cell>
          <table:table-cell office:value-type="float" office:value="0" table:style-name="ce1">
            <text:p>0</text:p>
          </table:table-cell>
          <table:table-cell office:value-type="float" office:value="0.44519244257775598" table:style-name="ce1">
            <text:p>0.44519244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8" table:style-name="ce1">
            <text:p>12.8</text:p>
          </table:table-cell>
          <table:table-cell office:value-type="float" office:value="6.5848888888888801" table:style-name="ce1">
            <text:p>6.584888889</text:p>
          </table:table-cell>
          <table:table-cell office:value-type="float" office:value="0.15309781305940801" table:style-name="ce1">
            <text:p>0.153097813</text:p>
          </table:table-cell>
          <table:table-cell office:value-type="float" office:value="332092.64766019402" table:style-name="ce1">
            <text:p>332092.6477</text:p>
          </table:table-cell>
          <table:table-cell office:value-type="float" office:value="270193.36876173102" table:style-name="ce1">
            <text:p>270193.3688</text:p>
          </table:table-cell>
          <table:table-cell office:value-type="float" office:value="0" table:style-name="ce1">
            <text:p>0</text:p>
          </table:table-cell>
          <table:table-cell office:value-type="float" office:value="7272.7476173689602" table:style-name="ce1">
            <text:p>7272.747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626.531281093499" table:style-name="ce1">
            <text:p>54626.53128</text:p>
          </table:table-cell>
          <table:table-cell office:value-type="float" office:value="0" table:style-name="ce1">
            <text:p>0</text:p>
          </table:table-cell>
          <table:table-cell office:value-type="float" office:value="0.44513265274210501" table:style-name="ce1">
            <text:p>0.44513265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2.9" table:style-name="ce1">
            <text:p>12.9</text:p>
          </table:table-cell>
          <table:table-cell office:value-type="float" office:value="6.6363333333333303" table:style-name="ce1">
            <text:p>6.636333333</text:p>
          </table:table-cell>
          <table:table-cell office:value-type="float" office:value="0.15429388972393501" table:style-name="ce1">
            <text:p>0.15429389</text:p>
          </table:table-cell>
          <table:table-cell office:value-type="float" office:value="337495.59384596901" table:style-name="ce1">
            <text:p>337495.5938</text:p>
          </table:table-cell>
          <table:table-cell office:value-type="float" office:value="274167.45761466201" table:style-name="ce1">
            <text:p>274167.4576</text:p>
          </table:table-cell>
          <table:table-cell office:value-type="float" office:value="0" table:style-name="ce1">
            <text:p>0</text:p>
          </table:table-cell>
          <table:table-cell office:value-type="float" office:value="7844.7312600744599" table:style-name="ce1">
            <text:p>7844.73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483.404971232703" table:style-name="ce1">
            <text:p>55483.40497</text:p>
          </table:table-cell>
          <table:table-cell office:value-type="float" office:value="0" table:style-name="ce1">
            <text:p>0</text:p>
          </table:table-cell>
          <table:table-cell office:value-type="float" office:value="0.44507343802850102" table:style-name="ce1">
            <text:p>0.44507343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.6877777777777698" table:style-name="ce1">
            <text:p>6.687777778</text:p>
          </table:table-cell>
          <table:table-cell office:value-type="float" office:value="0.15548996638846199" table:style-name="ce1">
            <text:p>0.155489966</text:p>
          </table:table-cell>
          <table:table-cell office:value-type="float" office:value="342968.04565712798" table:style-name="ce1">
            <text:p>342968.0457</text:p>
          </table:table-cell>
          <table:table-cell office:value-type="float" office:value="278168.76032114099" table:style-name="ce1">
            <text:p>278168.7603</text:p>
          </table:table-cell>
          <table:table-cell office:value-type="float" office:value="0" table:style-name="ce1">
            <text:p>0</text:p>
          </table:table-cell>
          <table:table-cell office:value-type="float" office:value="8452.3383968706403" table:style-name="ce1">
            <text:p>8452.3383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346.946939116198" table:style-name="ce1">
            <text:p>56346.94694</text:p>
          </table:table-cell>
          <table:table-cell office:value-type="float" office:value="0" table:style-name="ce1">
            <text:p>0</text:p>
          </table:table-cell>
          <table:table-cell office:value-type="float" office:value="0.44501478844530101" table:style-name="ce1">
            <text:p>0.44501478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1" table:style-name="ce1">
            <text:p>13.1</text:p>
          </table:table-cell>
          <table:table-cell office:value-type="float" office:value="6.73922222222222" table:style-name="ce1">
            <text:p>6.739222222</text:p>
          </table:table-cell>
          <table:table-cell office:value-type="float" office:value="0.156686043052988" table:style-name="ce1">
            <text:p>0.156686043</text:p>
          </table:table-cell>
          <table:table-cell office:value-type="float" office:value="348511.56528916501" table:style-name="ce1">
            <text:p>348511.5653</text:p>
          </table:table-cell>
          <table:table-cell office:value-type="float" office:value="282197.253455217" table:style-name="ce1">
            <text:p>282197.2535</text:p>
          </table:table-cell>
          <table:table-cell office:value-type="float" office:value="0" table:style-name="ce1">
            <text:p>0</text:p>
          </table:table-cell>
          <table:table-cell office:value-type="float" office:value="9097.1546492043708" table:style-name="ce1">
            <text:p>9097.154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17.157184743999" table:style-name="ce1">
            <text:p>57217.15718</text:p>
          </table:table-cell>
          <table:table-cell office:value-type="float" office:value="0" table:style-name="ce1">
            <text:p>0</text:p>
          </table:table-cell>
          <table:table-cell office:value-type="float" office:value="0.444956694250286" table:style-name="ce1">
            <text:p>0.44495669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1999999999999" table:style-name="ce1">
            <text:p>13.2</text:p>
          </table:table-cell>
          <table:table-cell office:value-type="float" office:value="6.7906666666666604" table:style-name="ce1">
            <text:p>6.790666667</text:p>
          </table:table-cell>
          <table:table-cell office:value-type="float" office:value="0.15788211971751501" table:style-name="ce1">
            <text:p>0.15788212</text:p>
          </table:table-cell>
          <table:table-cell office:value-type="float" office:value="354127.75249478401" table:style-name="ce1">
            <text:p>354127.7525</text:p>
          </table:table-cell>
          <table:table-cell office:value-type="float" office:value="286252.913800154" table:style-name="ce1">
            <text:p>286252.9138</text:p>
          </table:table-cell>
          <table:table-cell office:value-type="float" office:value="0" table:style-name="ce1">
            <text:p>0</text:p>
          </table:table-cell>
          <table:table-cell office:value-type="float" office:value="9780.8029865138305" table:style-name="ce1">
            <text:p>9780.8029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094.035708115996" table:style-name="ce1">
            <text:p>58094.03571</text:p>
          </table:table-cell>
          <table:table-cell office:value-type="float" office:value="0" table:style-name="ce1">
            <text:p>0</text:p>
          </table:table-cell>
          <table:table-cell office:value-type="float" office:value="0.44489914594257302" table:style-name="ce1">
            <text:p>0.44489914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3" table:style-name="ce1">
            <text:p>13.3</text:p>
          </table:table-cell>
          <table:table-cell office:value-type="float" office:value="6.8421111111111097" table:style-name="ce1">
            <text:p>6.842111111</text:p>
          </table:table-cell>
          <table:table-cell office:value-type="float" office:value="0.15907819638204199" table:style-name="ce1">
            <text:p>0.159078196</text:p>
          </table:table-cell>
          <table:table-cell office:value-type="float" office:value="359818.24431656598" table:style-name="ce1">
            <text:p>359818.2443</text:p>
          </table:table-cell>
          <table:table-cell office:value-type="float" office:value="290335.71834497899" table:style-name="ce1">
            <text:p>290335.7183</text:p>
          </table:table-cell>
          <table:table-cell office:value-type="float" office:value="0" table:style-name="ce1">
            <text:p>0</text:p>
          </table:table-cell>
          <table:table-cell office:value-type="float" office:value="10504.9434623543" table:style-name="ce1">
            <text:p>10504.943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977.582509232401" table:style-name="ce1">
            <text:p>58977.58251</text:p>
          </table:table-cell>
          <table:table-cell office:value-type="float" office:value="0" table:style-name="ce1">
            <text:p>0</text:p>
          </table:table-cell>
          <table:table-cell office:value-type="float" office:value="0.44484213425485197" table:style-name="ce1">
            <text:p>0.44484213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4" table:style-name="ce1">
            <text:p>13.4</text:p>
          </table:table-cell>
          <table:table-cell office:value-type="float" office:value="6.8935555555555501" table:style-name="ce1">
            <text:p>6.893555556</text:p>
          </table:table-cell>
          <table:table-cell office:value-type="float" office:value="0.16027427304656799" table:style-name="ce1">
            <text:p>0.160274273</text:p>
          </table:table-cell>
          <table:table-cell office:value-type="float" office:value="365584.71477526397" table:style-name="ce1">
            <text:p>365584.7148</text:p>
          </table:table-cell>
          <table:table-cell office:value-type="float" office:value="294445.644281107" table:style-name="ce1">
            <text:p>294445.6443</text:p>
          </table:table-cell>
          <table:table-cell office:value-type="float" office:value="0" table:style-name="ce1">
            <text:p>0</text:p>
          </table:table-cell>
          <table:table-cell office:value-type="float" office:value="11271.272906063399" table:style-name="ce1">
            <text:p>11271.27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867.797588093003" table:style-name="ce1">
            <text:p>59867.79759</text:p>
          </table:table-cell>
          <table:table-cell office:value-type="float" office:value="0" table:style-name="ce1">
            <text:p>0</text:p>
          </table:table-cell>
          <table:table-cell office:value-type="float" office:value="0.44478565014592197" table:style-name="ce1">
            <text:p>0.4447856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5" table:style-name="ce1">
            <text:p>13.5</text:p>
          </table:table-cell>
          <table:table-cell office:value-type="float" office:value="6.9450000000000003" table:style-name="ce1">
            <text:p>6.945</text:p>
          </table:table-cell>
          <table:table-cell office:value-type="float" office:value="0.161470349711095" table:style-name="ce1">
            <text:p>0.16147035</text:p>
          </table:table-cell>
          <table:table-cell office:value-type="float" office:value="371428.87444594101" table:style-name="ce1">
            <text:p>371428.8744</text:p>
          </table:table-cell>
          <table:table-cell office:value-type="float" office:value="298582.66899904702" table:style-name="ce1">
            <text:p>298582.669</text:p>
          </table:table-cell>
          <table:table-cell office:value-type="float" office:value="0" table:style-name="ce1">
            <text:p>0</text:p>
          </table:table-cell>
          <table:table-cell office:value-type="float" office:value="12081.5245021965" table:style-name="ce1">
            <text:p>12081.5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764.6809446978" table:style-name="ce1">
            <text:p>60764.68094</text:p>
          </table:table-cell>
          <table:table-cell office:value-type="float" office:value="0" table:style-name="ce1">
            <text:p>0</text:p>
          </table:table-cell>
          <table:table-cell office:value-type="float" office:value="0.44472968479353397" table:style-name="ce1">
            <text:p>0.44472968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6" table:style-name="ce1">
            <text:p>13.6</text:p>
          </table:table-cell>
          <table:table-cell office:value-type="float" office:value="6.9964444444444398" table:style-name="ce1">
            <text:p>6.996444444</text:p>
          </table:table-cell>
          <table:table-cell office:value-type="float" office:value="0.16266642637562101" table:style-name="ce1">
            <text:p>0.162666426</text:p>
          </table:table-cell>
          <table:table-cell office:value-type="float" office:value="377352.46983841201" table:style-name="ce1">
            <text:p>377352.4698</text:p>
          </table:table-cell>
          <table:table-cell office:value-type="float" office:value="302746.77008518501" table:style-name="ce1">
            <text:p>302746.7701</text:p>
          </table:table-cell>
          <table:table-cell office:value-type="float" office:value="0" table:style-name="ce1">
            <text:p>0</text:p>
          </table:table-cell>
          <table:table-cell office:value-type="float" office:value="12937.467174179699" table:style-name="ce1">
            <text:p>12937.467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668.232579046999" table:style-name="ce1">
            <text:p>61668.23258</text:p>
          </table:table-cell>
          <table:table-cell office:value-type="float" office:value="0" table:style-name="ce1">
            <text:p>0</text:p>
          </table:table-cell>
          <table:table-cell office:value-type="float" office:value="0.44467422958749497" table:style-name="ce1">
            <text:p>0.444674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6999999999999" table:style-name="ce1">
            <text:p>13.7</text:p>
          </table:table-cell>
          <table:table-cell office:value-type="float" office:value="7.0478888888888802" table:style-name="ce1">
            <text:p>7.047888889</text:p>
          </table:table-cell>
          <table:table-cell office:value-type="float" office:value="0.16386250304014799" table:style-name="ce1">
            <text:p>0.163862503</text:p>
          </table:table-cell>
          <table:table-cell office:value-type="float" office:value="383357.28250759299" table:style-name="ce1">
            <text:p>383357.2825</text:p>
          </table:table-cell>
          <table:table-cell office:value-type="float" office:value="306937.92531864898" table:style-name="ce1">
            <text:p>306937.9253</text:p>
          </table:table-cell>
          <table:table-cell office:value-type="float" office:value="0" table:style-name="ce1">
            <text:p>0</text:p>
          </table:table-cell>
          <table:table-cell office:value-type="float" office:value="13840.9046978037" table:style-name="ce1">
            <text:p>13840.90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578.452491140401" table:style-name="ce1">
            <text:p>62578.45249</text:p>
          </table:table-cell>
          <table:table-cell office:value-type="float" office:value="0" table:style-name="ce1">
            <text:p>0</text:p>
          </table:table-cell>
          <table:table-cell office:value-type="float" office:value="0.44461927612305102" table:style-name="ce1">
            <text:p>0.44461927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7.0993333333333304" table:style-name="ce1">
            <text:p>7.099333333</text:p>
          </table:table-cell>
          <table:table-cell office:value-type="float" office:value="0.165058579704675" table:style-name="ce1">
            <text:p>0.16505858</text:p>
          </table:table-cell>
          <table:table-cell office:value-type="float" office:value="389445.12786321301" table:style-name="ce1">
            <text:p>389445.1279</text:p>
          </table:table-cell>
          <table:table-cell office:value-type="float" office:value="311156.11266823701" table:style-name="ce1">
            <text:p>311156.1127</text:p>
          </table:table-cell>
          <table:table-cell office:value-type="float" office:value="0" table:style-name="ce1">
            <text:p>0</text:p>
          </table:table-cell>
          <table:table-cell office:value-type="float" office:value="14793.674513997301" table:style-name="ce1">
            <text:p>14793.674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495.340680978101" table:style-name="ce1">
            <text:p>63495.34068</text:p>
          </table:table-cell>
          <table:table-cell office:value-type="float" office:value="0" table:style-name="ce1">
            <text:p>0</text:p>
          </table:table-cell>
          <table:table-cell office:value-type="float" office:value="0.44456481619451699" table:style-name="ce1">
            <text:p>0.4445648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3.9" table:style-name="ce1">
            <text:p>13.9</text:p>
          </table:table-cell>
          <table:table-cell office:value-type="float" office:value="7.1507777777777699" table:style-name="ce1">
            <text:p>7.150777778</text:p>
          </table:table-cell>
          <table:table-cell office:value-type="float" office:value="0.166254656369201" table:style-name="ce1">
            <text:p>0.166254656</text:p>
          </table:table-cell>
          <table:table-cell office:value-type="float" office:value="395617.85372810799" table:style-name="ce1">
            <text:p>395617.8537</text:p>
          </table:table-cell>
          <table:table-cell office:value-type="float" office:value="315401.31028942199" table:style-name="ce1">
            <text:p>315401.3103</text:p>
          </table:table-cell>
          <table:table-cell office:value-type="float" office:value="0" table:style-name="ce1">
            <text:p>0</text:p>
          </table:table-cell>
          <table:table-cell office:value-type="float" office:value="15797.6462901262" table:style-name="ce1">
            <text:p>15797.64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418.8971485601" table:style-name="ce1">
            <text:p>64418.89715</text:p>
          </table:table-cell>
          <table:table-cell office:value-type="float" office:value="0" table:style-name="ce1">
            <text:p>0</text:p>
          </table:table-cell>
          <table:table-cell office:value-type="float" office:value="0.44451084178915001" table:style-name="ce1">
            <text:p>0.44451084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2022222222222201" table:style-name="ce1">
            <text:p>7.202222222</text:p>
          </table:table-cell>
          <table:table-cell office:value-type="float" office:value="0.16745073303372801" table:style-name="ce1">
            <text:p>0.167450733</text:p>
          </table:table-cell>
          <table:table-cell office:value-type="float" office:value="401877.33879969898" table:style-name="ce1">
            <text:p>401877.3388</text:p>
          </table:table-cell>
          <table:table-cell office:value-type="float" office:value="319673.49652142503" table:style-name="ce1">
            <text:p>319673.4965</text:p>
          </table:table-cell>
          <table:table-cell office:value-type="float" office:value="0" table:style-name="ce1">
            <text:p>0</text:p>
          </table:table-cell>
          <table:table-cell office:value-type="float" office:value="16854.720384388402" table:style-name="ce1">
            <text:p>16854.720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349.121893886302" table:style-name="ce1">
            <text:p>65349.12189</text:p>
          </table:table-cell>
          <table:table-cell office:value-type="float" office:value="0" table:style-name="ce1">
            <text:p>0</text:p>
          </table:table-cell>
          <table:table-cell office:value-type="float" office:value="0.444457345081257" table:style-name="ce1">
            <text:p>0.44445734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1" table:style-name="ce1">
            <text:p>14.1</text:p>
          </table:table-cell>
          <table:table-cell office:value-type="float" office:value="7.2536666666666596" table:style-name="ce1">
            <text:p>7.253666667</text:p>
          </table:table-cell>
          <table:table-cell office:value-type="float" office:value="0.16864680969825499" table:style-name="ce1">
            <text:p>0.16864681</text:p>
          </table:table-cell>
          <table:table-cell office:value-type="float" office:value="408225.49127718998" table:style-name="ce1">
            <text:p>408225.4913</text:p>
          </table:table-cell>
          <table:table-cell office:value-type="float" office:value="323972.64988435298" table:style-name="ce1">
            <text:p>323972.6499</text:p>
          </table:table-cell>
          <table:table-cell office:value-type="float" office:value="0" table:style-name="ce1">
            <text:p>0</text:p>
          </table:table-cell>
          <table:table-cell office:value-type="float" office:value="17966.826475880101" table:style-name="ce1">
            <text:p>17966.82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86.014916956803" table:style-name="ce1">
            <text:p>66286.01492</text:p>
          </table:table-cell>
          <table:table-cell office:value-type="float" office:value="0" table:style-name="ce1">
            <text:p>0</text:p>
          </table:table-cell>
          <table:table-cell office:value-type="float" office:value="0.44440431842651801" table:style-name="ce1">
            <text:p>0.44440431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2" table:style-name="ce1">
            <text:p>14.2</text:p>
          </table:table-cell>
          <table:table-cell office:value-type="float" office:value="7.3051111111111098" table:style-name="ce1">
            <text:p>7.305111111</text:p>
          </table:table-cell>
          <table:table-cell office:value-type="float" office:value="0.169842886362781" table:style-name="ce1">
            <text:p>0.169842886</text:p>
          </table:table-cell>
          <table:table-cell office:value-type="float" office:value="414664.24799581798" table:style-name="ce1">
            <text:p>414664.248</text:p>
          </table:table-cell>
          <table:table-cell office:value-type="float" office:value="328298.74907640502" table:style-name="ce1">
            <text:p>328298.7491</text:p>
          </table:table-cell>
          <table:table-cell office:value-type="float" office:value="0" table:style-name="ce1">
            <text:p>0</text:p>
          </table:table-cell>
          <table:table-cell office:value-type="float" office:value="19135.9227016406" table:style-name="ce1">
            <text:p>19135.9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229.576217771595" table:style-name="ce1">
            <text:p>67229.57622</text:p>
          </table:table-cell>
          <table:table-cell office:value-type="float" office:value="0" table:style-name="ce1">
            <text:p>0</text:p>
          </table:table-cell>
          <table:table-cell office:value-type="float" office:value="0.44435175435652402" table:style-name="ce1">
            <text:p>0.44435175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3" table:style-name="ce1">
            <text:p>14.3</text:p>
          </table:table-cell>
          <table:table-cell office:value-type="float" office:value="7.3565555555555502" table:style-name="ce1">
            <text:p>7.356555556</text:p>
          </table:table-cell>
          <table:table-cell office:value-type="float" office:value="0.17103896302730801" table:style-name="ce1">
            <text:p>0.171038963</text:p>
          </table:table-cell>
          <table:table-cell office:value-type="float" office:value="421195.57442465599" table:style-name="ce1">
            <text:p>421195.5744</text:p>
          </table:table-cell>
          <table:table-cell office:value-type="float" office:value="332651.77297113702" table:style-name="ce1">
            <text:p>332651.773</text:p>
          </table:table-cell>
          <table:table-cell office:value-type="float" office:value="0" table:style-name="ce1">
            <text:p>0</text:p>
          </table:table-cell>
          <table:table-cell office:value-type="float" office:value="20363.995657187999" table:style-name="ce1">
            <text:p>20363.995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179.805796330693" table:style-name="ce1">
            <text:p>68179.8058</text:p>
          </table:table-cell>
          <table:table-cell office:value-type="float" office:value="0" table:style-name="ce1">
            <text:p>0</text:p>
          </table:table-cell>
          <table:table-cell office:value-type="float" office:value="0.44429964557351798" table:style-name="ce1">
            <text:p>0.44429964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4" table:style-name="ce1">
            <text:p>14.4</text:p>
          </table:table-cell>
          <table:table-cell office:value-type="float" office:value="7.4080000000000004" table:style-name="ce1">
            <text:p>7.408</text:p>
          </table:table-cell>
          <table:table-cell office:value-type="float" office:value="0.17223503969183401" table:style-name="ce1">
            <text:p>0.17223504</text:p>
          </table:table-cell>
          <table:table-cell office:value-type="float" office:value="427821.46580862103" table:style-name="ce1">
            <text:p>427821.4658</text:p>
          </table:table-cell>
          <table:table-cell office:value-type="float" office:value="337031.700614787" table:style-name="ce1">
            <text:p>337031.7006</text:p>
          </table:table-cell>
          <table:table-cell office:value-type="float" office:value="0" table:style-name="ce1">
            <text:p>0</text:p>
          </table:table-cell>
          <table:table-cell office:value-type="float" office:value="21653.061541199801" table:style-name="ce1">
            <text:p>21653.06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136.703652633994" table:style-name="ce1">
            <text:p>69136.70365</text:p>
          </table:table-cell>
          <table:table-cell office:value-type="float" office:value="0" table:style-name="ce1">
            <text:p>0</text:p>
          </table:table-cell>
          <table:table-cell office:value-type="float" office:value="0.44424798494532403" table:style-name="ce1">
            <text:p>0.44424798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5" table:style-name="ce1">
            <text:p>14.5</text:p>
          </table:table-cell>
          <table:table-cell office:value-type="float" office:value="7.4594444444444399" table:style-name="ce1">
            <text:p>7.459444444</text:p>
          </table:table-cell>
          <table:table-cell office:value-type="float" office:value="0.17343111635636099" table:style-name="ce1">
            <text:p>0.173431116</text:p>
          </table:table-cell>
          <table:table-cell office:value-type="float" office:value="434543.94955668697" table:style-name="ce1">
            <text:p>434543.9496</text:p>
          </table:table-cell>
          <table:table-cell office:value-type="float" office:value="341438.51122366602" table:style-name="ce1">
            <text:p>341438.5112</text:p>
          </table:table-cell>
          <table:table-cell office:value-type="float" office:value="0" table:style-name="ce1">
            <text:p>0</text:p>
          </table:table-cell>
          <table:table-cell office:value-type="float" office:value="23005.168546339501" table:style-name="ce1">
            <text:p>23005.168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100.269786681602" table:style-name="ce1">
            <text:p>70100.26979</text:p>
          </table:table-cell>
          <table:table-cell office:value-type="float" office:value="0" table:style-name="ce1">
            <text:p>0</text:p>
          </table:table-cell>
          <table:table-cell office:value-type="float" office:value="0.44419676550046699" table:style-name="ce1">
            <text:p>0.44419676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6" table:style-name="ce1">
            <text:p>14.6</text:p>
          </table:table-cell>
          <table:table-cell office:value-type="float" office:value="7.5108888888888803" table:style-name="ce1">
            <text:p>7.510888889</text:p>
          </table:table-cell>
          <table:table-cell office:value-type="float" office:value="0.174627193020888" table:style-name="ce1">
            <text:p>0.174627193</text:p>
          </table:table-cell>
          <table:table-cell office:value-type="float" office:value="441365.08870761702" table:style-name="ce1">
            <text:p>441365.0887</text:p>
          </table:table-cell>
          <table:table-cell office:value-type="float" office:value="345872.184181599" table:style-name="ce1">
            <text:p>345872.1842</text:p>
          </table:table-cell>
          <table:table-cell office:value-type="float" office:value="0" table:style-name="ce1">
            <text:p>0</text:p>
          </table:table-cell>
          <table:table-cell office:value-type="float" office:value="24422.400327543899" table:style-name="ce1">
            <text:p>24422.40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070.5041984735" table:style-name="ce1">
            <text:p>71070.5042</text:p>
          </table:table-cell>
          <table:table-cell office:value-type="float" office:value="0" table:style-name="ce1">
            <text:p>0</text:p>
          </table:table-cell>
          <table:table-cell office:value-type="float" office:value="0.44414598042346498" table:style-name="ce1">
            <text:p>0.4441459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7" table:style-name="ce1">
            <text:p>14.7</text:p>
          </table:table-cell>
          <table:table-cell office:value-type="float" office:value="7.5623333333333296" table:style-name="ce1">
            <text:p>7.562333333</text:p>
          </table:table-cell>
          <table:table-cell office:value-type="float" office:value="0.17582326968541401" table:style-name="ce1">
            <text:p>0.17582327</text:p>
          </table:table-cell>
          <table:table-cell office:value-type="float" office:value="448286.98597727501" table:style-name="ce1">
            <text:p>448286.986</text:p>
          </table:table-cell>
          <table:table-cell office:value-type="float" office:value="350332.69903742702" table:style-name="ce1">
            <text:p>350332.699</text:p>
          </table:table-cell>
          <table:table-cell office:value-type="float" office:value="0" table:style-name="ce1">
            <text:p>0</text:p>
          </table:table-cell>
          <table:table-cell office:value-type="float" office:value="25906.8800518387" table:style-name="ce1">
            <text:p>25906.880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047.406888009704" table:style-name="ce1">
            <text:p>72047.40689</text:p>
          </table:table-cell>
          <table:table-cell office:value-type="float" office:value="0" table:style-name="ce1">
            <text:p>0</text:p>
          </table:table-cell>
          <table:table-cell office:value-type="float" office:value="0.44409562305029299" table:style-name="ce1">
            <text:p>0.4440956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8" table:style-name="ce1">
            <text:p>14.8</text:p>
          </table:table-cell>
          <table:table-cell office:value-type="float" office:value="7.61377777777777" table:style-name="ce1">
            <text:p>7.613777778</text:p>
          </table:table-cell>
          <table:table-cell office:value-type="float" office:value="0.17701934634994099" table:style-name="ce1">
            <text:p>0.177019346</text:p>
          </table:table-cell>
          <table:table-cell office:value-type="float" office:value="455311.78756466601" table:style-name="ce1">
            <text:p>455311.7876</text:p>
          </table:table-cell>
          <table:table-cell office:value-type="float" office:value="354820.03550255799" table:style-name="ce1">
            <text:p>354820.0355</text:p>
          </table:table-cell>
          <table:table-cell office:value-type="float" office:value="0" table:style-name="ce1">
            <text:p>0</text:p>
          </table:table-cell>
          <table:table-cell office:value-type="float" office:value="27460.774206818201" table:style-name="ce1">
            <text:p>27460.774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030.977855290097" table:style-name="ce1">
            <text:p>73030.97786</text:p>
          </table:table-cell>
          <table:table-cell office:value-type="float" office:value="0" table:style-name="ce1">
            <text:p>0</text:p>
          </table:table-cell>
          <table:table-cell office:value-type="float" office:value="0.44404568686400198" table:style-name="ce1">
            <text:p>0.44404568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7.6652222222222202" table:style-name="ce1">
            <text:p>7.665222222</text:p>
          </table:table-cell>
          <table:table-cell office:value-type="float" office:value="0.17821542301446799" table:style-name="ce1">
            <text:p>0.178215423</text:p>
          </table:table-cell>
          <table:table-cell office:value-type="float" office:value="462441.68563676602" table:style-name="ce1">
            <text:p>462441.6856</text:p>
          </table:table-cell>
          <table:table-cell office:value-type="float" office:value="359334.17344857601" table:style-name="ce1">
            <text:p>359334.1734</text:p>
          </table:table-cell>
          <table:table-cell office:value-type="float" office:value="0" table:style-name="ce1">
            <text:p>0</text:p>
          </table:table-cell>
          <table:table-cell office:value-type="float" office:value="29086.295087875002" table:style-name="ce1">
            <text:p>29086.295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4021.217100314796" table:style-name="ce1">
            <text:p>74021.2171</text:p>
          </table:table-cell>
          <table:table-cell office:value-type="float" office:value="0" table:style-name="ce1">
            <text:p>0</text:p>
          </table:table-cell>
          <table:table-cell office:value-type="float" office:value="0.44399616549051002" table:style-name="ce1">
            <text:p>0.44399616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.7166666666666597" table:style-name="ce1">
            <text:p>7.716666667</text:p>
          </table:table-cell>
          <table:table-cell office:value-type="float" office:value="0.179411499678994" table:style-name="ce1">
            <text:p>0.1794115</text:p>
          </table:table-cell>
          <table:table-cell office:value-type="float" office:value="469678.91829469102" table:style-name="ce1">
            <text:p>469678.9183</text:p>
          </table:table-cell>
          <table:table-cell office:value-type="float" office:value="363875.09290489799" table:style-name="ce1">
            <text:p>363875.0929</text:p>
          </table:table-cell>
          <table:table-cell office:value-type="float" office:value="0" table:style-name="ce1">
            <text:p>0</text:p>
          </table:table-cell>
          <table:table-cell office:value-type="float" office:value="30785.700766709499" table:style-name="ce1">
            <text:p>30785.70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018.124623083801" table:style-name="ce1">
            <text:p>75018.12462</text:p>
          </table:table-cell>
          <table:table-cell office:value-type="float" office:value="0" table:style-name="ce1">
            <text:p>0</text:p>
          </table:table-cell>
          <table:table-cell office:value-type="float" office:value="0.44394705269451701" table:style-name="ce1">
            <text:p>0.44394705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1" table:style-name="ce1">
            <text:p>15.1</text:p>
          </table:table-cell>
          <table:table-cell office:value-type="float" office:value="7.7681111111111099" table:style-name="ce1">
            <text:p>7.768111111</text:p>
          </table:table-cell>
          <table:table-cell office:value-type="float" office:value="0.18060757634352101" table:style-name="ce1">
            <text:p>0.180607576</text:p>
          </table:table-cell>
          <table:table-cell office:value-type="float" office:value="477025.76590129902" table:style-name="ce1">
            <text:p>477025.7659</text:p>
          </table:table-cell>
          <table:table-cell office:value-type="float" office:value="368442.77405648201" table:style-name="ce1">
            <text:p>368442.7741</text:p>
          </table:table-cell>
          <table:table-cell office:value-type="float" office:value="0" table:style-name="ce1">
            <text:p>0</text:p>
          </table:table-cell>
          <table:table-cell office:value-type="float" office:value="32561.291421219601" table:style-name="ce1">
            <text:p>32561.29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021.700423596994" table:style-name="ce1">
            <text:p>76021.70042</text:p>
          </table:table-cell>
          <table:table-cell office:value-type="float" office:value="0" table:style-name="ce1">
            <text:p>0</text:p>
          </table:table-cell>
          <table:table-cell office:value-type="float" office:value="0.44389834237558901" table:style-name="ce1">
            <text:p>0.44389834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2" table:style-name="ce1">
            <text:p>15.2</text:p>
          </table:table-cell>
          <table:table-cell office:value-type="float" office:value="7.8195555555555503" table:style-name="ce1">
            <text:p>7.819555556</text:p>
          </table:table-cell>
          <table:table-cell office:value-type="float" office:value="0.18180365300804699" table:style-name="ce1">
            <text:p>0.181803653</text:p>
          </table:table-cell>
          <table:table-cell office:value-type="float" office:value="484484.542951977" table:style-name="ce1">
            <text:p>484484.543</text:p>
          </table:table-cell>
          <table:table-cell office:value-type="float" office:value="373037.19724158198" table:style-name="ce1">
            <text:p>373037.1972</text:p>
          </table:table-cell>
          <table:table-cell office:value-type="float" office:value="0" table:style-name="ce1">
            <text:p>0</text:p>
          </table:table-cell>
          <table:table-cell office:value-type="float" office:value="34415.401208540403" table:style-name="ce1">
            <text:p>34415.401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031.944501854494" table:style-name="ce1">
            <text:p>77031.9445</text:p>
          </table:table-cell>
          <table:table-cell office:value-type="float" office:value="0" table:style-name="ce1">
            <text:p>0</text:p>
          </table:table-cell>
          <table:table-cell office:value-type="float" office:value="0.44385002856435402" table:style-name="ce1">
            <text:p>0.44385002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3" table:style-name="ce1">
            <text:p>15.3</text:p>
          </table:table-cell>
          <table:table-cell office:value-type="float" office:value="7.8710000000000004" table:style-name="ce1">
            <text:p>7.871</text:p>
          </table:table-cell>
          <table:table-cell office:value-type="float" office:value="0.182999729672574" table:style-name="ce1">
            <text:p>0.18299973</text:p>
          </table:table-cell>
          <table:table-cell office:value-type="float" office:value="492057.58518992498" table:style-name="ce1">
            <text:p>492057.5852</text:p>
          </table:table-cell>
          <table:table-cell office:value-type="float" office:value="377658.342949552" table:style-name="ce1">
            <text:p>377658.3429</text:p>
          </table:table-cell>
          <table:table-cell office:value-type="float" office:value="0" table:style-name="ce1">
            <text:p>0</text:p>
          </table:table-cell>
          <table:table-cell office:value-type="float" office:value="36350.385382516302" table:style-name="ce1">
            <text:p>36350.385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048.856857856401" table:style-name="ce1">
            <text:p>78048.85686</text:p>
          </table:table-cell>
          <table:table-cell office:value-type="float" office:value="0" table:style-name="ce1">
            <text:p>0</text:p>
          </table:table-cell>
          <table:table-cell office:value-type="float" office:value="0.44380210541884901" table:style-name="ce1">
            <text:p>0.44380210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4" table:style-name="ce1">
            <text:p>15.4</text:p>
          </table:table-cell>
          <table:table-cell office:value-type="float" office:value="7.92244444444444" table:style-name="ce1">
            <text:p>7.922444444</text:p>
          </table:table-cell>
          <table:table-cell office:value-type="float" office:value="0.184195806337101" table:style-name="ce1">
            <text:p>0.184195806</text:p>
          </table:table-cell>
          <table:table-cell office:value-type="float" office:value="499747.23236027698" table:style-name="ce1">
            <text:p>499747.2324</text:p>
          </table:table-cell>
          <table:table-cell office:value-type="float" office:value="382306.19181869301" table:style-name="ce1">
            <text:p>382306.1918</text:p>
          </table:table-cell>
          <table:table-cell office:value-type="float" office:value="0" table:style-name="ce1">
            <text:p>0</text:p>
          </table:table-cell>
          <table:table-cell office:value-type="float" office:value="38368.603049982303" table:style-name="ce1">
            <text:p>38368.60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072.437491602395" table:style-name="ce1">
            <text:p>79072.43749</text:p>
          </table:table-cell>
          <table:table-cell office:value-type="float" office:value="0" table:style-name="ce1">
            <text:p>0</text:p>
          </table:table-cell>
          <table:table-cell office:value-type="float" office:value="0.443754567220978" table:style-name="ce1">
            <text:p>0.44375456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5" table:style-name="ce1">
            <text:p>15.5</text:p>
          </table:table-cell>
          <table:table-cell office:value-type="float" office:value="7.9738888888888804" table:style-name="ce1">
            <text:p>7.973888889</text:p>
          </table:table-cell>
          <table:table-cell office:value-type="float" office:value="0.18539188300162701" table:style-name="ce1">
            <text:p>0.185391883</text:p>
          </table:table-cell>
          <table:table-cell office:value-type="float" office:value="507555.80778556899" table:style-name="ce1">
            <text:p>507555.8078</text:p>
          </table:table-cell>
          <table:table-cell office:value-type="float" office:value="386980.72463414801" table:style-name="ce1">
            <text:p>386980.7246</text:p>
          </table:table-cell>
          <table:table-cell office:value-type="float" office:value="0" table:style-name="ce1">
            <text:p>0</text:p>
          </table:table-cell>
          <table:table-cell office:value-type="float" office:value="40472.396748328902" table:style-name="ce1">
            <text:p>40472.39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102.686403092797" table:style-name="ce1">
            <text:p>80102.6864</text:p>
          </table:table-cell>
          <table:table-cell office:value-type="float" office:value="0" table:style-name="ce1">
            <text:p>0</text:p>
          </table:table-cell>
          <table:table-cell office:value-type="float" office:value="0.44370740837310002" table:style-name="ce1">
            <text:p>0.44370740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8.0253333333333305" table:style-name="ce1">
            <text:p>8.025333333</text:p>
          </table:table-cell>
          <table:table-cell office:value-type="float" office:value="0.18658795966615399" table:style-name="ce1">
            <text:p>0.18658796</text:p>
          </table:table-cell>
          <table:table-cell office:value-type="float" office:value="515485.59672466002" table:style-name="ce1">
            <text:p>515485.5967</text:p>
          </table:table-cell>
          <table:table-cell office:value-type="float" office:value="391681.922325839" table:style-name="ce1">
            <text:p>391681.9223</text:p>
          </table:table-cell>
          <table:table-cell office:value-type="float" office:value="0" table:style-name="ce1">
            <text:p>0</text:p>
          </table:table-cell>
          <table:table-cell office:value-type="float" office:value="42664.070806493299" table:style-name="ce1">
            <text:p>42664.070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139.603592327403" table:style-name="ce1">
            <text:p>81139.60359</text:p>
          </table:table-cell>
          <table:table-cell office:value-type="float" office:value="0" table:style-name="ce1">
            <text:p>0</text:p>
          </table:table-cell>
          <table:table-cell office:value-type="float" office:value="0.44366062339472701" table:style-name="ce1">
            <text:p>0.4436606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7" table:style-name="ce1">
            <text:p>15.7</text:p>
          </table:table-cell>
          <table:table-cell office:value-type="float" office:value="8.0767777777777692" table:style-name="ce1">
            <text:p>8.076777778</text:p>
          </table:table-cell>
          <table:table-cell office:value-type="float" office:value="0.187784036330681" table:style-name="ce1">
            <text:p>0.187784036</text:p>
          </table:table-cell>
          <table:table-cell office:value-type="float" office:value="523538.82613393001" table:style-name="ce1">
            <text:p>523538.8261</text:p>
          </table:table-cell>
          <table:table-cell office:value-type="float" office:value="396409.76596644201" table:style-name="ce1">
            <text:p>396409.766</text:p>
          </table:table-cell>
          <table:table-cell office:value-type="float" office:value="0" table:style-name="ce1">
            <text:p>0</text:p>
          </table:table-cell>
          <table:table-cell office:value-type="float" office:value="44945.871108181098" table:style-name="ce1">
            <text:p>44945.871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183.1890593063" table:style-name="ce1">
            <text:p>82183.18906</text:p>
          </table:table-cell>
          <table:table-cell office:value-type="float" office:value="0" table:style-name="ce1">
            <text:p>0</text:p>
          </table:table-cell>
          <table:table-cell office:value-type="float" office:value="0.44361420691933701" table:style-name="ce1">
            <text:p>0.44361420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8" table:style-name="ce1">
            <text:p>15.8</text:p>
          </table:table-cell>
          <table:table-cell office:value-type="float" office:value="8.1282222222222202" table:style-name="ce1">
            <text:p>8.128222222</text:p>
          </table:table-cell>
          <table:table-cell office:value-type="float" office:value="0.18898011299520701" table:style-name="ce1">
            <text:p>0.188980113</text:p>
          </table:table-cell>
          <table:table-cell office:value-type="float" office:value="531717.64887325699" table:style-name="ce1">
            <text:p>531717.6489</text:p>
          </table:table-cell>
          <table:table-cell office:value-type="float" office:value="401164.23676941299" table:style-name="ce1">
            <text:p>401164.2368</text:p>
          </table:table-cell>
          <table:table-cell office:value-type="float" office:value="0" table:style-name="ce1">
            <text:p>0</text:p>
          </table:table-cell>
          <table:table-cell office:value-type="float" office:value="47319.9692998147" table:style-name="ce1">
            <text:p>47319.9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233.442804029502" table:style-name="ce1">
            <text:p>83233.4428</text:p>
          </table:table-cell>
          <table:table-cell office:value-type="float" office:value="0" table:style-name="ce1">
            <text:p>0</text:p>
          </table:table-cell>
          <table:table-cell office:value-type="float" office:value="0.44356815369128899" table:style-name="ce1">
            <text:p>0.44356815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5.9" table:style-name="ce1">
            <text:p>15.9</text:p>
          </table:table-cell>
          <table:table-cell office:value-type="float" office:value="8.1796666666666606" table:style-name="ce1">
            <text:p>8.179666667</text:p>
          </table:table-cell>
          <table:table-cell office:value-type="float" office:value="0.19017618965973401" table:style-name="ce1">
            <text:p>0.19017619</text:p>
          </table:table-cell>
          <table:table-cell office:value-type="float" office:value="540024.13550017704" table:style-name="ce1">
            <text:p>540024.1355</text:p>
          </table:table-cell>
          <table:table-cell office:value-type="float" office:value="405945.31608703802" table:style-name="ce1">
            <text:p>405945.3161</text:p>
          </table:table-cell>
          <table:table-cell office:value-type="float" office:value="0" table:style-name="ce1">
            <text:p>0</text:p>
          </table:table-cell>
          <table:table-cell office:value-type="float" office:value="49788.454586642103" table:style-name="ce1">
            <text:p>49788.45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290.364826496894" table:style-name="ce1">
            <text:p>84290.36483</text:p>
          </table:table-cell>
          <table:table-cell office:value-type="float" office:value="0" table:style-name="ce1">
            <text:p>0</text:p>
          </table:table-cell>
          <table:table-cell office:value-type="float" office:value="0.443522458562847" table:style-name="ce1">
            <text:p>0.44352245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311111111111099" table:style-name="ce1">
            <text:p>8.231111111</text:p>
          </table:table-cell>
          <table:table-cell office:value-type="float" office:value="0.19137226632426099" table:style-name="ce1">
            <text:p>0.191372266</text:p>
          </table:table-cell>
          <table:table-cell office:value-type="float" office:value="548460.27651758306" table:style-name="ce1">
            <text:p>548460.2765</text:p>
          </table:table-cell>
          <table:table-cell office:value-type="float" office:value="410752.98540854198" table:style-name="ce1">
            <text:p>410752.9854</text:p>
          </table:table-cell>
          <table:table-cell office:value-type="float" office:value="0" table:style-name="ce1">
            <text:p>0</text:p>
          </table:table-cell>
          <table:table-cell office:value-type="float" office:value="52353.335982332603" table:style-name="ce1">
            <text:p>52353.33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353.955126708606" table:style-name="ce1">
            <text:p>85353.95513</text:p>
          </table:table-cell>
          <table:table-cell office:value-type="float" office:value="0" table:style-name="ce1">
            <text:p>0</text:p>
          </table:table-cell>
          <table:table-cell office:value-type="float" office:value="0.44347711649129401" table:style-name="ce1">
            <text:p>0.4434771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100000000000001" table:style-name="ce1">
            <text:p>16.1</text:p>
          </table:table-cell>
          <table:table-cell office:value-type="float" office:value="8.2825555555555503" table:style-name="ce1">
            <text:p>8.282555556</text:p>
          </table:table-cell>
          <table:table-cell office:value-type="float" office:value="0.192568342988787" table:style-name="ce1">
            <text:p>0.192568343</text:p>
          </table:table-cell>
          <table:table-cell office:value-type="float" office:value="557027.997269755" table:style-name="ce1">
            <text:p>557027.9973</text:p>
          </table:table-cell>
          <table:table-cell office:value-type="float" office:value="415587.226358218" table:style-name="ce1">
            <text:p>415587.2264</text:p>
          </table:table-cell>
          <table:table-cell office:value-type="float" office:value="0" table:style-name="ce1">
            <text:p>0</text:p>
          </table:table-cell>
          <table:table-cell office:value-type="float" office:value="55016.557206871803" table:style-name="ce1">
            <text:p>55016.557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424.213704664595" table:style-name="ce1">
            <text:p>86424.2137</text:p>
          </table:table-cell>
          <table:table-cell office:value-type="float" office:value="0" table:style-name="ce1">
            <text:p>0</text:p>
          </table:table-cell>
          <table:table-cell office:value-type="float" office:value="0.443432122536145" table:style-name="ce1">
            <text:p>0.4434321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8.3339999999999996" table:style-name="ce1">
            <text:p>8.334</text:p>
          </table:table-cell>
          <table:table-cell office:value-type="float" office:value="0.19376441965331401" table:style-name="ce1">
            <text:p>0.19376442</text:p>
          </table:table-cell>
          <table:table-cell office:value-type="float" office:value="565729.18665259203" table:style-name="ce1">
            <text:p>565729.1867</text:p>
          </table:table-cell>
          <table:table-cell office:value-type="float" office:value="420448.02069360297" table:style-name="ce1">
            <text:p>420448.0207</text:p>
          </table:table-cell>
          <table:table-cell office:value-type="float" office:value="0" table:style-name="ce1">
            <text:p>0</text:p>
          </table:table-cell>
          <table:table-cell office:value-type="float" office:value="57780.025398624697" table:style-name="ce1">
            <text:p>57780.02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501.140560364904" table:style-name="ce1">
            <text:p>87501.14056</text:p>
          </table:table-cell>
          <table:table-cell office:value-type="float" office:value="0" table:style-name="ce1">
            <text:p>0</text:p>
          </table:table-cell>
          <table:table-cell office:value-type="float" office:value="0.44338747185645699" table:style-name="ce1">
            <text:p>0.44338747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3" table:style-name="ce1">
            <text:p>16.3</text:p>
          </table:table-cell>
          <table:table-cell office:value-type="float" office:value="8.38544444444444" table:style-name="ce1">
            <text:p>8.385444444</text:p>
          </table:table-cell>
          <table:table-cell office:value-type="float" office:value="0.19496049631783999" table:style-name="ce1">
            <text:p>0.194960496</text:p>
          </table:table-cell>
          <table:table-cell office:value-type="float" office:value="574565.73949651001" table:style-name="ce1">
            <text:p>574565.7395</text:p>
          </table:table-cell>
          <table:table-cell office:value-type="float" office:value="425335.350303685" table:style-name="ce1">
            <text:p>425335.3503</text:p>
          </table:table-cell>
          <table:table-cell office:value-type="float" office:value="0" table:style-name="ce1">
            <text:p>0</text:p>
          </table:table-cell>
          <table:table-cell office:value-type="float" office:value="60645.653499015498" table:style-name="ce1">
            <text:p>60645.6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584.735693809504" table:style-name="ce1">
            <text:p>88584.73569</text:p>
          </table:table-cell>
          <table:table-cell office:value-type="float" office:value="0" table:style-name="ce1">
            <text:p>0</text:p>
          </table:table-cell>
          <table:table-cell office:value-type="float" office:value="0.44334315970821198" table:style-name="ce1">
            <text:p>0.443343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399999999999899" table:style-name="ce1">
            <text:p>16.4</text:p>
          </table:table-cell>
          <table:table-cell office:value-type="float" office:value="8.4368888888888804" table:style-name="ce1">
            <text:p>8.436888889</text:p>
          </table:table-cell>
          <table:table-cell office:value-type="float" office:value="0.19615657298236699" table:style-name="ce1">
            <text:p>0.196156573</text:p>
          </table:table-cell>
          <table:table-cell office:value-type="float" office:value="583539.61101337604" table:style-name="ce1">
            <text:p>583539.611</text:p>
          </table:table-cell>
          <table:table-cell office:value-type="float" office:value="430249.19720715098" table:style-name="ce1">
            <text:p>430249.1972</text:p>
          </table:table-cell>
          <table:table-cell office:value-type="float" office:value="0" table:style-name="ce1">
            <text:p>0</text:p>
          </table:table-cell>
          <table:table-cell office:value-type="float" office:value="63615.414701226102" table:style-name="ce1">
            <text:p>63615.4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674.999104998293" table:style-name="ce1">
            <text:p>89674.9991</text:p>
          </table:table-cell>
          <table:table-cell office:value-type="float" office:value="0" table:style-name="ce1">
            <text:p>0</text:p>
          </table:table-cell>
          <table:table-cell office:value-type="float" office:value="0.44329918144179498" table:style-name="ce1">
            <text:p>0.44329918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5" table:style-name="ce1">
            <text:p>16.5</text:p>
          </table:table-cell>
          <table:table-cell office:value-type="float" office:value="8.4883333333333297" table:style-name="ce1">
            <text:p>8.488333333</text:p>
          </table:table-cell>
          <table:table-cell office:value-type="float" office:value="0.197352649646894" table:style-name="ce1">
            <text:p>0.19735265</text:p>
          </table:table-cell>
          <table:table-cell office:value-type="float" office:value="592652.88021758699" table:style-name="ce1">
            <text:p>592652.8802</text:p>
          </table:table-cell>
          <table:table-cell office:value-type="float" office:value="435189.54355066101" table:style-name="ce1">
            <text:p>435189.5436</text:p>
          </table:table-cell>
          <table:table-cell office:value-type="float" office:value="0" table:style-name="ce1">
            <text:p>0</text:p>
          </table:table-cell>
          <table:table-cell office:value-type="float" office:value="66691.405872994204" table:style-name="ce1">
            <text:p>66691.405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771.930793931402" table:style-name="ce1">
            <text:p>90771.93079</text:p>
          </table:table-cell>
          <table:table-cell office:value-type="float" office:value="0" table:style-name="ce1">
            <text:p>0</text:p>
          </table:table-cell>
          <table:table-cell office:value-type="float" office:value="0.44325553249955502" table:style-name="ce1">
            <text:p>0.44325553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600000000000001" table:style-name="ce1">
            <text:p>16.6</text:p>
          </table:table-cell>
          <table:table-cell office:value-type="float" office:value="8.5397777777777701" table:style-name="ce1">
            <text:p>8.539777778</text:p>
          </table:table-cell>
          <table:table-cell office:value-type="float" office:value="0.19854872631142001" table:style-name="ce1">
            <text:p>0.198548726</text:p>
          </table:table-cell>
          <table:table-cell office:value-type="float" office:value="601907.81789120601" table:style-name="ce1">
            <text:p>601907.8179</text:p>
          </table:table-cell>
          <table:table-cell office:value-type="float" office:value="440156.37160716101" table:style-name="ce1">
            <text:p>440156.3716</text:p>
          </table:table-cell>
          <table:table-cell office:value-type="float" office:value="0" table:style-name="ce1">
            <text:p>0</text:p>
          </table:table-cell>
          <table:table-cell office:value-type="float" office:value="69875.915523436197" table:style-name="ce1">
            <text:p>69875.915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875.530760608701" table:style-name="ce1">
            <text:p>91875.53076</text:p>
          </table:table-cell>
          <table:table-cell office:value-type="float" office:value="0" table:style-name="ce1">
            <text:p>0</text:p>
          </table:table-cell>
          <table:table-cell office:value-type="float" office:value="0.44321220841342701" table:style-name="ce1">
            <text:p>0.44321220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7" table:style-name="ce1">
            <text:p>16.7</text:p>
          </table:table-cell>
          <table:table-cell office:value-type="float" office:value="8.5912222222222194" table:style-name="ce1">
            <text:p>8.591222222</text:p>
          </table:table-cell>
          <table:table-cell office:value-type="float" office:value="0.19974480297594699" table:style-name="ce1">
            <text:p>0.199744803</text:p>
          </table:table-cell>
          <table:table-cell office:value-type="float" office:value="611306.953611398" table:style-name="ce1">
            <text:p>611306.9536</text:p>
          </table:table-cell>
          <table:table-cell office:value-type="float" office:value="445149.66377422702" table:style-name="ce1">
            <text:p>445149.6638</text:p>
          </table:table-cell>
          <table:table-cell office:value-type="float" office:value="0" table:style-name="ce1">
            <text:p>0</text:p>
          </table:table-cell>
          <table:table-cell office:value-type="float" office:value="73171.490832139796" table:style-name="ce1">
            <text:p>73171.490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985.799005030407" table:style-name="ce1">
            <text:p>92985.79901</text:p>
          </table:table-cell>
          <table:table-cell office:value-type="float" office:value="0" table:style-name="ce1">
            <text:p>0</text:p>
          </table:table-cell>
          <table:table-cell office:value-type="float" office:value="0.44316920480265398" table:style-name="ce1">
            <text:p>0.44316920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8.6426666666666598" table:style-name="ce1">
            <text:p>8.642666667</text:p>
          </table:table-cell>
          <table:table-cell office:value-type="float" office:value="0.200940879640474" table:style-name="ce1">
            <text:p>0.20094088</text:p>
          </table:table-cell>
          <table:table-cell office:value-type="float" office:value="620853.135716483" table:style-name="ce1">
            <text:p>620853.1357</text:p>
          </table:table-cell>
          <table:table-cell office:value-type="float" office:value="450169.40257243998" table:style-name="ce1">
            <text:p>450169.4026</text:p>
          </table:table-cell>
          <table:table-cell office:value-type="float" office:value="0" table:style-name="ce1">
            <text:p>0</text:p>
          </table:table-cell>
          <table:table-cell office:value-type="float" office:value="76580.997616846304" table:style-name="ce1">
            <text:p>76580.99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102.735527196302" table:style-name="ce1">
            <text:p>94102.73553</text:p>
          </table:table-cell>
          <table:table-cell office:value-type="float" office:value="0" table:style-name="ce1">
            <text:p>0</text:p>
          </table:table-cell>
          <table:table-cell office:value-type="float" office:value="0.44312651737155501" table:style-name="ce1">
            <text:p>0.44312651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6.899999999999899" table:style-name="ce1">
            <text:p>16.9</text:p>
          </table:table-cell>
          <table:table-cell office:value-type="float" office:value="8.6941111111111091" table:style-name="ce1">
            <text:p>8.694111111</text:p>
          </table:table-cell>
          <table:table-cell office:value-type="float" office:value="0.202136956305" table:style-name="ce1">
            <text:p>0.202136956</text:p>
          </table:table-cell>
          <table:table-cell office:value-type="float" office:value="630549.57793562498" table:style-name="ce1">
            <text:p>630549.5779</text:p>
          </table:table-cell>
          <table:table-cell office:value-type="float" office:value="455215.57064379199" table:style-name="ce1">
            <text:p>455215.5706</text:p>
          </table:table-cell>
          <table:table-cell office:value-type="float" office:value="0" table:style-name="ce1">
            <text:p>0</text:p>
          </table:table-cell>
          <table:table-cell office:value-type="float" office:value="80107.666964726901" table:style-name="ce1">
            <text:p>80107.666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226.340327106402" table:style-name="ce1">
            <text:p>95226.34033</text:p>
          </table:table-cell>
          <table:table-cell office:value-type="float" office:value="0" table:style-name="ce1">
            <text:p>0</text:p>
          </table:table-cell>
          <table:table-cell office:value-type="float" office:value="0.44308414190738299" table:style-name="ce1">
            <text:p>0.44308414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.7455555555555495" table:style-name="ce1">
            <text:p>8.745555556</text:p>
          </table:table-cell>
          <table:table-cell office:value-type="float" office:value="0.20333303296952701" table:style-name="ce1">
            <text:p>0.203333033</text:p>
          </table:table-cell>
          <table:table-cell office:value-type="float" office:value="640399.88677778898" table:style-name="ce1">
            <text:p>640399.8868</text:p>
          </table:table-cell>
          <table:table-cell office:value-type="float" office:value="460288.15075012099" table:style-name="ce1">
            <text:p>460288.1508</text:p>
          </table:table-cell>
          <table:table-cell office:value-type="float" office:value="0" table:style-name="ce1">
            <text:p>0</text:p>
          </table:table-cell>
          <table:table-cell office:value-type="float" office:value="83755.122622906303" table:style-name="ce1">
            <text:p>83755.12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356.613404760894" table:style-name="ce1">
            <text:p>96356.6134</text:p>
          </table:table-cell>
          <table:table-cell office:value-type="float" office:value="0" table:style-name="ce1">
            <text:p>0</text:p>
          </table:table-cell>
          <table:table-cell office:value-type="float" office:value="0.44304207427823999" table:style-name="ce1">
            <text:p>0.44304207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100000000000001" table:style-name="ce1">
            <text:p>17.1</text:p>
          </table:table-cell>
          <table:table-cell office:value-type="float" office:value="8.7970000000000006" table:style-name="ce1">
            <text:p>8.797</text:p>
          </table:table-cell>
          <table:table-cell office:value-type="float" office:value="0.20452910963405299" table:style-name="ce1">
            <text:p>0.20452911</text:p>
          </table:table-cell>
          <table:table-cell office:value-type="float" office:value="650408.06464799901" table:style-name="ce1">
            <text:p>650408.0646</text:p>
          </table:table-cell>
          <table:table-cell office:value-type="float" office:value="465387.12577158102" table:style-name="ce1">
            <text:p>465387.1258</text:p>
          </table:table-cell>
          <table:table-cell office:value-type="float" office:value="0" table:style-name="ce1">
            <text:p>0</text:p>
          </table:table-cell>
          <table:table-cell office:value-type="float" office:value="87527.384116258007" table:style-name="ce1">
            <text:p>87527.384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493.554760159706" table:style-name="ce1">
            <text:p>97493.55476</text:p>
          </table:table-cell>
          <table:table-cell office:value-type="float" office:value="0" table:style-name="ce1">
            <text:p>0</text:p>
          </table:table-cell>
          <table:table-cell office:value-type="float" office:value="0.44300031043105198" table:style-name="ce1">
            <text:p>0.4430003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2" table:style-name="ce1">
            <text:p>17.2</text:p>
          </table:table-cell>
          <table:table-cell office:value-type="float" office:value="8.8484444444444392" table:style-name="ce1">
            <text:p>8.848444444</text:p>
          </table:table-cell>
          <table:table-cell office:value-type="float" office:value="0.20572518629858" table:style-name="ce1">
            <text:p>0.205725186</text:p>
          </table:table-cell>
          <table:table-cell office:value-type="float" office:value="660578.48496617703" table:style-name="ce1">
            <text:p>660578.485</text:p>
          </table:table-cell>
          <table:table-cell office:value-type="float" office:value="470512.478705129" table:style-name="ce1">
            <text:p>470512.4787</text:p>
          </table:table-cell>
          <table:table-cell office:value-type="float" office:value="0" table:style-name="ce1">
            <text:p>0</text:p>
          </table:table-cell>
          <table:table-cell office:value-type="float" office:value="91428.841867745301" table:style-name="ce1">
            <text:p>91428.84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637.164393302693" table:style-name="ce1">
            <text:p>98637.16439</text:p>
          </table:table-cell>
          <table:table-cell office:value-type="float" office:value="0" table:style-name="ce1">
            <text:p>0</text:p>
          </table:table-cell>
          <table:table-cell office:value-type="float" office:value="0.44295884638962102" table:style-name="ce1">
            <text:p>0.44295884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3" table:style-name="ce1">
            <text:p>17.3</text:p>
          </table:table-cell>
          <table:table-cell office:value-type="float" office:value="8.8998888888888903" table:style-name="ce1">
            <text:p>8.899888889</text:p>
          </table:table-cell>
          <table:table-cell office:value-type="float" office:value="0.20692126296310701" table:style-name="ce1">
            <text:p>0.206921263</text:p>
          </table:table-cell>
          <table:table-cell office:value-type="float" office:value="670915.83720312803" table:style-name="ce1">
            <text:p>670915.8372</text:p>
          </table:table-cell>
          <table:table-cell office:value-type="float" office:value="475664.19266305101" table:style-name="ce1">
            <text:p>475664.1927</text:p>
          </table:table-cell>
          <table:table-cell office:value-type="float" office:value="0" table:style-name="ce1">
            <text:p>0</text:p>
          </table:table-cell>
          <table:table-cell office:value-type="float" office:value="95464.202235886507" table:style-name="ce1">
            <text:p>95464.202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787.442304190001" table:style-name="ce1">
            <text:p>99787.4423</text:p>
          </table:table-cell>
          <table:table-cell office:value-type="float" office:value="0" table:style-name="ce1">
            <text:p>0</text:p>
          </table:table-cell>
          <table:table-cell office:value-type="float" office:value="0.44291767825271999" table:style-name="ce1">
            <text:p>0.44291767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399999999999899" table:style-name="ce1">
            <text:p>17.4</text:p>
          </table:table-cell>
          <table:table-cell office:value-type="float" office:value="8.9513333333333307" table:style-name="ce1">
            <text:p>8.951333333</text:p>
          </table:table-cell>
          <table:table-cell office:value-type="float" office:value="0.20811733962763301" table:style-name="ce1">
            <text:p>0.20811734</text:p>
          </table:table-cell>
          <table:table-cell office:value-type="float" office:value="681425.04159527901" table:style-name="ce1">
            <text:p>681425.0416</text:p>
          </table:table-cell>
          <table:table-cell office:value-type="float" office:value="480842.25087151298" table:style-name="ce1">
            <text:p>480842.2509</text:p>
          </table:table-cell>
          <table:table-cell office:value-type="float" office:value="0" table:style-name="ce1">
            <text:p>0</text:p>
          </table:table-cell>
          <table:table-cell office:value-type="float" office:value="99638.402230944703" table:style-name="ce1">
            <text:p>99638.40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944.388492821" table:style-name="ce1">
            <text:p>100944.3885</text:p>
          </table:table-cell>
          <table:table-cell office:value-type="float" office:value="0" table:style-name="ce1">
            <text:p>0</text:p>
          </table:table-cell>
          <table:table-cell office:value-type="float" office:value="0.442876802192255" table:style-name="ce1">
            <text:p>0.44287680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5" table:style-name="ce1">
            <text:p>17.5</text:p>
          </table:table-cell>
          <table:table-cell office:value-type="float" office:value="9.0027777777777693" table:style-name="ce1">
            <text:p>9.002777778</text:p>
          </table:table-cell>
          <table:table-cell office:value-type="float" office:value="0.20931341629215999" table:style-name="ce1">
            <text:p>0.209313416</text:p>
          </table:table-cell>
          <table:table-cell office:value-type="float" office:value="692111.13522363803" table:style-name="ce1">
            <text:p>692111.1352</text:p>
          </table:table-cell>
          <table:table-cell office:value-type="float" office:value="486046.63666913297" table:style-name="ce1">
            <text:p>486046.6367</text:p>
          </table:table-cell>
          <table:table-cell office:value-type="float" office:value="0" table:style-name="ce1">
            <text:p>0</text:p>
          </table:table-cell>
          <table:table-cell office:value-type="float" office:value="103956.495595307" table:style-name="ce1">
            <text:p>103956.4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108.00295919699" table:style-name="ce1">
            <text:p>102108.003</text:p>
          </table:table-cell>
          <table:table-cell office:value-type="float" office:value="0" table:style-name="ce1">
            <text:p>0</text:p>
          </table:table-cell>
          <table:table-cell office:value-type="float" office:value="0.44283621445148302" table:style-name="ce1">
            <text:p>0.44283621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600000000000001" table:style-name="ce1">
            <text:p>17.6</text:p>
          </table:table-cell>
          <table:table-cell office:value-type="float" office:value="9.0542222222222204" table:style-name="ce1">
            <text:p>9.054222222</text:p>
          </table:table-cell>
          <table:table-cell office:value-type="float" office:value="0.210509492956687" table:style-name="ce1">
            <text:p>0.210509493</text:p>
          </table:table-cell>
          <table:table-cell office:value-type="float" office:value="702979.13301911997" table:style-name="ce1">
            <text:p>702979.133</text:p>
          </table:table-cell>
          <table:table-cell office:value-type="float" office:value="491277.33350558201" table:style-name="ce1">
            <text:p>491277.3335</text:p>
          </table:table-cell>
          <table:table-cell office:value-type="float" office:value="0" table:style-name="ce1">
            <text:p>0</text:p>
          </table:table-cell>
          <table:table-cell office:value-type="float" office:value="108423.513810219" table:style-name="ce1">
            <text:p>108423.5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278.285703317" table:style-name="ce1">
            <text:p>103278.2857</text:p>
          </table:table-cell>
          <table:table-cell office:value-type="float" office:value="0" table:style-name="ce1">
            <text:p>0</text:p>
          </table:table-cell>
          <table:table-cell office:value-type="float" office:value="0.442795911343277" table:style-name="ce1">
            <text:p>0.44279591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7" table:style-name="ce1">
            <text:p>17.7</text:p>
          </table:table-cell>
          <table:table-cell office:value-type="float" office:value="9.1056666666666608" table:style-name="ce1">
            <text:p>9.105666667</text:p>
          </table:table-cell>
          <table:table-cell office:value-type="float" office:value="0.21170556962121301" table:style-name="ce1">
            <text:p>0.21170557</text:p>
          </table:table-cell>
          <table:table-cell office:value-type="float" office:value="714033.86897820397" table:style-name="ce1">
            <text:p>714033.869</text:p>
          </table:table-cell>
          <table:table-cell office:value-type="float" office:value="496534.32494021399" table:style-name="ce1">
            <text:p>496534.3249</text:p>
          </table:table-cell>
          <table:table-cell office:value-type="float" office:value="0" table:style-name="ce1">
            <text:p>0</text:p>
          </table:table-cell>
          <table:table-cell office:value-type="float" office:value="113044.307312808" table:style-name="ce1">
            <text:p>113044.3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455.23672518101" table:style-name="ce1">
            <text:p>104455.2367</text:p>
          </table:table-cell>
          <table:table-cell office:value-type="float" office:value="0" table:style-name="ce1">
            <text:p>0</text:p>
          </table:table-cell>
          <table:table-cell office:value-type="float" office:value="0.442755889248451" table:style-name="ce1">
            <text:p>0.44275588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8" table:style-name="ce1">
            <text:p>17.8</text:p>
          </table:table-cell>
          <table:table-cell office:value-type="float" office:value="9.1571111111111101" table:style-name="ce1">
            <text:p>9.157111111</text:p>
          </table:table-cell>
          <table:table-cell office:value-type="float" office:value="0.21290164628573999" table:style-name="ce1">
            <text:p>0.212901646</text:p>
          </table:table-cell>
          <table:table-cell office:value-type="float" office:value="725279.82435305102" table:style-name="ce1">
            <text:p>725279.8244</text:p>
          </table:table-cell>
          <table:table-cell office:value-type="float" office:value="501817.59464071598" table:style-name="ce1">
            <text:p>501817.5946</text:p>
          </table:table-cell>
          <table:table-cell office:value-type="float" office:value="0" table:style-name="ce1">
            <text:p>0</text:p>
          </table:table-cell>
          <table:table-cell office:value-type="float" office:value="117823.37368754399" table:style-name="ce1">
            <text:p>117823.37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638.85602479" table:style-name="ce1">
            <text:p>105638.856</text:p>
          </table:table-cell>
          <table:table-cell office:value-type="float" office:value="0" table:style-name="ce1">
            <text:p>0</text:p>
          </table:table-cell>
          <table:table-cell office:value-type="float" office:value="0.44271614461412501" table:style-name="ce1">
            <text:p>0.44271614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7.899999999999899" table:style-name="ce1">
            <text:p>17.9</text:p>
          </table:table-cell>
          <table:table-cell office:value-type="float" office:value="9.2085555555555505" table:style-name="ce1">
            <text:p>9.208555556</text:p>
          </table:table-cell>
          <table:table-cell office:value-type="float" office:value="0.21409772295026699" table:style-name="ce1">
            <text:p>0.214097723</text:p>
          </table:table-cell>
          <table:table-cell office:value-type="float" office:value="736720.95075362304" table:style-name="ce1">
            <text:p>736720.9508</text:p>
          </table:table-cell>
          <table:table-cell office:value-type="float" office:value="507127.12638178299" table:style-name="ce1">
            <text:p>507127.1264</text:p>
          </table:table-cell>
          <table:table-cell office:value-type="float" office:value="0" table:style-name="ce1">
            <text:p>0</text:p>
          </table:table-cell>
          <table:table-cell office:value-type="float" office:value="122764.680769696" table:style-name="ce1">
            <text:p>122764.68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829.143602143" table:style-name="ce1">
            <text:p>106829.1436</text:p>
          </table:table-cell>
          <table:table-cell office:value-type="float" office:value="0" table:style-name="ce1">
            <text:p>0</text:p>
          </table:table-cell>
          <table:table-cell office:value-type="float" office:value="0.44267667395214999" table:style-name="ce1">
            <text:p>0.44267667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.26" table:style-name="ce1">
            <text:p>9.26</text:p>
          </table:table-cell>
          <table:table-cell office:value-type="float" office:value="0.215293799614793" table:style-name="ce1">
            <text:p>0.2152938</text:p>
          </table:table-cell>
          <table:table-cell office:value-type="float" office:value="748360.49691931705" table:style-name="ce1">
            <text:p>748360.4969</text:p>
          </table:table-cell>
          <table:table-cell office:value-type="float" office:value="512462.90404381801" table:style-name="ce1">
            <text:p>512462.904</text:p>
          </table:table-cell>
          <table:table-cell office:value-type="float" office:value="0" table:style-name="ce1">
            <text:p>0</text:p>
          </table:table-cell>
          <table:table-cell office:value-type="float" office:value="127871.493418257" table:style-name="ce1">
            <text:p>127871.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026.09945723999" table:style-name="ce1">
            <text:p>108026.0995</text:p>
          </table:table-cell>
          <table:table-cell office:value-type="float" office:value="0" table:style-name="ce1">
            <text:p>0</text:p>
          </table:table-cell>
          <table:table-cell office:value-type="float" office:value="0.44263747383756502" table:style-name="ce1">
            <text:p>0.44263747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100000000000001" table:style-name="ce1">
            <text:p>18.1</text:p>
          </table:table-cell>
          <table:table-cell office:value-type="float" office:value="9.3114444444444402" table:style-name="ce1">
            <text:p>9.311444444</text:p>
          </table:table-cell>
          <table:table-cell office:value-type="float" office:value="0.21648987627932001" table:style-name="ce1">
            <text:p>0.216489876</text:p>
          </table:table-cell>
          <table:table-cell office:value-type="float" office:value="760200.84835154703" table:style-name="ce1">
            <text:p>760200.8484</text:p>
          </table:table-cell>
          <table:table-cell office:value-type="float" office:value="517824.91161165398" table:style-name="ce1">
            <text:p>517824.9116</text:p>
          </table:table-cell>
          <table:table-cell office:value-type="float" office:value="0" table:style-name="ce1">
            <text:p>0</text:p>
          </table:table-cell>
          <table:table-cell office:value-type="float" office:value="133146.21314981001" table:style-name="ce1">
            <text:p>133146.2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229.72359008199" table:style-name="ce1">
            <text:p>109229.7236</text:p>
          </table:table-cell>
          <table:table-cell office:value-type="float" office:value="0" table:style-name="ce1">
            <text:p>0</text:p>
          </table:table-cell>
          <table:table-cell office:value-type="float" office:value="0.44259854090711498" table:style-name="ce1">
            <text:p>0.44259854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2" table:style-name="ce1">
            <text:p>18.2</text:p>
          </table:table-cell>
          <table:table-cell office:value-type="float" office:value="9.3628888888888895" table:style-name="ce1">
            <text:p>9.362888889</text:p>
          </table:table-cell>
          <table:table-cell office:value-type="float" office:value="0.21768595294384599" table:style-name="ce1">
            <text:p>0.217685953</text:p>
          </table:table-cell>
          <table:table-cell office:value-type="float" office:value="772243.38902432995" table:style-name="ce1">
            <text:p>772243.389</text:p>
          </table:table-cell>
          <table:table-cell office:value-type="float" office:value="523213.13317329797" table:style-name="ce1">
            <text:p>523213.1332</text:p>
          </table:table-cell>
          <table:table-cell office:value-type="float" office:value="0" table:style-name="ce1">
            <text:p>0</text:p>
          </table:table-cell>
          <table:table-cell office:value-type="float" office:value="138590.239850363" table:style-name="ce1">
            <text:p>138590.23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440.016000667" table:style-name="ce1">
            <text:p>110440.016</text:p>
          </table:table-cell>
          <table:table-cell office:value-type="float" office:value="0" table:style-name="ce1">
            <text:p>0</text:p>
          </table:table-cell>
          <table:table-cell office:value-type="float" office:value="0.442559871857795" table:style-name="ce1">
            <text:p>0.44255987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3" table:style-name="ce1">
            <text:p>18.3</text:p>
          </table:table-cell>
          <table:table-cell office:value-type="float" office:value="9.4143333333333299" table:style-name="ce1">
            <text:p>9.414333333</text:p>
          </table:table-cell>
          <table:table-cell office:value-type="float" office:value="0.218882029608373" table:style-name="ce1">
            <text:p>0.21888203</text:p>
          </table:table-cell>
          <table:table-cell office:value-type="float" office:value="784488.39399264602" table:style-name="ce1">
            <text:p>784488.394</text:p>
          </table:table-cell>
          <table:table-cell office:value-type="float" office:value="528627.55291869806" table:style-name="ce1">
            <text:p>528627.5529</text:p>
          </table:table-cell>
          <table:table-cell office:value-type="float" office:value="0" table:style-name="ce1">
            <text:p>0</text:p>
          </table:table-cell>
          <table:table-cell office:value-type="float" office:value="144203.86438494999" table:style-name="ce1">
            <text:p>144203.8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656.97668899701" table:style-name="ce1">
            <text:p>111656.9767</text:p>
          </table:table-cell>
          <table:table-cell office:value-type="float" office:value="0" table:style-name="ce1">
            <text:p>0</text:p>
          </table:table-cell>
          <table:table-cell office:value-type="float" office:value="0.44252146344545301" table:style-name="ce1">
            <text:p>0.44252146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399999999999899" table:style-name="ce1">
            <text:p>18.4</text:p>
          </table:table-cell>
          <table:table-cell office:value-type="float" office:value="9.4657777777777703" table:style-name="ce1">
            <text:p>9.465777778</text:p>
          </table:table-cell>
          <table:table-cell office:value-type="float" office:value="0.2200781062729" table:style-name="ce1">
            <text:p>0.220078106</text:p>
          </table:table-cell>
          <table:table-cell office:value-type="float" office:value="796934.96089215705" table:style-name="ce1">
            <text:p>796934.9609</text:p>
          </table:table-cell>
          <table:table-cell office:value-type="float" office:value="534068.15513853298" table:style-name="ce1">
            <text:p>534068.1551</text:p>
          </table:table-cell>
          <table:table-cell office:value-type="float" office:value="0" table:style-name="ce1">
            <text:p>0</text:p>
          </table:table-cell>
          <table:table-cell office:value-type="float" office:value="149986.20009855099" table:style-name="ce1">
            <text:p>149986.20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2880.60565507199" table:style-name="ce1">
            <text:p>112880.6057</text:p>
          </table:table-cell>
          <table:table-cell office:value-type="float" office:value="0" table:style-name="ce1">
            <text:p>0</text:p>
          </table:table-cell>
          <table:table-cell office:value-type="float" office:value="0.44248331248341699" table:style-name="ce1">
            <text:p>0.44248331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5" table:style-name="ce1">
            <text:p>18.5</text:p>
          </table:table-cell>
          <table:table-cell office:value-type="float" office:value="9.5172222222222196" table:style-name="ce1">
            <text:p>9.517222222</text:p>
          </table:table-cell>
          <table:table-cell office:value-type="float" office:value="0.22127418293742601" table:style-name="ce1">
            <text:p>0.221274183</text:p>
          </table:table-cell>
          <table:table-cell office:value-type="float" office:value="809580.98707394802" table:style-name="ce1">
            <text:p>809580.9871</text:p>
          </table:table-cell>
          <table:table-cell office:value-type="float" office:value="539534.924223018" table:style-name="ce1">
            <text:p>539534.9242</text:p>
          </table:table-cell>
          <table:table-cell office:value-type="float" office:value="0" table:style-name="ce1">
            <text:p>0</text:p>
          </table:table-cell>
          <table:table-cell office:value-type="float" office:value="155935.159952038" table:style-name="ce1">
            <text:p>155935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110.90289889" table:style-name="ce1">
            <text:p>114110.9029</text:p>
          </table:table-cell>
          <table:table-cell office:value-type="float" office:value="0" table:style-name="ce1">
            <text:p>0</text:p>
          </table:table-cell>
          <table:table-cell office:value-type="float" office:value="0.44244541584117603" table:style-name="ce1">
            <text:p>0.4424454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9.56866666666666" table:style-name="ce1">
            <text:p>9.568666667</text:p>
          </table:table-cell>
          <table:table-cell office:value-type="float" office:value="0.22247025960195299" table:style-name="ce1">
            <text:p>0.22247026</text:p>
          </table:table-cell>
          <table:table-cell office:value-type="float" office:value="822423.19746642699" table:style-name="ce1">
            <text:p>822423.1975</text:p>
          </table:table-cell>
          <table:table-cell office:value-type="float" office:value="545027.84466073499" table:style-name="ce1">
            <text:p>545027.8447</text:p>
          </table:table-cell>
          <table:table-cell office:value-type="float" office:value="0" table:style-name="ce1">
            <text:p>0</text:p>
          </table:table-cell>
          <table:table-cell office:value-type="float" office:value="162047.484385238" table:style-name="ce1">
            <text:p>162047.4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347.868420453" table:style-name="ce1">
            <text:p>115347.8684</text:p>
          </table:table-cell>
          <table:table-cell office:value-type="float" office:value="0" table:style-name="ce1">
            <text:p>0</text:p>
          </table:table-cell>
          <table:table-cell office:value-type="float" office:value="0.44240777044308399" table:style-name="ce1">
            <text:p>0.4424077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7" table:style-name="ce1">
            <text:p>18.7</text:p>
          </table:table-cell>
          <table:table-cell office:value-type="float" office:value="9.6201111111111093" table:style-name="ce1">
            <text:p>9.620111111</text:p>
          </table:table-cell>
          <table:table-cell office:value-type="float" office:value="0.22366633626648" table:style-name="ce1">
            <text:p>0.223666336</text:p>
          </table:table-cell>
          <table:table-cell office:value-type="float" office:value="835457.22624716302" table:style-name="ce1">
            <text:p>835457.2262</text:p>
          </table:table-cell>
          <table:table-cell office:value-type="float" office:value="550546.90103748604" table:style-name="ce1">
            <text:p>550546.901</text:p>
          </table:table-cell>
          <table:table-cell office:value-type="float" office:value="0" table:style-name="ce1">
            <text:p>0</text:p>
          </table:table-cell>
          <table:table-cell office:value-type="float" office:value="168318.82298991599" table:style-name="ce1">
            <text:p>168318.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591.50221976" table:style-name="ce1">
            <text:p>116591.5022</text:p>
          </table:table-cell>
          <table:table-cell office:value-type="float" office:value="0" table:style-name="ce1">
            <text:p>0</text:p>
          </table:table-cell>
          <table:table-cell office:value-type="float" office:value="0.44237037326711398" table:style-name="ce1">
            <text:p>0.44237037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8" table:style-name="ce1">
            <text:p>18.8</text:p>
          </table:table-cell>
          <table:table-cell office:value-type="float" office:value="9.6715555555555497" table:style-name="ce1">
            <text:p>9.671555556</text:p>
          </table:table-cell>
          <table:table-cell office:value-type="float" office:value="0.22486241293100601" table:style-name="ce1">
            <text:p>0.224862413</text:p>
          </table:table-cell>
          <table:table-cell office:value-type="float" office:value="848677.75311132194" table:style-name="ce1">
            <text:p>848677.7531</text:p>
          </table:table-cell>
          <table:table-cell office:value-type="float" office:value="556092.07803515601" table:style-name="ce1">
            <text:p>556092.078</text:p>
          </table:table-cell>
          <table:table-cell office:value-type="float" office:value="0" table:style-name="ce1">
            <text:p>0</text:p>
          </table:table-cell>
          <table:table-cell office:value-type="float" office:value="174743.87077935401" table:style-name="ce1">
            <text:p>174743.8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841.804296812" table:style-name="ce1">
            <text:p>117841.8043</text:p>
          </table:table-cell>
          <table:table-cell office:value-type="float" office:value="0" table:style-name="ce1">
            <text:p>0</text:p>
          </table:table-cell>
          <table:table-cell office:value-type="float" office:value="0.44233322134363601" table:style-name="ce1">
            <text:p>0.44233322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8.899999999999899" table:style-name="ce1">
            <text:p>18.9</text:p>
          </table:table-cell>
          <table:table-cell office:value-type="float" office:value="9.7230000000000008" table:style-name="ce1">
            <text:p>9.723</text:p>
          </table:table-cell>
          <table:table-cell office:value-type="float" office:value="0.22605848959553301" table:style-name="ce1">
            <text:p>0.22605849</text:p>
          </table:table-cell>
          <table:table-cell office:value-type="float" office:value="862078.69243986497" table:style-name="ce1">
            <text:p>862078.6924</text:p>
          </table:table-cell>
          <table:table-cell office:value-type="float" office:value="561663.36043060594" table:style-name="ce1">
            <text:p>561663.3604</text:p>
          </table:table-cell>
          <table:table-cell office:value-type="float" office:value="0" table:style-name="ce1">
            <text:p>0</text:p>
          </table:table-cell>
          <table:table-cell office:value-type="float" office:value="181316.55735764999" table:style-name="ce1">
            <text:p>181316.5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098.774651607" table:style-name="ce1">
            <text:p>119098.7747</text:p>
          </table:table-cell>
          <table:table-cell office:value-type="float" office:value="0" table:style-name="ce1">
            <text:p>0</text:p>
          </table:table-cell>
          <table:table-cell office:value-type="float" office:value="0.442296311754237" table:style-name="ce1">
            <text:p>0.44229631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.7744444444444394" table:style-name="ce1">
            <text:p>9.774444444</text:p>
          </table:table-cell>
          <table:table-cell office:value-type="float" office:value="0.22725456626005899" table:style-name="ce1">
            <text:p>0.227254566</text:p>
          </table:table-cell>
          <table:table-cell office:value-type="float" office:value="875653.43112605799" table:style-name="ce1">
            <text:p>875653.4311</text:p>
          </table:table-cell>
          <table:table-cell office:value-type="float" office:value="567260.73309457803" table:style-name="ce1">
            <text:p>567260.7331</text:p>
          </table:table-cell>
          <table:table-cell office:value-type="float" office:value="0" table:style-name="ce1">
            <text:p>0</text:p>
          </table:table-cell>
          <table:table-cell office:value-type="float" office:value="188030.284747331" table:style-name="ce1">
            <text:p>188030.2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362.413284147" table:style-name="ce1">
            <text:p>120362.4133</text:p>
          </table:table-cell>
          <table:table-cell office:value-type="float" office:value="0" table:style-name="ce1">
            <text:p>0</text:p>
          </table:table-cell>
          <table:table-cell office:value-type="float" office:value="0.44225964163057002" table:style-name="ce1">
            <text:p>0.44225964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100000000000001" table:style-name="ce1">
            <text:p>19.1</text:p>
          </table:table-cell>
          <table:table-cell office:value-type="float" office:value="9.8258888888888904" table:style-name="ce1">
            <text:p>9.825888889</text:p>
          </table:table-cell>
          <table:table-cell office:value-type="float" office:value="0.228450642924586" table:style-name="ce1">
            <text:p>0.228450643</text:p>
          </table:table-cell>
          <table:table-cell office:value-type="float" office:value="889395.10835966805" table:style-name="ce1">
            <text:p>889395.1084</text:p>
          </table:table-cell>
          <table:table-cell office:value-type="float" office:value="572884.18099062203" table:style-name="ce1">
            <text:p>572884.181</text:p>
          </table:table-cell>
          <table:table-cell office:value-type="float" office:value="0" table:style-name="ce1">
            <text:p>0</text:p>
          </table:table-cell>
          <table:table-cell office:value-type="float" office:value="194878.20717461401" table:style-name="ce1">
            <text:p>194878.2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632.720194432" table:style-name="ce1">
            <text:p>121632.7202</text:p>
          </table:table-cell>
          <table:table-cell office:value-type="float" office:value="0" table:style-name="ce1">
            <text:p>0</text:p>
          </table:table-cell>
          <table:table-cell office:value-type="float" office:value="0.44222320815323402" table:style-name="ce1">
            <text:p>0.44222320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9.8773333333333309" table:style-name="ce1">
            <text:p>9.877333333</text:p>
          </table:table-cell>
          <table:table-cell office:value-type="float" office:value="0.22964671958911301" table:style-name="ce1">
            <text:p>0.22964672</text:p>
          </table:table-cell>
          <table:table-cell office:value-type="float" office:value="903296.92845045798" table:style-name="ce1">
            <text:p>903296.9285</text:p>
          </table:table-cell>
          <table:table-cell office:value-type="float" office:value="578533.689174033" table:style-name="ce1">
            <text:p>578533.6892</text:p>
          </table:table-cell>
          <table:table-cell office:value-type="float" office:value="0" table:style-name="ce1">
            <text:p>0</text:p>
          </table:table-cell>
          <table:table-cell office:value-type="float" office:value="201853.54389396301" table:style-name="ce1">
            <text:p>201853.5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909.69538246001" table:style-name="ce1">
            <text:p>122909.6954</text:p>
          </table:table-cell>
          <table:table-cell office:value-type="float" office:value="0" table:style-name="ce1">
            <text:p>0</text:p>
          </table:table-cell>
          <table:table-cell office:value-type="float" office:value="0.44218700855068599" table:style-name="ce1">
            <text:p>0.44218700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3" table:style-name="ce1">
            <text:p>19.3</text:p>
          </table:table-cell>
          <table:table-cell office:value-type="float" office:value="9.9287777777777695" table:style-name="ce1">
            <text:p>9.928777778</text:p>
          </table:table-cell>
          <table:table-cell office:value-type="float" office:value="0.23084279625363899" table:style-name="ce1">
            <text:p>0.230842796</text:p>
          </table:table-cell>
          <table:table-cell office:value-type="float" office:value="917352.49594807497" table:style-name="ce1">
            <text:p>917352.4959</text:p>
          </table:table-cell>
          <table:table-cell office:value-type="float" office:value="584209.24279082206" table:style-name="ce1">
            <text:p>584209.2428</text:p>
          </table:table-cell>
          <table:table-cell office:value-type="float" office:value="0" table:style-name="ce1">
            <text:p>0</text:p>
          </table:table-cell>
          <table:table-cell office:value-type="float" office:value="208949.91430901899" table:style-name="ce1">
            <text:p>208949.9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193.338848233" table:style-name="ce1">
            <text:p>124193.3388</text:p>
          </table:table-cell>
          <table:table-cell office:value-type="float" office:value="0" table:style-name="ce1">
            <text:p>0</text:p>
          </table:table-cell>
          <table:table-cell office:value-type="float" office:value="0.44215104009818601" table:style-name="ce1">
            <text:p>0.4421510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399999999999899" table:style-name="ce1">
            <text:p>19.4</text:p>
          </table:table-cell>
          <table:table-cell office:value-type="float" office:value="9.9802222222222206" table:style-name="ce1">
            <text:p>9.980222222</text:p>
          </table:table-cell>
          <table:table-cell office:value-type="float" office:value="0.23203887291816599" table:style-name="ce1">
            <text:p>0.232038873</text:p>
          </table:table-cell>
          <table:table-cell office:value-type="float" office:value="931556.16101614502" table:style-name="ce1">
            <text:p>931556.161</text:p>
          </table:table-cell>
          <table:table-cell office:value-type="float" office:value="589910.82707668503" table:style-name="ce1">
            <text:p>589910.8271</text:p>
          </table:table-cell>
          <table:table-cell office:value-type="float" office:value="0" table:style-name="ce1">
            <text:p>0</text:p>
          </table:table-cell>
          <table:table-cell office:value-type="float" office:value="216161.68334770901" table:style-name="ce1">
            <text:p>216161.6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483.65059175" table:style-name="ce1">
            <text:p>125483.6506</text:p>
          </table:table-cell>
          <table:table-cell office:value-type="float" office:value="0" table:style-name="ce1">
            <text:p>0</text:p>
          </table:table-cell>
          <table:table-cell office:value-type="float" office:value="0.44211530011676398" table:style-name="ce1">
            <text:p>0.442115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5" table:style-name="ce1">
            <text:p>19.5</text:p>
          </table:table-cell>
          <table:table-cell office:value-type="float" office:value="10.031666666666601" table:style-name="ce1">
            <text:p>10.03166667</text:p>
          </table:table-cell>
          <table:table-cell office:value-type="float" office:value="0.233234949582693" table:style-name="ce1">
            <text:p>0.23323495</text:p>
          </table:table-cell>
          <table:table-cell office:value-type="float" office:value="945903.36234216695" table:style-name="ce1">
            <text:p>945903.3623</text:p>
          </table:table-cell>
          <table:table-cell office:value-type="float" office:value="595638.42735599994" table:style-name="ce1">
            <text:p>595638.4274</text:p>
          </table:table-cell>
          <table:table-cell office:value-type="float" office:value="0" table:style-name="ce1">
            <text:p>0</text:p>
          </table:table-cell>
          <table:table-cell office:value-type="float" office:value="223484.304373155" table:style-name="ce1">
            <text:p>223484.3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780.630613011" table:style-name="ce1">
            <text:p>126780.6306</text:p>
          </table:table-cell>
          <table:table-cell office:value-type="float" office:value="0" table:style-name="ce1">
            <text:p>0</text:p>
          </table:table-cell>
          <table:table-cell office:value-type="float" office:value="0.44207978597221997" table:style-name="ce1">
            <text:p>0.44207978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600000000000001" table:style-name="ce1">
            <text:p>19.6</text:p>
          </table:table-cell>
          <table:table-cell office:value-type="float" office:value="10.0831111111111" table:style-name="ce1">
            <text:p>10.08311111</text:p>
          </table:table-cell>
          <table:table-cell office:value-type="float" office:value="0.23443102624721901" table:style-name="ce1">
            <text:p>0.234431026</text:p>
          </table:table-cell>
          <table:table-cell office:value-type="float" office:value="960390.95486362395" table:style-name="ce1">
            <text:p>960390.9549</text:p>
          </table:table-cell>
          <table:table-cell office:value-type="float" office:value="601392.02904084104" table:style-name="ce1">
            <text:p>601392.029</text:p>
          </table:table-cell>
          <table:table-cell office:value-type="float" office:value="0" table:style-name="ce1">
            <text:p>0</text:p>
          </table:table-cell>
          <table:table-cell office:value-type="float" office:value="230914.646910765" table:style-name="ce1">
            <text:p>230914.6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084.27891201701" table:style-name="ce1">
            <text:p>128084.2789</text:p>
          </table:table-cell>
          <table:table-cell office:value-type="float" office:value="0" table:style-name="ce1">
            <text:p>0</text:p>
          </table:table-cell>
          <table:table-cell office:value-type="float" office:value="0.44204449507415" table:style-name="ce1">
            <text:p>0.44204449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7" table:style-name="ce1">
            <text:p>19.7</text:p>
          </table:table-cell>
          <table:table-cell office:value-type="float" office:value="10.134555555555499" table:style-name="ce1">
            <text:p>10.13455556</text:p>
          </table:table-cell>
          <table:table-cell office:value-type="float" office:value="0.23562710291174599" table:style-name="ce1">
            <text:p>0.235627103</text:p>
          </table:table-cell>
          <table:table-cell office:value-type="float" office:value="975017.51026344695" table:style-name="ce1">
            <text:p>975017.5103</text:p>
          </table:table-cell>
          <table:table-cell office:value-type="float" office:value="607171.61763000104" table:style-name="ce1">
            <text:p>607171.6176</text:p>
          </table:table-cell>
          <table:table-cell office:value-type="float" office:value="0" table:style-name="ce1">
            <text:p>0</text:p>
          </table:table-cell>
          <table:table-cell office:value-type="float" office:value="238451.29714467801" table:style-name="ce1">
            <text:p>238451.29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394.59548876699" table:style-name="ce1">
            <text:p>129394.5955</text:p>
          </table:table-cell>
          <table:table-cell office:value-type="float" office:value="0" table:style-name="ce1">
            <text:p>0</text:p>
          </table:table-cell>
          <table:table-cell office:value-type="float" office:value="0.44200942487499401" table:style-name="ce1">
            <text:p>0.44200942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10.186" table:style-name="ce1">
            <text:p>10.186</text:p>
          </table:table-cell>
          <table:table-cell office:value-type="float" office:value="0.236823179576273" table:style-name="ce1">
            <text:p>0.23682318</text:p>
          </table:table-cell>
          <table:table-cell office:value-type="float" office:value="989783.579480018" table:style-name="ce1">
            <text:p>989783.5795</text:p>
          </table:table-cell>
          <table:table-cell office:value-type="float" office:value="612977.17870803596" table:style-name="ce1">
            <text:p>612977.1787</text:p>
          </table:table-cell>
          <table:table-cell office:value-type="float" office:value="0" table:style-name="ce1">
            <text:p>0</text:p>
          </table:table-cell>
          <table:table-cell office:value-type="float" office:value="246094.82042872001" table:style-name="ce1">
            <text:p>246094.8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711.580343261" table:style-name="ce1">
            <text:p>130711.5803</text:p>
          </table:table-cell>
          <table:table-cell office:value-type="float" office:value="0" table:style-name="ce1">
            <text:p>0</text:p>
          </table:table-cell>
          <table:table-cell office:value-type="float" office:value="0.44197457286912001" table:style-name="ce1">
            <text:p>0.44197457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19.899999999999899" table:style-name="ce1">
            <text:p>19.9</text:p>
          </table:table-cell>
          <table:table-cell office:value-type="float" office:value="10.237444444444399" table:style-name="ce1">
            <text:p>10.23744444</text:p>
          </table:table-cell>
          <table:table-cell office:value-type="float" office:value="0.238019256240799" table:style-name="ce1">
            <text:p>0.238019256</text:p>
          </table:table-cell>
          <table:table-cell office:value-type="float" office:value="1004691.90828468" table:style-name="ce1">
            <text:p>1004691.908</text:p>
          </table:table-cell>
          <table:table-cell office:value-type="float" office:value="618808.697944324" table:style-name="ce1">
            <text:p>618808.6979</text:p>
          </table:table-cell>
          <table:table-cell office:value-type="float" office:value="0" table:style-name="ce1">
            <text:p>0</text:p>
          </table:table-cell>
          <table:table-cell office:value-type="float" office:value="253847.97686485999" table:style-name="ce1">
            <text:p>253847.97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035.233475499" table:style-name="ce1">
            <text:p>132035.2335</text:p>
          </table:table-cell>
          <table:table-cell office:value-type="float" office:value="0" table:style-name="ce1">
            <text:p>0</text:p>
          </table:table-cell>
          <table:table-cell office:value-type="float" office:value="0.44193993659191699" table:style-name="ce1">
            <text:p>0.44193993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88888888888801" table:style-name="ce1">
            <text:p>10.28888889</text:p>
          </table:table-cell>
          <table:table-cell office:value-type="float" office:value="0.23921533290532601" table:style-name="ce1">
            <text:p>0.239215333</text:p>
          </table:table-cell>
          <table:table-cell office:value-type="float" office:value="1019747.59916189" table:style-name="ce1">
            <text:p>1019747.599</text:p>
          </table:table-cell>
          <table:table-cell office:value-type="float" office:value="624666.16109213897" table:style-name="ce1">
            <text:p>624666.1611</text:p>
          </table:table-cell>
          <table:table-cell office:value-type="float" office:value="0" table:style-name="ce1">
            <text:p>0</text:p>
          </table:table-cell>
          <table:table-cell office:value-type="float" office:value="261715.88318427501" table:style-name="ce1">
            <text:p>261715.88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365.55488548201" table:style-name="ce1">
            <text:p>133365.5549</text:p>
          </table:table-cell>
          <table:table-cell office:value-type="float" office:value="0" table:style-name="ce1">
            <text:p>0</text:p>
          </table:table-cell>
          <table:table-cell office:value-type="float" office:value="0.441905513618924" table:style-name="ce1">
            <text:p>0.44190551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100000000000001" table:style-name="ce1">
            <text:p>20.1</text:p>
          </table:table-cell>
          <table:table-cell office:value-type="float" office:value="10.3403333333333" table:style-name="ce1">
            <text:p>10.34033333</text:p>
          </table:table-cell>
          <table:table-cell office:value-type="float" office:value="0.24041140956985199" table:style-name="ce1">
            <text:p>0.24041141</text:p>
          </table:table-cell>
          <table:table-cell office:value-type="float" office:value="1034958.21511886" table:style-name="ce1">
            <text:p>1034958.215</text:p>
          </table:table-cell>
          <table:table-cell office:value-type="float" office:value="630549.55398773402" table:style-name="ce1">
            <text:p>630549.554</text:p>
          </table:table-cell>
          <table:table-cell office:value-type="float" office:value="0" table:style-name="ce1">
            <text:p>0</text:p>
          </table:table-cell>
          <table:table-cell office:value-type="float" office:value="269706.11655792501" table:style-name="ce1">
            <text:p>269706.1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702.54457320899" table:style-name="ce1">
            <text:p>134702.5446</text:p>
          </table:table-cell>
          <table:table-cell office:value-type="float" office:value="0" table:style-name="ce1">
            <text:p>0</text:p>
          </table:table-cell>
          <table:table-cell office:value-type="float" office:value="0.44187130156498" table:style-name="ce1">
            <text:p>0.44187130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2" table:style-name="ce1">
            <text:p>20.2</text:p>
          </table:table-cell>
          <table:table-cell office:value-type="float" office:value="10.391777777777699" table:style-name="ce1">
            <text:p>10.39177778</text:p>
          </table:table-cell>
          <table:table-cell office:value-type="float" office:value="0.241607486234379" table:style-name="ce1">
            <text:p>0.241607486</text:p>
          </table:table-cell>
          <table:table-cell office:value-type="float" office:value="1050333.8234814201" table:style-name="ce1">
            <text:p>1050333.823</text:p>
          </table:table-cell>
          <table:table-cell office:value-type="float" office:value="636458.86254945002" table:style-name="ce1">
            <text:p>636458.8625</text:p>
          </table:table-cell>
          <table:table-cell office:value-type="float" office:value="0" table:style-name="ce1">
            <text:p>0</text:p>
          </table:table-cell>
          <table:table-cell office:value-type="float" office:value="277828.75839329499" table:style-name="ce1">
            <text:p>277828.75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046.20253867999" table:style-name="ce1">
            <text:p>136046.2025</text:p>
          </table:table-cell>
          <table:table-cell office:value-type="float" office:value="0" table:style-name="ce1">
            <text:p>0</text:p>
          </table:table-cell>
          <table:table-cell office:value-type="float" office:value="0.44183729808338901" table:style-name="ce1">
            <text:p>0.44183729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3" table:style-name="ce1">
            <text:p>20.3</text:p>
          </table:table-cell>
          <table:table-cell office:value-type="float" office:value="10.4432222222222" table:style-name="ce1">
            <text:p>10.44322222</text:p>
          </table:table-cell>
          <table:table-cell office:value-type="float" office:value="0.24280356289890601" table:style-name="ce1">
            <text:p>0.242803563</text:p>
          </table:table-cell>
          <table:table-cell office:value-type="float" office:value="1065886.98003872" table:style-name="ce1">
            <text:p>1065886.98</text:p>
          </table:table-cell>
          <table:table-cell office:value-type="float" office:value="642394.07277682598" table:style-name="ce1">
            <text:p>642394.0728</text:p>
          </table:table-cell>
          <table:table-cell office:value-type="float" office:value="0" table:style-name="ce1">
            <text:p>0</text:p>
          </table:table-cell>
          <table:table-cell office:value-type="float" office:value="286096.37848000199" table:style-name="ce1">
            <text:p>286096.3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396.52878189599" table:style-name="ce1">
            <text:p>137396.5288</text:p>
          </table:table-cell>
          <table:table-cell office:value-type="float" office:value="0" table:style-name="ce1">
            <text:p>0</text:p>
          </table:table-cell>
          <table:table-cell office:value-type="float" office:value="0.441803500865115" table:style-name="ce1">
            <text:p>0.44180350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399999999999899" table:style-name="ce1">
            <text:p>20.4</text:p>
          </table:table-cell>
          <table:table-cell office:value-type="float" office:value="10.4946666666666" table:style-name="ce1">
            <text:p>10.49466667</text:p>
          </table:table-cell>
          <table:table-cell office:value-type="float" office:value="0.24399963956343201" table:style-name="ce1">
            <text:p>0.24399964</text:p>
          </table:table-cell>
          <table:table-cell office:value-type="float" office:value="1081632.6559437599" table:style-name="ce1">
            <text:p>1081632.656</text:p>
          </table:table-cell>
          <table:table-cell office:value-type="float" office:value="648355.17074973602" table:style-name="ce1">
            <text:p>648355.1707</text:p>
          </table:table-cell>
          <table:table-cell office:value-type="float" office:value="0" table:style-name="ce1">
            <text:p>0</text:p>
          </table:table-cell>
          <table:table-cell office:value-type="float" office:value="294523.96189117298" table:style-name="ce1">
            <text:p>294523.96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8753.523302855" table:style-name="ce1">
            <text:p>138753.5233</text:p>
          </table:table-cell>
          <table:table-cell office:value-type="float" office:value="0" table:style-name="ce1">
            <text:p>0</text:p>
          </table:table-cell>
          <table:table-cell office:value-type="float" office:value="0.44176990763799301" table:style-name="ce1">
            <text:p>0.44176990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5" table:style-name="ce1">
            <text:p>20.5</text:p>
          </table:table-cell>
          <table:table-cell office:value-type="float" office:value="10.546111111111101" table:style-name="ce1">
            <text:p>10.54611111</text:p>
          </table:table-cell>
          <table:table-cell office:value-type="float" office:value="0.24519571622795899" table:style-name="ce1">
            <text:p>0.245195716</text:p>
          </table:table-cell>
          <table:table-cell office:value-type="float" office:value="1097588.1114552801" table:style-name="ce1">
            <text:p>1097588.111</text:p>
          </table:table-cell>
          <table:table-cell office:value-type="float" office:value="654342.14262752701" table:style-name="ce1">
            <text:p>654342.1426</text:p>
          </table:table-cell>
          <table:table-cell office:value-type="float" office:value="0" table:style-name="ce1">
            <text:p>0</text:p>
          </table:table-cell>
          <table:table-cell office:value-type="float" office:value="303128.78272619302" table:style-name="ce1">
            <text:p>303128.78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117.186101559" table:style-name="ce1">
            <text:p>140117.1861</text:p>
          </table:table-cell>
          <table:table-cell office:value-type="float" office:value="0" table:style-name="ce1">
            <text:p>0</text:p>
          </table:table-cell>
          <table:table-cell office:value-type="float" office:value="0.44173651616596499" table:style-name="ce1">
            <text:p>0.4417365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6" table:style-name="ce1">
            <text:p>20.6</text:p>
          </table:table-cell>
          <table:table-cell office:value-type="float" office:value="10.5975555555555" table:style-name="ce1">
            <text:p>10.59755556</text:p>
          </table:table-cell>
          <table:table-cell office:value-type="float" office:value="0.246391792892486" table:style-name="ce1">
            <text:p>0.246391793</text:p>
          </table:table-cell>
          <table:table-cell office:value-type="float" office:value="1113772.72185631" table:style-name="ce1">
            <text:p>1113772.722</text:p>
          </table:table-cell>
          <table:table-cell office:value-type="float" office:value="660354.97464817995" table:style-name="ce1">
            <text:p>660354.9746</text:p>
          </table:table-cell>
          <table:table-cell office:value-type="float" office:value="0" table:style-name="ce1">
            <text:p>0</text:p>
          </table:table-cell>
          <table:table-cell office:value-type="float" office:value="311930.23003012099" table:style-name="ce1">
            <text:p>311930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487.51717800801" table:style-name="ce1">
            <text:p>141487.5172</text:p>
          </table:table-cell>
          <table:table-cell office:value-type="float" office:value="0" table:style-name="ce1">
            <text:p>0</text:p>
          </table:table-cell>
          <table:table-cell office:value-type="float" office:value="0.44170332424832698" table:style-name="ce1">
            <text:p>0.44170332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7" table:style-name="ce1">
            <text:p>20.7</text:p>
          </table:table-cell>
          <table:table-cell office:value-type="float" office:value="10.648999999999999" table:style-name="ce1">
            <text:p>10.649</text:p>
          </table:table-cell>
          <table:table-cell office:value-type="float" office:value="0.24758786955701201" table:style-name="ce1">
            <text:p>0.24758787</text:p>
          </table:table-cell>
          <table:table-cell office:value-type="float" office:value="1130207.76168316" table:style-name="ce1">
            <text:p>1130207.762</text:p>
          </table:table-cell>
          <table:table-cell office:value-type="float" office:value="666393.65312747704" table:style-name="ce1">
            <text:p>666393.6531</text:p>
          </table:table-cell>
          <table:table-cell office:value-type="float" office:value="0" table:style-name="ce1">
            <text:p>0</text:p>
          </table:table-cell>
          <table:table-cell office:value-type="float" office:value="320949.59202348301" table:style-name="ce1">
            <text:p>320949.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864.51653220001" table:style-name="ce1">
            <text:p>142864.5165</text:p>
          </table:table-cell>
          <table:table-cell office:value-type="float" office:value="0" table:style-name="ce1">
            <text:p>0</text:p>
          </table:table-cell>
          <table:table-cell office:value-type="float" office:value="0.44167032971900499" table:style-name="ce1">
            <text:p>0.4416703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8" table:style-name="ce1">
            <text:p>20.8</text:p>
          </table:table-cell>
          <table:table-cell office:value-type="float" office:value="10.7004444444444" table:style-name="ce1">
            <text:p>10.70044444</text:p>
          </table:table-cell>
          <table:table-cell office:value-type="float" office:value="0.24878394622153899" table:style-name="ce1">
            <text:p>0.248783946</text:p>
          </table:table-cell>
          <table:table-cell office:value-type="float" office:value="1146916.15376168" table:style-name="ce1">
            <text:p>1146916.154</text:p>
          </table:table-cell>
          <table:table-cell office:value-type="float" office:value="672458.16445818497" table:style-name="ce1">
            <text:p>672458.1645</text:p>
          </table:table-cell>
          <table:table-cell office:value-type="float" office:value="0" table:style-name="ce1">
            <text:p>0</text:p>
          </table:table-cell>
          <table:table-cell office:value-type="float" office:value="330209.805139362" table:style-name="ce1">
            <text:p>330209.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4248.184164137" table:style-name="ce1">
            <text:p>144248.1842</text:p>
          </table:table-cell>
          <table:table-cell office:value-type="float" office:value="0" table:style-name="ce1">
            <text:p>0</text:p>
          </table:table-cell>
          <table:table-cell office:value-type="float" office:value="0.44163753044584497" table:style-name="ce1">
            <text:p>0.4416375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0.899999999999899" table:style-name="ce1">
            <text:p>20.9</text:p>
          </table:table-cell>
          <table:table-cell office:value-type="float" office:value="10.7518888888888" table:style-name="ce1">
            <text:p>10.75188889</text:p>
          </table:table-cell>
          <table:table-cell office:value-type="float" office:value="0.249980022886065" table:style-name="ce1">
            <text:p>0.249980023</text:p>
          </table:table-cell>
          <table:table-cell office:value-type="float" office:value="1163922.1895236501" table:style-name="ce1">
            <text:p>1163922.19</text:p>
          </table:table-cell>
          <table:table-cell office:value-type="float" office:value="678548.49510925601" table:style-name="ce1">
            <text:p>678548.4951</text:p>
          </table:table-cell>
          <table:table-cell office:value-type="float" office:value="0" table:style-name="ce1">
            <text:p>0</text:p>
          </table:table-cell>
          <table:table-cell office:value-type="float" office:value="339735.17434057698" table:style-name="ce1">
            <text:p>339735.1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638.52007381801" table:style-name="ce1">
            <text:p>145638.5201</text:p>
          </table:table-cell>
          <table:table-cell office:value-type="float" office:value="0" table:style-name="ce1">
            <text:p>0</text:p>
          </table:table-cell>
          <table:table-cell office:value-type="float" office:value="0.44160492432991499" table:style-name="ce1">
            <text:p>0.44160492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.803333333333301" table:style-name="ce1">
            <text:p>10.80333333</text:p>
          </table:table-cell>
          <table:table-cell office:value-type="float" office:value="0.251176099550592" table:style-name="ce1">
            <text:p>0.2511761</text:p>
          </table:table-cell>
          <table:table-cell office:value-type="float" office:value="1181251.22673573" table:style-name="ce1">
            <text:p>1181251.227</text:p>
          </table:table-cell>
          <table:table-cell office:value-type="float" office:value="684664.63162502705" table:style-name="ce1">
            <text:p>684664.6316</text:p>
          </table:table-cell>
          <table:table-cell office:value-type="float" office:value="0" table:style-name="ce1">
            <text:p>0</text:p>
          </table:table-cell>
          <table:table-cell office:value-type="float" office:value="349551.07084945898" table:style-name="ce1">
            <text:p>349551.0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035.52426124399" table:style-name="ce1">
            <text:p>147035.5243</text:p>
          </table:table-cell>
          <table:table-cell office:value-type="float" office:value="0" table:style-name="ce1">
            <text:p>0</text:p>
          </table:table-cell>
          <table:table-cell office:value-type="float" office:value="0.44157250930483799" table:style-name="ce1">
            <text:p>0.44157250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1" table:style-name="ce1">
            <text:p>21.1</text:p>
          </table:table-cell>
          <table:table-cell office:value-type="float" office:value="10.8547777777777" table:style-name="ce1">
            <text:p>10.85477778</text:p>
          </table:table-cell>
          <table:table-cell office:value-type="float" office:value="0.25237217621511898" table:style-name="ce1">
            <text:p>0.252372176</text:p>
          </table:table-cell>
          <table:table-cell office:value-type="float" office:value="1198929.37020274" table:style-name="ce1">
            <text:p>1198929.37</text:p>
          </table:table-cell>
          <table:table-cell office:value-type="float" office:value="690806.56062444404" table:style-name="ce1">
            <text:p>690806.5606</text:p>
          </table:table-cell>
          <table:table-cell office:value-type="float" office:value="0" table:style-name="ce1">
            <text:p>0</text:p>
          </table:table-cell>
          <table:table-cell office:value-type="float" office:value="359683.61285188398" table:style-name="ce1">
            <text:p>359683.6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439.19672641301" table:style-name="ce1">
            <text:p>148439.1967</text:p>
          </table:table-cell>
          <table:table-cell office:value-type="float" office:value="0" table:style-name="ce1">
            <text:p>0</text:p>
          </table:table-cell>
          <table:table-cell office:value-type="float" office:value="0.44154028333613099" table:style-name="ce1">
            <text:p>0.44154028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2" table:style-name="ce1">
            <text:p>21.2</text:p>
          </table:table-cell>
          <table:table-cell office:value-type="float" office:value="10.906222222222199" table:style-name="ce1">
            <text:p>10.90622222</text:p>
          </table:table-cell>
          <table:table-cell office:value-type="float" office:value="0.25356825287964502" table:style-name="ce1">
            <text:p>0.253568253</text:p>
          </table:table-cell>
          <table:table-cell office:value-type="float" office:value="1216983.14029553" table:style-name="ce1">
            <text:p>1216983.14</text:p>
          </table:table-cell>
          <table:table-cell office:value-type="float" office:value="696974.26880029205" table:style-name="ce1">
            <text:p>696974.2688</text:p>
          </table:table-cell>
          <table:table-cell office:value-type="float" office:value="0" table:style-name="ce1">
            <text:p>0</text:p>
          </table:table-cell>
          <table:table-cell office:value-type="float" office:value="370159.33402591501" table:style-name="ce1">
            <text:p>370159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849.53746932701" table:style-name="ce1">
            <text:p>149849.5375</text:p>
          </table:table-cell>
          <table:table-cell office:value-type="float" office:value="0" table:style-name="ce1">
            <text:p>0</text:p>
          </table:table-cell>
          <table:table-cell office:value-type="float" office:value="0.44150824442056003" table:style-name="ce1">
            <text:p>0.44150824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3" table:style-name="ce1">
            <text:p>21.3</text:p>
          </table:table-cell>
          <table:table-cell office:value-type="float" office:value="10.957666666666601" table:style-name="ce1">
            <text:p>10.95766667</text:p>
          </table:table-cell>
          <table:table-cell office:value-type="float" office:value="0.254764329544172" table:style-name="ce1">
            <text:p>0.25476433</text:p>
          </table:table-cell>
          <table:table-cell office:value-type="float" office:value="1235439.1333900101" table:style-name="ce1">
            <text:p>1235439.133</text:p>
          </table:table-cell>
          <table:table-cell office:value-type="float" office:value="703167.74291844096" table:style-name="ce1">
            <text:p>703167.7429</text:p>
          </table:table-cell>
          <table:table-cell office:value-type="float" office:value="0" table:style-name="ce1">
            <text:p>0</text:p>
          </table:table-cell>
          <table:table-cell office:value-type="float" office:value="381004.84398158803" table:style-name="ce1">
            <text:p>381004.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1266.54648998601" table:style-name="ce1">
            <text:p>151266.5465</text:p>
          </table:table-cell>
          <table:table-cell office:value-type="float" office:value="0" table:style-name="ce1">
            <text:p>0</text:p>
          </table:table-cell>
          <table:table-cell office:value-type="float" office:value="0.44147639058552002" table:style-name="ce1">
            <text:p>0.44147639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399999999999899" table:style-name="ce1">
            <text:p>21.4</text:p>
          </table:table-cell>
          <table:table-cell office:value-type="float" office:value="11.0091111111111" table:style-name="ce1">
            <text:p>11.00911111</text:p>
          </table:table-cell>
          <table:table-cell office:value-type="float" office:value="0.25596040620869898" table:style-name="ce1">
            <text:p>0.255960406</text:p>
          </table:table-cell>
          <table:table-cell office:value-type="float" office:value="1254323.67756556" table:style-name="ce1">
            <text:p>1254323.678</text:p>
          </table:table-cell>
          <table:table-cell office:value-type="float" office:value="709386.96981709404" table:style-name="ce1">
            <text:p>709386.9698</text:p>
          </table:table-cell>
          <table:table-cell office:value-type="float" office:value="0" table:style-name="ce1">
            <text:p>0</text:p>
          </table:table-cell>
          <table:table-cell office:value-type="float" office:value="392246.48396007699" table:style-name="ce1">
            <text:p>392246.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690.22378838799" table:style-name="ce1">
            <text:p>152690.2238</text:p>
          </table:table-cell>
          <table:table-cell office:value-type="float" office:value="0" table:style-name="ce1">
            <text:p>0</text:p>
          </table:table-cell>
          <table:table-cell office:value-type="float" office:value="0.44144471988842099" table:style-name="ce1">
            <text:p>0.4414447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5" table:style-name="ce1">
            <text:p>21.5</text:p>
          </table:table-cell>
          <table:table-cell office:value-type="float" office:value="11.060555555555499" table:style-name="ce1">
            <text:p>11.06055556</text:p>
          </table:table-cell>
          <table:table-cell office:value-type="float" office:value="0.25715648287322501" table:style-name="ce1">
            <text:p>0.257156483</text:p>
          </table:table-cell>
          <table:table-cell office:value-type="float" office:value="1273662.48626342" table:style-name="ce1">
            <text:p>1273662.486</text:p>
          </table:table-cell>
          <table:table-cell office:value-type="float" office:value="715631.93640605896" table:style-name="ce1">
            <text:p>715631.9364</text:p>
          </table:table-cell>
          <table:table-cell office:value-type="float" office:value="0" table:style-name="ce1">
            <text:p>0</text:p>
          </table:table-cell>
          <table:table-cell office:value-type="float" office:value="403909.98049283202" table:style-name="ce1">
            <text:p>403909.98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120.56936453501" table:style-name="ce1">
            <text:p>154120.5694</text:p>
          </table:table-cell>
          <table:table-cell office:value-type="float" office:value="0" table:style-name="ce1">
            <text:p>0</text:p>
          </table:table-cell>
          <table:table-cell office:value-type="float" office:value="0.44141323041609398" table:style-name="ce1">
            <text:p>0.4414132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11.112" table:style-name="ce1">
            <text:p>11.112</text:p>
          </table:table-cell>
          <table:table-cell office:value-type="float" office:value="0.25835255953775199" table:style-name="ce1">
            <text:p>0.25835256</text:p>
          </table:table-cell>
          <table:table-cell office:value-type="float" office:value="1293480.3120971301" table:style-name="ce1">
            <text:p>1293480.312</text:p>
          </table:table-cell>
          <table:table-cell office:value-type="float" office:value="721902.62966602296" table:style-name="ce1">
            <text:p>721902.6297</text:p>
          </table:table-cell>
          <table:table-cell office:value-type="float" office:value="0" table:style-name="ce1">
            <text:p>0</text:p>
          </table:table-cell>
          <table:table-cell office:value-type="float" office:value="416020.09921268601" table:style-name="ce1">
            <text:p>416020.0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5557.58321842601" table:style-name="ce1">
            <text:p>155557.5832</text:p>
          </table:table-cell>
          <table:table-cell office:value-type="float" office:value="0" table:style-name="ce1">
            <text:p>0</text:p>
          </table:table-cell>
          <table:table-cell office:value-type="float" office:value="0.44138192028421003" table:style-name="ce1">
            <text:p>0.4413819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7" table:style-name="ce1">
            <text:p>21.7</text:p>
          </table:table-cell>
          <table:table-cell office:value-type="float" office:value="11.1634444444444" table:style-name="ce1">
            <text:p>11.16344444</text:p>
          </table:table-cell>
          <table:table-cell office:value-type="float" office:value="0.25954863620227903" table:style-name="ce1">
            <text:p>0.259548636</text:p>
          </table:table-cell>
          <table:table-cell office:value-type="float" office:value="1313800.6026689201" table:style-name="ce1">
            <text:p>1313800.603</text:p>
          </table:table-cell>
          <table:table-cell office:value-type="float" office:value="728199.036647834" table:style-name="ce1">
            <text:p>728199.0366</text:p>
          </table:table-cell>
          <table:table-cell office:value-type="float" office:value="0" table:style-name="ce1">
            <text:p>0</text:p>
          </table:table-cell>
          <table:table-cell office:value-type="float" office:value="428600.30067103199" table:style-name="ce1">
            <text:p>428600.3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001.265350061" table:style-name="ce1">
            <text:p>157001.2654</text:p>
          </table:table-cell>
          <table:table-cell office:value-type="float" office:value="0" table:style-name="ce1">
            <text:p>0</text:p>
          </table:table-cell>
          <table:table-cell office:value-type="float" office:value="0.44135078763671198" table:style-name="ce1">
            <text:p>0.44135078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8" table:style-name="ce1">
            <text:p>21.8</text:p>
          </table:table-cell>
          <table:table-cell office:value-type="float" office:value="11.214888888888799" table:style-name="ce1">
            <text:p>11.21488889</text:p>
          </table:table-cell>
          <table:table-cell office:value-type="float" office:value="0.26074471286680501" table:style-name="ce1">
            <text:p>0.260744713</text:p>
          </table:table-cell>
          <table:table-cell office:value-type="float" office:value="1334645.1600939" table:style-name="ce1">
            <text:p>1334645.16</text:p>
          </table:table-cell>
          <table:table-cell office:value-type="float" office:value="734521.14447180601" table:style-name="ce1">
            <text:p>734521.1445</text:p>
          </table:table-cell>
          <table:table-cell office:value-type="float" office:value="0" table:style-name="ce1">
            <text:p>0</text:p>
          </table:table-cell>
          <table:table-cell office:value-type="float" office:value="441672.399862652" table:style-name="ce1">
            <text:p>441672.39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451.61575944099" table:style-name="ce1">
            <text:p>158451.6158</text:p>
          </table:table-cell>
          <table:table-cell office:value-type="float" office:value="0" table:style-name="ce1">
            <text:p>0</text:p>
          </table:table-cell>
          <table:table-cell office:value-type="float" office:value="0.44131983064526598" table:style-name="ce1">
            <text:p>0.44131983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1.899999999999899" table:style-name="ce1">
            <text:p>21.9</text:p>
          </table:table-cell>
          <table:table-cell office:value-type="float" office:value="11.2663333333333" table:style-name="ce1">
            <text:p>11.26633333</text:p>
          </table:table-cell>
          <table:table-cell office:value-type="float" office:value="0.26194078953133199" table:style-name="ce1">
            <text:p>0.26194079</text:p>
          </table:table-cell>
          <table:table-cell office:value-type="float" office:value="1356033.8059654201" table:style-name="ce1">
            <text:p>1356033.806</text:p>
          </table:table-cell>
          <table:table-cell office:value-type="float" office:value="740868.94032702304" table:style-name="ce1">
            <text:p>740868.9403</text:p>
          </table:table-cell>
          <table:table-cell office:value-type="float" office:value="0" table:style-name="ce1">
            <text:p>0</text:p>
          </table:table-cell>
          <table:table-cell office:value-type="float" office:value="455256.231191837" table:style-name="ce1">
            <text:p>455256.2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08.634446565" table:style-name="ce1">
            <text:p>159908.6344</text:p>
          </table:table-cell>
          <table:table-cell office:value-type="float" office:value="0" table:style-name="ce1">
            <text:p>0</text:p>
          </table:table-cell>
          <table:table-cell office:value-type="float" office:value="0.441289047508717" table:style-name="ce1">
            <text:p>0.44128904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.3177777777777" table:style-name="ce1">
            <text:p>11.31777778</text:p>
          </table:table-cell>
          <table:table-cell office:value-type="float" office:value="0.26313686619585802" table:style-name="ce1">
            <text:p>0.263136866</text:p>
          </table:table-cell>
          <table:table-cell office:value-type="float" office:value="1377984.05369796" table:style-name="ce1">
            <text:p>1377984.054</text:p>
          </table:table-cell>
          <table:table-cell office:value-type="float" office:value="747242.41147065395" table:style-name="ce1">
            <text:p>747242.4115</text:p>
          </table:table-cell>
          <table:table-cell office:value-type="float" office:value="0" table:style-name="ce1">
            <text:p>0</text:p>
          </table:table-cell>
          <table:table-cell office:value-type="float" office:value="469369.32081588003" table:style-name="ce1">
            <text:p>469369.3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72.32141143299" table:style-name="ce1">
            <text:p>161372.3214</text:p>
          </table:table-cell>
          <table:table-cell office:value-type="float" office:value="0" table:style-name="ce1">
            <text:p>0</text:p>
          </table:table-cell>
          <table:table-cell office:value-type="float" office:value="0.44125843645256402" table:style-name="ce1">
            <text:p>0.44125843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1" table:style-name="ce1">
            <text:p>22.1</text:p>
          </table:table-cell>
          <table:table-cell office:value-type="float" office:value="11.3692222222222" table:style-name="ce1">
            <text:p>11.36922222</text:p>
          </table:table-cell>
          <table:table-cell office:value-type="float" office:value="0.264332942860385" table:style-name="ce1">
            <text:p>0.264332943</text:p>
          </table:table-cell>
          <table:table-cell office:value-type="float" office:value="1400510.7905304399" table:style-name="ce1">
            <text:p>1400510.791</text:p>
          </table:table-cell>
          <table:table-cell office:value-type="float" office:value="753641.54522728396" table:style-name="ce1">
            <text:p>753641.5452</text:p>
          </table:table-cell>
          <table:table-cell office:value-type="float" office:value="0" table:style-name="ce1">
            <text:p>0</text:p>
          </table:table-cell>
          <table:table-cell office:value-type="float" office:value="484026.56864911399" table:style-name="ce1">
            <text:p>484026.5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842.67665404599" table:style-name="ce1">
            <text:p>162842.6767</text:p>
          </table:table-cell>
          <table:table-cell office:value-type="float" office:value="0" table:style-name="ce1">
            <text:p>0</text:p>
          </table:table-cell>
          <table:table-cell office:value-type="float" office:value="0.44122799572844601" table:style-name="ce1">
            <text:p>0.44122799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1999999999999" table:style-name="ce1">
            <text:p>22.2</text:p>
          </table:table-cell>
          <table:table-cell office:value-type="float" office:value="11.4206666666666" table:style-name="ce1">
            <text:p>11.42066667</text:p>
          </table:table-cell>
          <table:table-cell office:value-type="float" office:value="0.26552901952491198" table:style-name="ce1">
            <text:p>0.26552902</text:p>
          </table:table-cell>
          <table:table-cell office:value-type="float" office:value="1423625.9719307199" table:style-name="ce1">
            <text:p>1423625.972</text:p>
          </table:table-cell>
          <table:table-cell office:value-type="float" office:value="760066.32898825" table:style-name="ce1">
            <text:p>760066.329</text:p>
          </table:table-cell>
          <table:table-cell office:value-type="float" office:value="0" table:style-name="ce1">
            <text:p>0</text:p>
          </table:table-cell>
          <table:table-cell office:value-type="float" office:value="499239.94276806898" table:style-name="ce1">
            <text:p>499239.94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319.70017440201" table:style-name="ce1">
            <text:p>164319.7002</text:p>
          </table:table-cell>
          <table:table-cell office:value-type="float" office:value="0" table:style-name="ce1">
            <text:p>0</text:p>
          </table:table-cell>
          <table:table-cell office:value-type="float" office:value="0.44119772361363901" table:style-name="ce1">
            <text:p>0.44119772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3" table:style-name="ce1">
            <text:p>22.3</text:p>
          </table:table-cell>
          <table:table-cell office:value-type="float" office:value="11.472111111111101" table:style-name="ce1">
            <text:p>11.47211111</text:p>
          </table:table-cell>
          <table:table-cell office:value-type="float" office:value="0.26672509618943802" table:style-name="ce1">
            <text:p>0.266725096</text:p>
          </table:table-cell>
          <table:table-cell office:value-type="float" office:value="1447338.3316683699" table:style-name="ce1">
            <text:p>1447338.332</text:p>
          </table:table-cell>
          <table:table-cell office:value-type="float" office:value="766516.75021098997" table:style-name="ce1">
            <text:p>766516.7502</text:p>
          </table:table-cell>
          <table:table-cell office:value-type="float" office:value="0" table:style-name="ce1">
            <text:p>0</text:p>
          </table:table-cell>
          <table:table-cell office:value-type="float" office:value="515018.189484876" table:style-name="ce1">
            <text:p>515018.1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5803.39197250301" table:style-name="ce1">
            <text:p>165803.392</text:p>
          </table:table-cell>
          <table:table-cell office:value-type="float" office:value="0" table:style-name="ce1">
            <text:p>0</text:p>
          </table:table-cell>
          <table:table-cell office:value-type="float" office:value="0.44116761841056801" table:style-name="ce1">
            <text:p>0.44116761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4" table:style-name="ce1">
            <text:p>22.4</text:p>
          </table:table-cell>
          <table:table-cell office:value-type="float" office:value="11.5235555555555" table:style-name="ce1">
            <text:p>11.52355556</text:p>
          </table:table-cell>
          <table:table-cell office:value-type="float" office:value="0.267921172853965" table:style-name="ce1">
            <text:p>0.267921173</text:p>
          </table:table-cell>
          <table:table-cell office:value-type="float" office:value="1471653.11137356" table:style-name="ce1">
            <text:p>1471653.111</text:p>
          </table:table-cell>
          <table:table-cell office:value-type="float" office:value="772992.79641839198" table:style-name="ce1">
            <text:p>772992.7964</text:p>
          </table:table-cell>
          <table:table-cell office:value-type="float" office:value="0" table:style-name="ce1">
            <text:p>0</text:p>
          </table:table-cell>
          <table:table-cell office:value-type="float" office:value="531366.562906823" table:style-name="ce1">
            <text:p>531366.5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7293.75204834901" table:style-name="ce1">
            <text:p>167293.752</text:p>
          </table:table-cell>
          <table:table-cell office:value-type="float" office:value="0" table:style-name="ce1">
            <text:p>0</text:p>
          </table:table-cell>
          <table:table-cell office:value-type="float" office:value="0.44113767844632601" table:style-name="ce1">
            <text:p>0.44113767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5" table:style-name="ce1">
            <text:p>22.5</text:p>
          </table:table-cell>
          <table:table-cell office:value-type="float" office:value="11.574999999999999" table:style-name="ce1">
            <text:p>11.575</text:p>
          </table:table-cell>
          <table:table-cell office:value-type="float" office:value="0.26911724951849197" table:style-name="ce1">
            <text:p>0.26911725</text:p>
          </table:table-cell>
          <table:table-cell office:value-type="float" office:value="1496571.81392784" table:style-name="ce1">
            <text:p>1496571.814</text:p>
          </table:table-cell>
          <table:table-cell office:value-type="float" office:value="779494.45519816806" table:style-name="ce1">
            <text:p>779494.4552</text:p>
          </table:table-cell>
          <table:table-cell office:value-type="float" office:value="0" table:style-name="ce1">
            <text:p>0</text:p>
          </table:table-cell>
          <table:table-cell office:value-type="float" office:value="548286.57832773705" table:style-name="ce1">
            <text:p>548286.57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8790.78040193801" table:style-name="ce1">
            <text:p>168790.7804</text:p>
          </table:table-cell>
          <table:table-cell office:value-type="float" office:value="0" table:style-name="ce1">
            <text:p>0</text:p>
          </table:table-cell>
          <table:table-cell office:value-type="float" office:value="0.44110790207220901" table:style-name="ce1">
            <text:p>0.44110790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6" table:style-name="ce1">
            <text:p>22.6</text:p>
          </table:table-cell>
          <table:table-cell office:value-type="float" office:value="11.626444444444401" table:style-name="ce1">
            <text:p>11.62644444</text:p>
          </table:table-cell>
          <table:table-cell office:value-type="float" office:value="0.27031332618301801" table:style-name="ce1">
            <text:p>0.270313326</text:p>
          </table:table-cell>
          <table:table-cell office:value-type="float" office:value="1522091.9854904399" table:style-name="ce1">
            <text:p>1522091.985</text:p>
          </table:table-cell>
          <table:table-cell office:value-type="float" office:value="786021.71420221997" table:style-name="ce1">
            <text:p>786021.7142</text:p>
          </table:table-cell>
          <table:table-cell office:value-type="float" office:value="0" table:style-name="ce1">
            <text:p>0</text:p>
          </table:table-cell>
          <table:table-cell office:value-type="float" office:value="565775.79425495199" table:style-name="ce1">
            <text:p>565775.79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294.47703327201" table:style-name="ce1">
            <text:p>170294.477</text:p>
          </table:table-cell>
          <table:table-cell office:value-type="float" office:value="0" table:style-name="ce1">
            <text:p>0</text:p>
          </table:table-cell>
          <table:table-cell office:value-type="float" office:value="0.44107828766325502" table:style-name="ce1">
            <text:p>0.44107828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6999999999999" table:style-name="ce1">
            <text:p>22.7</text:p>
          </table:table-cell>
          <table:table-cell office:value-type="float" office:value="11.6778888888888" table:style-name="ce1">
            <text:p>11.67788889</text:p>
          </table:table-cell>
          <table:table-cell office:value-type="float" office:value="0.27150940284754499" table:style-name="ce1">
            <text:p>0.271509403</text:p>
          </table:table-cell>
          <table:table-cell office:value-type="float" office:value="1548207.0313079499" table:style-name="ce1">
            <text:p>1548207.031</text:p>
          </table:table-cell>
          <table:table-cell office:value-type="float" office:value="792574.56114602997" table:style-name="ce1">
            <text:p>792574.5611</text:p>
          </table:table-cell>
          <table:table-cell office:value-type="float" office:value="0" table:style-name="ce1">
            <text:p>0</text:p>
          </table:table-cell>
          <table:table-cell office:value-type="float" office:value="583827.62821957294" table:style-name="ce1">
            <text:p>583827.62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804.84194235" table:style-name="ce1">
            <text:p>171804.8419</text:p>
          </table:table-cell>
          <table:table-cell office:value-type="float" office:value="0" table:style-name="ce1">
            <text:p>0</text:p>
          </table:table-cell>
          <table:table-cell office:value-type="float" office:value="0.441048833617806" table:style-name="ce1">
            <text:p>0.44104883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8" table:style-name="ce1">
            <text:p>22.8</text:p>
          </table:table-cell>
          <table:table-cell office:value-type="float" office:value="11.729333333333299" table:style-name="ce1">
            <text:p>11.72933333</text:p>
          </table:table-cell>
          <table:table-cell office:value-type="float" office:value="0.27270547951207103" table:style-name="ce1">
            <text:p>0.27270548</text:p>
          </table:table-cell>
          <table:table-cell office:value-type="float" office:value="1574906.0706446001" table:style-name="ce1">
            <text:p>1574906.071</text:p>
          </table:table-cell>
          <table:table-cell office:value-type="float" office:value="799152.98380804597" table:style-name="ce1">
            <text:p>799152.9838</text:p>
          </table:table-cell>
          <table:table-cell office:value-type="float" office:value="0" table:style-name="ce1">
            <text:p>0</text:p>
          </table:table-cell>
          <table:table-cell office:value-type="float" office:value="602431.21170738596" table:style-name="ce1">
            <text:p>602431.2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3321.875129172" table:style-name="ce1">
            <text:p>173321.8751</text:p>
          </table:table-cell>
          <table:table-cell office:value-type="float" office:value="0" table:style-name="ce1">
            <text:p>0</text:p>
          </table:table-cell>
          <table:table-cell office:value-type="float" office:value="0.44101953835706398" table:style-name="ce1">
            <text:p>0.44101953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2.9" table:style-name="ce1">
            <text:p>22.9</text:p>
          </table:table-cell>
          <table:table-cell office:value-type="float" office:value="11.780777777777701" table:style-name="ce1">
            <text:p>11.78077778</text:p>
          </table:table-cell>
          <table:table-cell office:value-type="float" office:value="0.273901556176598" table:style-name="ce1">
            <text:p>0.273901556</text:p>
          </table:table-cell>
          <table:table-cell office:value-type="float" office:value="1602173.8361720999" table:style-name="ce1">
            <text:p>1602173.836</text:p>
          </table:table-cell>
          <table:table-cell office:value-type="float" office:value="805756.97002908401" table:style-name="ce1">
            <text:p>805756.97</text:p>
          </table:table-cell>
          <table:table-cell office:value-type="float" office:value="0" table:style-name="ce1">
            <text:p>0</text:p>
          </table:table-cell>
          <table:table-cell office:value-type="float" office:value="621571.28954927903" table:style-name="ce1">
            <text:p>621571.2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845.57659373901" table:style-name="ce1">
            <text:p>174845.5766</text:p>
          </table:table-cell>
          <table:table-cell office:value-type="float" office:value="0" table:style-name="ce1">
            <text:p>0</text:p>
          </table:table-cell>
          <table:table-cell office:value-type="float" office:value="0.44099040032467102" table:style-name="ce1">
            <text:p>0.440990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.8322222222222" table:style-name="ce1">
            <text:p>11.83222222</text:p>
          </table:table-cell>
          <table:table-cell office:value-type="float" office:value="0.27509763284112498" table:style-name="ce1">
            <text:p>0.275097633</text:p>
          </table:table-cell>
          <table:table-cell office:value-type="float" office:value="1629990.62294546" table:style-name="ce1">
            <text:p>1629990.623</text:p>
          </table:table-cell>
          <table:table-cell office:value-type="float" office:value="812386.50771173602" table:style-name="ce1">
            <text:p>812386.5077</text:p>
          </table:table-cell>
          <table:table-cell office:value-type="float" office:value="0" table:style-name="ce1">
            <text:p>0</text:p>
          </table:table-cell>
          <table:table-cell office:value-type="float" office:value="641228.16889767698" table:style-name="ce1">
            <text:p>641228.16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375.94633604999" table:style-name="ce1">
            <text:p>176375.9463</text:p>
          </table:table-cell>
          <table:table-cell office:value-type="float" office:value="0" table:style-name="ce1">
            <text:p>0</text:p>
          </table:table-cell>
          <table:table-cell office:value-type="float" office:value="0.44096141798629002" table:style-name="ce1">
            <text:p>0.440961418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1" table:style-name="ce1">
            <text:p>23.1</text:p>
          </table:table-cell>
          <table:table-cell office:value-type="float" office:value="11.883666666666601" table:style-name="ce1">
            <text:p>11.88366667</text:p>
          </table:table-cell>
          <table:table-cell office:value-type="float" office:value="0.27629370950565102" table:style-name="ce1">
            <text:p>0.27629371</text:p>
          </table:table-cell>
          <table:table-cell office:value-type="float" office:value="1658332.29164862" table:style-name="ce1">
            <text:p>1658332.292</text:p>
          </table:table-cell>
          <table:table-cell office:value-type="float" office:value="819041.58481978904" table:style-name="ce1">
            <text:p>819041.5848</text:p>
          </table:table-cell>
          <table:table-cell office:value-type="float" office:value="0" table:style-name="ce1">
            <text:p>0</text:p>
          </table:table-cell>
          <table:table-cell office:value-type="float" office:value="661377.722472733" table:style-name="ce1">
            <text:p>661377.7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912.98435610501" table:style-name="ce1">
            <text:p>177912.9844</text:p>
          </table:table-cell>
          <table:table-cell office:value-type="float" office:value="0" table:style-name="ce1">
            <text:p>0</text:p>
          </table:table-cell>
          <table:table-cell office:value-type="float" office:value="0.44093258982920203" table:style-name="ce1">
            <text:p>0.4409325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1999999999999" table:style-name="ce1">
            <text:p>23.2</text:p>
          </table:table-cell>
          <table:table-cell office:value-type="float" office:value="11.9351111111111" table:style-name="ce1">
            <text:p>11.93511111</text:p>
          </table:table-cell>
          <table:table-cell office:value-type="float" office:value="0.277489786170178" table:style-name="ce1">
            <text:p>0.277489786</text:p>
          </table:table-cell>
          <table:table-cell office:value-type="float" office:value="1687170.3301150401" table:style-name="ce1">
            <text:p>1687170.33</text:p>
          </table:table-cell>
          <table:table-cell office:value-type="float" office:value="825722.18937764305" table:style-name="ce1">
            <text:p>825722.1894</text:p>
          </table:table-cell>
          <table:table-cell office:value-type="float" office:value="0" table:style-name="ce1">
            <text:p>0</text:p>
          </table:table-cell>
          <table:table-cell office:value-type="float" office:value="681991.45008349104" table:style-name="ce1">
            <text:p>681991.4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9456.69065390399" table:style-name="ce1">
            <text:p>179456.6907</text:p>
          </table:table-cell>
          <table:table-cell office:value-type="float" office:value="0" table:style-name="ce1">
            <text:p>0</text:p>
          </table:table-cell>
          <table:table-cell office:value-type="float" office:value="0.44090391436190501" table:style-name="ce1">
            <text:p>0.44090391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3" table:style-name="ce1">
            <text:p>23.3</text:p>
          </table:table-cell>
          <table:table-cell office:value-type="float" office:value="11.986555555555499" table:style-name="ce1">
            <text:p>11.98655556</text:p>
          </table:table-cell>
          <table:table-cell office:value-type="float" office:value="0.27868586283470498" table:style-name="ce1">
            <text:p>0.278685863</text:p>
          </table:table-cell>
          <table:table-cell office:value-type="float" office:value="1716471.9762202101" table:style-name="ce1">
            <text:p>1716471.976</text:p>
          </table:table-cell>
          <table:table-cell office:value-type="float" office:value="832428.30946975295" table:style-name="ce1">
            <text:p>832428.3095</text:p>
          </table:table-cell>
          <table:table-cell office:value-type="float" office:value="0" table:style-name="ce1">
            <text:p>0</text:p>
          </table:table-cell>
          <table:table-cell office:value-type="float" office:value="703036.60152101296" table:style-name="ce1">
            <text:p>703036.6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007.065229448" table:style-name="ce1">
            <text:p>181007.0652</text:p>
          </table:table-cell>
          <table:table-cell office:value-type="float" office:value="0" table:style-name="ce1">
            <text:p>0</text:p>
          </table:table-cell>
          <table:table-cell office:value-type="float" office:value="0.440875390113729" table:style-name="ce1">
            <text:p>0.4408753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12.038" table:style-name="ce1">
            <text:p>12.038</text:p>
          </table:table-cell>
          <table:table-cell office:value-type="float" office:value="0.27988193949923101" table:style-name="ce1">
            <text:p>0.279881939</text:p>
          </table:table-cell>
          <table:table-cell office:value-type="float" office:value="1746200.4041229801" table:style-name="ce1">
            <text:p>1746200.404</text:p>
          </table:table-cell>
          <table:table-cell office:value-type="float" office:value="839159.93324005895" table:style-name="ce1">
            <text:p>839159.9332</text:p>
          </table:table-cell>
          <table:table-cell office:value-type="float" office:value="0" table:style-name="ce1">
            <text:p>0</text:p>
          </table:table-cell>
          <table:table-cell office:value-type="float" office:value="724476.36280018301" table:style-name="ce1">
            <text:p>724476.36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564.108082736" table:style-name="ce1">
            <text:p>182564.1081</text:p>
          </table:table-cell>
          <table:table-cell office:value-type="float" office:value="0" table:style-name="ce1">
            <text:p>0</text:p>
          </table:table-cell>
          <table:table-cell office:value-type="float" office:value="0.440847015634455" table:style-name="ce1">
            <text:p>0.44084701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5" table:style-name="ce1">
            <text:p>23.5</text:p>
          </table:table-cell>
          <table:table-cell office:value-type="float" office:value="12.0894444444444" table:style-name="ce1">
            <text:p>12.08944444</text:p>
          </table:table-cell>
          <table:table-cell office:value-type="float" office:value="0.28107801616375799" table:style-name="ce1">
            <text:p>0.281078016</text:p>
          </table:table-cell>
          <table:table-cell office:value-type="float" office:value="1776314.97452976" table:style-name="ce1">
            <text:p>1776314.975</text:p>
          </table:table-cell>
          <table:table-cell office:value-type="float" office:value="845917.04889144201" table:style-name="ce1">
            <text:p>845917.0489</text:p>
          </table:table-cell>
          <table:table-cell office:value-type="float" office:value="0" table:style-name="ce1">
            <text:p>0</text:p>
          </table:table-cell>
          <table:table-cell office:value-type="float" office:value="746270.10642454901" table:style-name="ce1">
            <text:p>746270.1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4127.81921376899" table:style-name="ce1">
            <text:p>184127.8192</text:p>
          </table:table-cell>
          <table:table-cell office:value-type="float" office:value="0" table:style-name="ce1">
            <text:p>0</text:p>
          </table:table-cell>
          <table:table-cell office:value-type="float" office:value="0.44081878949394498" table:style-name="ce1">
            <text:p>0.440818789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6" table:style-name="ce1">
            <text:p>23.6</text:p>
          </table:table-cell>
          <table:table-cell office:value-type="float" office:value="12.140888888888799" table:style-name="ce1">
            <text:p>12.14088889</text:p>
          </table:table-cell>
          <table:table-cell office:value-type="float" office:value="0.28227409282828497" table:style-name="ce1">
            <text:p>0.282274093</text:p>
          </table:table-cell>
          <table:table-cell office:value-type="float" office:value="1806771.5482117101" table:style-name="ce1">
            <text:p>1806771.548</text:p>
          </table:table-cell>
          <table:table-cell office:value-type="float" office:value="852699.64468517306" table:style-name="ce1">
            <text:p>852699.6447</text:p>
          </table:table-cell>
          <table:table-cell office:value-type="float" office:value="0" table:style-name="ce1">
            <text:p>0</text:p>
          </table:table-cell>
          <table:table-cell office:value-type="float" office:value="768373.70490399096" table:style-name="ce1">
            <text:p>768373.7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698.19862254499" table:style-name="ce1">
            <text:p>185698.1986</text:p>
          </table:table-cell>
          <table:table-cell office:value-type="float" office:value="0" table:style-name="ce1">
            <text:p>0</text:p>
          </table:table-cell>
          <table:table-cell office:value-type="float" office:value="0.44079071028177802" table:style-name="ce1">
            <text:p>0.44079071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6999999999999" table:style-name="ce1">
            <text:p>23.7</text:p>
          </table:table-cell>
          <table:table-cell office:value-type="float" office:value="12.1923333333333" table:style-name="ce1">
            <text:p>12.19233333</text:p>
          </table:table-cell>
          <table:table-cell office:value-type="float" office:value="0.28347016949281101" table:style-name="ce1">
            <text:p>0.283470169</text:p>
          </table:table-cell>
          <table:table-cell office:value-type="float" office:value="1837522.8604673401" table:style-name="ce1">
            <text:p>1837522.86</text:p>
          </table:table-cell>
          <table:table-cell office:value-type="float" office:value="859507.70894037897" table:style-name="ce1">
            <text:p>859507.7089</text:p>
          </table:table-cell>
          <table:table-cell office:value-type="float" office:value="0" table:style-name="ce1">
            <text:p>0</text:p>
          </table:table-cell>
          <table:table-cell office:value-type="float" office:value="790739.90521789598" table:style-name="ce1">
            <text:p>790739.9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7275.24630906599" table:style-name="ce1">
            <text:p>187275.2463</text:p>
          </table:table-cell>
          <table:table-cell office:value-type="float" office:value="0" table:style-name="ce1">
            <text:p>0</text:p>
          </table:table-cell>
          <table:table-cell office:value-type="float" office:value="0.440762776606898" table:style-name="ce1">
            <text:p>0.44076277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8" table:style-name="ce1">
            <text:p>23.8</text:p>
          </table:table-cell>
          <table:table-cell office:value-type="float" office:value="12.2437777777777" table:style-name="ce1">
            <text:p>12.24377778</text:p>
          </table:table-cell>
          <table:table-cell office:value-type="float" office:value="0.28466624615733799" table:style-name="ce1">
            <text:p>0.284666246</text:p>
          </table:table-cell>
          <table:table-cell office:value-type="float" office:value="1868518.9526501601" table:style-name="ce1">
            <text:p>1868518.953</text:p>
          </table:table-cell>
          <table:table-cell office:value-type="float" office:value="866341.23003351397" table:style-name="ce1">
            <text:p>866341.23</text:p>
          </table:table-cell>
          <table:table-cell office:value-type="float" office:value="0" table:style-name="ce1">
            <text:p>0</text:p>
          </table:table-cell>
          <table:table-cell office:value-type="float" office:value="813318.76034331601" table:style-name="ce1">
            <text:p>813318.7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858.96227333101" table:style-name="ce1">
            <text:p>188858.9623</text:p>
          </table:table-cell>
          <table:table-cell office:value-type="float" office:value="0" table:style-name="ce1">
            <text:p>0</text:p>
          </table:table-cell>
          <table:table-cell office:value-type="float" office:value="0.440734987097263" table:style-name="ce1">
            <text:p>0.44073498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3.9" table:style-name="ce1">
            <text:p>23.9</text:p>
          </table:table-cell>
          <table:table-cell office:value-type="float" office:value="12.295222222222201" table:style-name="ce1">
            <text:p>12.29522222</text:p>
          </table:table-cell>
          <table:table-cell office:value-type="float" office:value="0.28586232282186402" table:style-name="ce1">
            <text:p>0.285862323</text:p>
          </table:table-cell>
          <table:table-cell office:value-type="float" office:value="1899707.6553323001" table:style-name="ce1">
            <text:p>1899707.655</text:p>
          </table:table-cell>
          <table:table-cell office:value-type="float" office:value="873200.19639783201" table:style-name="ce1">
            <text:p>873200.1964</text:p>
          </table:table-cell>
          <table:table-cell office:value-type="float" office:value="0" table:style-name="ce1">
            <text:p>0</text:p>
          </table:table-cell>
          <table:table-cell office:value-type="float" office:value="836058.11241913098" table:style-name="ce1">
            <text:p>836058.1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449.34651534" table:style-name="ce1">
            <text:p>190449.3465</text:p>
          </table:table-cell>
          <table:table-cell office:value-type="float" office:value="0" table:style-name="ce1">
            <text:p>0</text:p>
          </table:table-cell>
          <table:table-cell office:value-type="float" office:value="0.44070734039951298" table:style-name="ce1">
            <text:p>0.4407073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.3466666666666" table:style-name="ce1">
            <text:p>12.34666667</text:p>
          </table:table-cell>
          <table:table-cell office:value-type="float" office:value="0.287058399486391" table:style-name="ce1">
            <text:p>0.287058399</text:p>
          </table:table-cell>
          <table:table-cell office:value-type="float" office:value="1931035.1162139401" table:style-name="ce1">
            <text:p>1931035.116</text:p>
          </table:table-cell>
          <table:table-cell office:value-type="float" office:value="880084.59652287199" table:style-name="ce1">
            <text:p>880084.5965</text:p>
          </table:table-cell>
          <table:table-cell office:value-type="float" office:value="0" table:style-name="ce1">
            <text:p>0</text:p>
          </table:table-cell>
          <table:table-cell office:value-type="float" office:value="858904.12065598206" table:style-name="ce1">
            <text:p>858904.1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046.39903509399" table:style-name="ce1">
            <text:p>192046.399</text:p>
          </table:table-cell>
          <table:table-cell office:value-type="float" office:value="0" table:style-name="ce1">
            <text:p>0</text:p>
          </table:table-cell>
          <table:table-cell office:value-type="float" office:value="0.44067983517862902" table:style-name="ce1">
            <text:p>0.44067983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1" table:style-name="ce1">
            <text:p>24.1</text:p>
          </table:table-cell>
          <table:table-cell office:value-type="float" office:value="12.398111111111101" table:style-name="ce1">
            <text:p>12.39811111</text:p>
          </table:table-cell>
          <table:table-cell office:value-type="float" office:value="0.28825447615091798" table:style-name="ce1">
            <text:p>0.288254476</text:p>
          </table:table-cell>
          <table:table-cell office:value-type="float" office:value="1962446.36457461" table:style-name="ce1">
            <text:p>1962446.365</text:p>
          </table:table-cell>
          <table:table-cell office:value-type="float" office:value="886994.41895395005" table:style-name="ce1">
            <text:p>886994.419</text:p>
          </table:table-cell>
          <table:table-cell office:value-type="float" office:value="0" table:style-name="ce1">
            <text:p>0</text:p>
          </table:table-cell>
          <table:table-cell office:value-type="float" office:value="881801.82578807406" table:style-name="ce1">
            <text:p>881801.8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650.119832592" table:style-name="ce1">
            <text:p>193650.1198</text:p>
          </table:table-cell>
          <table:table-cell office:value-type="float" office:value="0" table:style-name="ce1">
            <text:p>0</text:p>
          </table:table-cell>
          <table:table-cell office:value-type="float" office:value="0.44065247011761799" table:style-name="ce1">
            <text:p>0.44065247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1999999999999" table:style-name="ce1">
            <text:p>24.2</text:p>
          </table:table-cell>
          <table:table-cell office:value-type="float" office:value="12.4495555555555" table:style-name="ce1">
            <text:p>12.44955556</text:p>
          </table:table-cell>
          <table:table-cell office:value-type="float" office:value="0.28945055281544402" table:style-name="ce1">
            <text:p>0.289450553</text:p>
          </table:table-cell>
          <table:table-cell office:value-type="float" office:value="1993885.9029522501" table:style-name="ce1">
            <text:p>1993885.903</text:p>
          </table:table-cell>
          <table:table-cell office:value-type="float" office:value="893929.65229165601" table:style-name="ce1">
            <text:p>893929.6523</text:p>
          </table:table-cell>
          <table:table-cell office:value-type="float" office:value="0" table:style-name="ce1">
            <text:p>0</text:p>
          </table:table-cell>
          <table:table-cell office:value-type="float" office:value="904695.74175275897" table:style-name="ce1">
            <text:p>904695.7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260.50890783401" table:style-name="ce1">
            <text:p>195260.5089</text:p>
          </table:table-cell>
          <table:table-cell office:value-type="float" office:value="0" table:style-name="ce1">
            <text:p>0</text:p>
          </table:table-cell>
          <table:table-cell office:value-type="float" office:value="0.44062524391718799" table:style-name="ce1">
            <text:p>0.440625244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3" table:style-name="ce1">
            <text:p>24.3</text:p>
          </table:table-cell>
          <table:table-cell office:value-type="float" office:value="12.500999999999999" table:style-name="ce1">
            <text:p>12.501</text:p>
          </table:table-cell>
          <table:table-cell office:value-type="float" office:value="0.290646629479971" table:style-name="ce1">
            <text:p>0.290646629</text:p>
          </table:table-cell>
          <table:table-cell office:value-type="float" office:value="2025298.3158766299" table:style-name="ce1">
            <text:p>2025298.316</text:p>
          </table:table-cell>
          <table:table-cell office:value-type="float" office:value="900890.28519135795" table:style-name="ce1">
            <text:p>900890.2852</text:p>
          </table:table-cell>
          <table:table-cell office:value-type="float" office:value="0" table:style-name="ce1">
            <text:p>0</text:p>
          </table:table-cell>
          <table:table-cell office:value-type="float" office:value="927530.46442445903" table:style-name="ce1">
            <text:p>927530.46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877.56626082101" table:style-name="ce1">
            <text:p>196877.5663</text:p>
          </table:table-cell>
          <table:table-cell office:value-type="float" office:value="0" table:style-name="ce1">
            <text:p>0</text:p>
          </table:table-cell>
          <table:table-cell office:value-type="float" office:value="0.44059815529544399" table:style-name="ce1">
            <text:p>0.440598155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4" table:style-name="ce1">
            <text:p>24.4</text:p>
          </table:table-cell>
          <table:table-cell office:value-type="float" office:value="12.552444444444401" table:style-name="ce1">
            <text:p>12.55244444</text:p>
          </table:table-cell>
          <table:table-cell office:value-type="float" office:value="0.29184270614449798" table:style-name="ce1">
            <text:p>0.291842706</text:p>
          </table:table-cell>
          <table:table-cell office:value-type="float" office:value="2056628.8849128601" table:style-name="ce1">
            <text:p>2056628.885</text:p>
          </table:table-cell>
          <table:table-cell office:value-type="float" office:value="907876.30636270996" table:style-name="ce1">
            <text:p>907876.3064</text:p>
          </table:table-cell>
          <table:table-cell office:value-type="float" office:value="0" table:style-name="ce1">
            <text:p>0</text:p>
          </table:table-cell>
          <table:table-cell office:value-type="float" office:value="950251.28665860603" table:style-name="ce1">
            <text:p>950251.2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8501.29189155099" table:style-name="ce1">
            <text:p>198501.2919</text:p>
          </table:table-cell>
          <table:table-cell office:value-type="float" office:value="0" table:style-name="ce1">
            <text:p>0</text:p>
          </table:table-cell>
          <table:table-cell office:value-type="float" office:value="0.44057120298758001" table:style-name="ce1">
            <text:p>0.44057120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5" table:style-name="ce1">
            <text:p>24.5</text:p>
          </table:table-cell>
          <table:table-cell office:value-type="float" office:value="12.6038888888888" table:style-name="ce1">
            <text:p>12.60388889</text:p>
          </table:table-cell>
          <table:table-cell office:value-type="float" office:value="0.29303878280902401" table:style-name="ce1">
            <text:p>0.293038783</text:p>
          </table:table-cell>
          <table:table-cell office:value-type="float" office:value="2087824.1990125601" table:style-name="ce1">
            <text:p>2087824.199</text:p>
          </table:table-cell>
          <table:table-cell office:value-type="float" office:value="914887.704569172" table:style-name="ce1">
            <text:p>914887.7046</text:p>
          </table:table-cell>
          <table:table-cell office:value-type="float" office:value="0" table:style-name="ce1">
            <text:p>0</text:p>
          </table:table-cell>
          <table:table-cell office:value-type="float" office:value="972804.80864336505" table:style-name="ce1">
            <text:p>972804.80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131.685800026" table:style-name="ce1">
            <text:p>200131.6858</text:p>
          </table:table-cell>
          <table:table-cell office:value-type="float" office:value="0" table:style-name="ce1">
            <text:p>0</text:p>
          </table:table-cell>
          <table:table-cell office:value-type="float" office:value="0.44054438574558202" table:style-name="ce1">
            <text:p>0.440544386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6" table:style-name="ce1">
            <text:p>24.6</text:p>
          </table:table-cell>
          <table:table-cell office:value-type="float" office:value="12.655333333333299" table:style-name="ce1">
            <text:p>12.65533333</text:p>
          </table:table-cell>
          <table:table-cell office:value-type="float" office:value="0.29423485947355099" table:style-name="ce1">
            <text:p>0.294234859</text:p>
          </table:table-cell>
          <table:table-cell office:value-type="float" office:value="2118832.7492371602" table:style-name="ce1">
            <text:p>2118832.749</text:p>
          </table:table-cell>
          <table:table-cell office:value-type="float" office:value="921924.46862753097" table:style-name="ce1">
            <text:p>921924.4686</text:p>
          </table:table-cell>
          <table:table-cell office:value-type="float" office:value="0" table:style-name="ce1">
            <text:p>0</text:p>
          </table:table-cell>
          <table:table-cell office:value-type="float" office:value="995139.53262338205" table:style-name="ce1">
            <text:p>995139.5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768.74798624599" table:style-name="ce1">
            <text:p>201768.748</text:p>
          </table:table-cell>
          <table:table-cell office:value-type="float" office:value="0" table:style-name="ce1">
            <text:p>0</text:p>
          </table:table-cell>
          <table:table-cell office:value-type="float" office:value="0.44051770233794002" table:style-name="ce1">
            <text:p>0.44051770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6999999999999" table:style-name="ce1">
            <text:p>24.7</text:p>
          </table:table-cell>
          <table:table-cell office:value-type="float" office:value="12.706777777777701" table:style-name="ce1">
            <text:p>12.70677778</text:p>
          </table:table-cell>
          <table:table-cell office:value-type="float" office:value="0.29543093613807703" table:style-name="ce1">
            <text:p>0.295430936</text:p>
          </table:table-cell>
          <table:table-cell office:value-type="float" office:value="2149605.4973051902" table:style-name="ce1">
            <text:p>2149605.497</text:p>
          </table:table-cell>
          <table:table-cell office:value-type="float" office:value="928986.58740743296" table:style-name="ce1">
            <text:p>928986.5874</text:p>
          </table:table-cell>
          <table:table-cell office:value-type="float" office:value="0" table:style-name="ce1">
            <text:p>0</text:p>
          </table:table-cell>
          <table:table-cell office:value-type="float" office:value="1017206.4314475399" table:style-name="ce1">
            <text:p>1017206.4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412.47845020899" table:style-name="ce1">
            <text:p>203412.4785</text:p>
          </table:table-cell>
          <table:table-cell office:value-type="float" office:value="0" table:style-name="ce1">
            <text:p>0</text:p>
          </table:table-cell>
          <table:table-cell office:value-type="float" office:value="0.44049115154935897" table:style-name="ce1">
            <text:p>0.44049115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8" table:style-name="ce1">
            <text:p>24.8</text:p>
          </table:table-cell>
          <table:table-cell office:value-type="float" office:value="12.7582222222222" table:style-name="ce1">
            <text:p>12.75822222</text:p>
          </table:table-cell>
          <table:table-cell office:value-type="float" office:value="0.29662701280260401" table:style-name="ce1">
            <text:p>0.296627013</text:p>
          </table:table-cell>
          <table:table-cell office:value-type="float" office:value="2180096.4081080202" table:style-name="ce1">
            <text:p>2180096.408</text:p>
          </table:table-cell>
          <table:table-cell office:value-type="float" office:value="936074.04983091401" table:style-name="ce1">
            <text:p>936074.0498</text:p>
          </table:table-cell>
          <table:table-cell office:value-type="float" office:value="0" table:style-name="ce1">
            <text:p>0</text:p>
          </table:table-cell>
          <table:table-cell office:value-type="float" office:value="1038959.48108518" table:style-name="ce1">
            <text:p>1038959.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062.87719191701" table:style-name="ce1">
            <text:p>205062.8772</text:p>
          </table:table-cell>
          <table:table-cell office:value-type="float" office:value="0" table:style-name="ce1">
            <text:p>0</text:p>
          </table:table-cell>
          <table:table-cell office:value-type="float" office:value="0.44046473218048698" table:style-name="ce1">
            <text:p>0.440464732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4.9" table:style-name="ce1">
            <text:p>24.9</text:p>
          </table:table-cell>
          <table:table-cell office:value-type="float" office:value="12.809666666666599" table:style-name="ce1">
            <text:p>12.80966667</text:p>
          </table:table-cell>
          <table:table-cell office:value-type="float" office:value="0.29782308946713099" table:style-name="ce1">
            <text:p>0.297823089</text:p>
          </table:table-cell>
          <table:table-cell office:value-type="float" office:value="2210262.9373059799" table:style-name="ce1">
            <text:p>2210262.937</text:p>
          </table:table-cell>
          <table:table-cell office:value-type="float" office:value="943186.84487194405" table:style-name="ce1">
            <text:p>943186.8449</text:p>
          </table:table-cell>
          <table:table-cell office:value-type="float" office:value="0" table:style-name="ce1">
            <text:p>0</text:p>
          </table:table-cell>
          <table:table-cell office:value-type="float" office:value="1060356.14822267" table:style-name="ce1">
            <text:p>1060356.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6719.944211369" table:style-name="ce1">
            <text:p>206719.9442</text:p>
          </table:table-cell>
          <table:table-cell office:value-type="float" office:value="0" table:style-name="ce1">
            <text:p>0</text:p>
          </table:table-cell>
          <table:table-cell office:value-type="float" office:value="0.44043844304763402" table:style-name="ce1">
            <text:p>0.44043844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2.8611111111111" table:style-name="ce1">
            <text:p>12.86111111</text:p>
          </table:table-cell>
          <table:table-cell office:value-type="float" office:value="0.29901916613165702" table:style-name="ce1">
            <text:p>0.299019166</text:p>
          </table:table-cell>
          <table:table-cell office:value-type="float" office:value="2240066.4663197501" table:style-name="ce1">
            <text:p>2240066.466</text:p>
          </table:table-cell>
          <table:table-cell office:value-type="float" office:value="950324.96155597502" table:style-name="ce1">
            <text:p>950324.9616</text:p>
          </table:table-cell>
          <table:table-cell office:value-type="float" office:value="0" table:style-name="ce1">
            <text:p>0</text:p>
          </table:table-cell>
          <table:table-cell office:value-type="float" office:value="1081357.82525521" table:style-name="ce1">
            <text:p>1081357.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383.67950856601" table:style-name="ce1">
            <text:p>208383.6795</text:p>
          </table:table-cell>
          <table:table-cell office:value-type="float" office:value="0" table:style-name="ce1">
            <text:p>0</text:p>
          </table:table-cell>
          <table:table-cell office:value-type="float" office:value="0.440412282982513" table:style-name="ce1">
            <text:p>0.440412283</text:p>
          </table:table-cell>
          <table:table-cell office:value-type="float" office:value="0.16802122063268399" table:style-name="ce1">
            <text:p>0.168021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ES &amp; WARNINGS H&amp;M CALCUL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IP DOES NOT ADHERE TO LCB BETWEEN -5% AND +5%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lected step size (dt)</text:p>
          </table:table-cell>
          <table:table-cell office:value-type="float" office:value="0.1" table:style-name="ce1">
            <text:p>0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tted surface area measured from Rhino mod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lf waterline entrance angle measured from Rhino mod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ake and thrust deduction factor calculated using HMT 1984 metho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umber of propeller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opeller diameter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sen stern coefficient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 bul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 bow/stern thrus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viation of IE_model in % of IE by regressive approach of Holtrop84<text:s/>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viation of Swet_model in % of S by regressive approach of Holtrop84<text:s/>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ck is 4001 mm from WL</text:p>
          </table:table-cell>
          <table:table-cell table:number-columns-repeated="16383" table:style-name="ce1"/>
        </table:table-row>
        <table:table-row table:number-rows-repeated="10482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hijn lievaart</meta:initial-creator>
    <dc:creator>thijn lievaart</dc:creator>
    <meta:creation-date>2023-05-25T09:08:55Z</meta:creation-date>
    <dc:date>2023-05-25T09:21:23Z</dc:date>
  </office:meta>
</office:document-meta>
</file>